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6F00000107701D3F731DD44DBD.png" manifest:media-type="image/png"/>
  <manifest:file-entry manifest:full-path="Pictures/100002010000003D0000003C36230F6983F41276.png" manifest:media-type="image/png"/>
  <manifest:file-entry manifest:full-path="Pictures/100002010000003F0000003DE3565D3892E4A988.png" manifest:media-type="image/png"/>
  <manifest:file-entry manifest:full-path="Pictures/10000201000000410000003C5287E679C26C51D9.png" manifest:media-type="image/png"/>
  <manifest:file-entry manifest:full-path="Pictures/100002010000004D0000004C1575CA115B32A18B.png" manifest:media-type="image/png"/>
  <manifest:file-entry manifest:full-path="Pictures/100002010000003E0000003DF2AD2EE9F3BE6461.png" manifest:media-type="image/png"/>
  <manifest:file-entry manifest:full-path="Pictures/10000201000000590000004BBF3C0EB088408330.png" manifest:media-type="image/png"/>
  <manifest:file-entry manifest:full-path="Pictures/10000201000000410000003D20DC6442E2B63F28.png" manifest:media-type="image/png"/>
  <manifest:file-entry manifest:full-path="Pictures/1000020100000046000000538E5A15957FBD9A98.png" manifest:media-type="image/png"/>
  <manifest:file-entry manifest:full-path="Pictures/100002010000004A0000004B9DAF82F6876BFDD7.png" manifest:media-type="image/png"/>
  <manifest:file-entry manifest:full-path="Pictures/100002010000004E00000055CFD7E104214E0B57.png" manifest:media-type="image/png"/>
  <manifest:file-entry manifest:full-path="Pictures/10000201000000430000004CF448505BE91567F2.png" manifest:media-type="image/png"/>
  <manifest:file-entry manifest:full-path="Pictures/10000201000002AF00000193DE7882F2F2102C90.png" manifest:media-type="image/png"/>
  <manifest:file-entry manifest:full-path="Pictures/100002010000003D0000003D63F0769676173F45.png" manifest:media-type="image/png"/>
  <manifest:file-entry manifest:full-path="Pictures/100002010000003C0000003DE642E15FF62CD328.png" manifest:media-type="image/png"/>
  <manifest:file-entry manifest:full-path="Pictures/100002010000004A0000004BD20435B98C78BBDF.png" manifest:media-type="image/png"/>
  <manifest:file-entry manifest:full-path="Pictures/100002010000003E0000003C1E01294A266E5004.png" manifest:media-type="image/png"/>
  <manifest:file-entry manifest:full-path="Pictures/10000201000000410000003DEE41805BA7A1A1E7.png" manifest:media-type="image/png"/>
  <manifest:file-entry manifest:full-path="Pictures/100002010000004E000000557BB92650AF051695.png" manifest:media-type="image/png"/>
  <manifest:file-entry manifest:full-path="Pictures/10000201000003B5000001074FD4AE8D060C6592.png" manifest:media-type="image/png"/>
  <manifest:file-entry manifest:full-path="Pictures/10000201000000450000004C1FC74337F0A2351C.png" manifest:media-type="image/png"/>
  <manifest:file-entry manifest:full-path="Pictures/10000201000000460000004C1CC9AD972F27F4AA.png" manifest:media-type="image/png"/>
  <manifest:file-entry manifest:full-path="Pictures/10000201000000470000004CB32750D417F77604.png" manifest:media-type="image/png"/>
  <manifest:file-entry manifest:full-path="Pictures/10000201000003B7000000C12B920E6C03F605AD.png" manifest:media-type="image/png"/>
  <manifest:file-entry manifest:full-path="Pictures/10000201000002E40000011E8287D8B4959904FF.png" manifest:media-type="image/png"/>
  <manifest:file-entry manifest:full-path="Pictures/10000201000003400000010781F1A4B2C4ADBC24.png" manifest:media-type="image/png"/>
  <manifest:file-entry manifest:full-path="Pictures/100002010000004D000000533647B25BD7496906.png" manifest:media-type="image/png"/>
  <manifest:file-entry manifest:full-path="Pictures/1000020100000338000001078EB5E99B248BB252.png" manifest:media-type="image/png"/>
  <manifest:file-entry manifest:full-path="Pictures/10000201000000F9000000561B03451003EA1819.png" manifest:media-type="image/png"/>
  <manifest:file-entry manifest:full-path="Pictures/10000201000000460000004C00C52E9F875DDACE.png" manifest:media-type="image/png"/>
  <manifest:file-entry manifest:full-path="Pictures/1000020100000065000000570D9CC79ED50572F8.png" manifest:media-type="image/png"/>
  <manifest:file-entry manifest:full-path="Pictures/100002010000004B0000004CA84ED324537E51FE.png" manifest:media-type="image/png"/>
  <manifest:file-entry manifest:full-path="Pictures/10000201000003BF0000010713FEDA97C6DAAFB7.png" manifest:media-type="image/png"/>
  <manifest:file-entry manifest:full-path="Pictures/10000201000002F60000011EDD0887F7580B11DE.png" manifest:media-type="image/png"/>
  <manifest:file-entry manifest:full-path="Pictures/10000201000003CB0000010743B49EB7BE1B6E90.png" manifest:media-type="image/png"/>
  <manifest:file-entry manifest:full-path="Pictures/10000201000002610000014D87E2994653248013.png" manifest:media-type="image/png"/>
  <manifest:file-entry manifest:full-path="Pictures/100002010000005A0000004C3502D3CAC2AC8FE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071cm" draw:fill="solid" draw:fill-color="#ffffff" draw:textarea-vertical-align="middle" draw:auto-grow-height="false" draw:fit-to-size="false" style:shrink-to-fit="false" fo:min-height="11.751cm" fo:min-width="23.701cm" fo:padding-top="0.125cm" fo:padding-bottom="0.125cm" fo:padding-left="0.25cm" fo:padding-right="0.25cm" fo:wrap-option="wrap"/>
    </style:style>
    <style:style style:name="gr7" style:family="graphic" style:parent-style-name="standard">
      <style:graphic-properties draw:stroke="none" svg:stroke-width="0.071cm" draw:fill="solid" draw:fill-color="#ffffff" draw:textarea-vertical-align="middle" draw:auto-grow-height="false" draw:fit-to-size="false" style:shrink-to-fit="false" fo:min-height="8.551cm" fo:min-width="23.701cm" fo:padding-top="0.125cm" fo:padding-bottom="0.125cm" fo:padding-left="0.25cm" fo:padding-right="0.25cm" fo:wrap-option="wrap"/>
    </style:style>
    <style:style style:name="gr8" style:family="graphic" style:parent-style-name="standard">
      <style:graphic-properties draw:stroke="none" svg:stroke-width="0.071cm" draw:fill="solid" draw:fill-color="#ffffff" draw:textarea-vertical-align="middle" draw:auto-grow-height="false" draw:fit-to-size="false" style:shrink-to-fit="false" fo:min-height="5.751cm" fo:min-width="23.701cm" fo:padding-top="0.125cm" fo:padding-bottom="0.125cm" fo:padding-left="0.25cm" fo:padding-right="0.25cm" fo:wrap-option="wrap"/>
    </style:style>
    <style:style style:name="gr9" style:family="graphic" style:parent-style-name="standard">
      <style:graphic-properties draw:stroke="none" svg:stroke-width="0.071cm" draw:fill="solid" draw:fill-color="#ffffff" draw:textarea-vertical-align="middle" draw:auto-grow-height="false" draw:fit-to-size="false" style:shrink-to-fit="false" fo:min-height="3.351cm" fo:min-width="23.701cm" fo:padding-top="0.125cm" fo:padding-bottom="0.125cm" fo:padding-left="0.25cm" fo:padding-right="0.25cm" fo:wrap-option="wrap"/>
    </style:style>
    <style:style style:name="gr10" style:family="graphic" style:parent-style-name="standard">
      <style:graphic-properties draw:stroke="solid" svg:stroke-width="0.079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dash" draw:stroke-dash="Dashed_20__28_var_29__20_4" svg:stroke-width="0.079cm" svg:stroke-color="#000000" svg:stroke-opacity="50%" draw:fill="none"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width="0.071cm" svg:stroke-color="#000000"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 style:family="graphic" style:parent-style-name="standard">
      <style:graphic-properties draw:stroke="solid" svg:stroke-width="0.071cm" svg:stroke-color="#ff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3" style:family="graphic" style:parent-style-name="standard">
      <style:graphic-properties draw:stroke="solid" svg:stroke-width="0.071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24" style:family="graphic" style:parent-style-name="standard">
      <style:graphic-properties draw:stroke="solid" svg:stroke-width="0.079cm" svg:stroke-color="#ff0000" draw:fill="none" draw:textarea-horizontal-align="center" draw:textarea-vertical-align="top" draw:auto-grow-height="false" fo:padding-top="0.125cm" fo:padding-bottom="0.125cm" fo:padding-left="0.25cm" fo:padding-right="0.25cm" fo:wrap-option="wrap"/>
    </style:style>
    <style:style style:name="gr25"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9" style:family="graphic" style:parent-style-name="standard">
      <style:graphic-properties draw:stroke="dash" draw:stroke-dash="Dashed_20__28_var_29__20_4" svg:stroke-width="0.079cm" svg:stroke-color="#000000" svg:stroke-opacity="50%" draw:fill="solid" draw:fill-color="#ff0000" draw:opacity="50%" draw:textarea-vertical-align="middle" draw:auto-grow-height="false" draw:fit-to-size="false" style:shrink-to-fit="false" fo:min-height="0cm" fo:min-width="0cm" fo:padding-top="0.125cm" fo:padding-bottom="0.125cm" fo:padding-left="0.25cm" fo:padding-right="0.25cm" fo:wrap-option="wrap"/>
    </style:style>
    <style:style style:name="gr30" style:family="graphic" style:parent-style-name="standard">
      <style:graphic-properties draw:stroke="solid" svg:stroke-width="0.079cm" svg:stroke-color="#000000" draw:fill="solid" draw:fill-color="#ff0000" draw:opacity="50%" draw:textarea-vertical-align="middle" draw:auto-grow-height="false" draw:fit-to-size="false" style:shrink-to-fit="false" fo:min-height="0cm" fo:min-width="0cm" fo:padding-top="0.125cm" fo:padding-bottom="0.125cm" fo:padding-left="0.25cm" fo:padding-right="0.25cm" fo:wrap-option="wrap"/>
    </style:style>
    <style:style style:name="gr31" style:family="graphic" style:parent-style-name="standard">
      <style:graphic-properties draw:stroke="solid" svg:stroke-width="0.071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3"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4"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5"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6"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7"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8"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9"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0" style:family="graphic" style:parent-style-name="standard">
      <style:graphic-properties draw:stroke="solid" svg:stroke-width="0.079cm" svg:stroke-color="#000000" draw:marker-end="msArrowOpenEnd_20_5_20_79" draw:marker-end-width="0.276cm" draw:marker-end-center="false"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3"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4"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5"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7"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8"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9"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0"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2"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3"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4"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6"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7" style:family="graphic" style:parent-style-name="standard">
      <style:graphic-properties draw:stroke="dash" draw:stroke-dash="Dashed_20__28_var_29__20_5" svg:stroke-width="0.026cm" svg:stroke-color="#000000"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9"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0"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1"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2"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3"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4"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5"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6"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7"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125cm" fo:padding-bottom="0.125cm" fo:padding-left="0.25cm" fo:padding-right="0.25cm" fo:wrap-option="wrap" fo:clip="rect(-0.17cm, 0cm, -0.492cm, -0.332cm)"/>
    </style:style>
    <style:style style:name="gr68"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9"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0"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1"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2"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3"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4"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5"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6"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7"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125cm" fo:padding-bottom="0.125cm" fo:padding-left="0.25cm" fo:padding-right="0.25cm" fo:wrap-option="wrap" fo:clip="rect(-0.17cm, 0cm, -0.492cm, -0.332cm)"/>
    </style:style>
    <style:style style:name="gr78"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125cm" fo:padding-bottom="0.125cm" fo:padding-left="0.25cm" fo:padding-right="0.25cm" fo:wrap-option="wrap" fo:clip="rect(-0.166cm, -0.085cm, -0.462cm, 0cm)"/>
    </style:style>
    <style:style style:name="gr79"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0"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1"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2" style:family="graphic" style:parent-style-name="standard">
      <style:graphic-properties draw:stroke="none" svg:stroke-width="0cm" draw:fill="bitmap" draw:fill-image-name="msFillBitmap_20_6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3" style:family="graphic" style:parent-style-name="standard">
      <style:graphic-properties draw:stroke="none" svg:stroke-width="0cm" draw:fill="bitmap" draw:fill-image-name="msFillBitmap_20_6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4" style:family="graphic" style:parent-style-name="standard">
      <style:graphic-properties draw:stroke="none" svg:stroke-width="0cm" draw:fill="bitmap" draw:fill-image-name="msFillBitmap_20_6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5" style:family="graphic" style:parent-style-name="standard">
      <style:graphic-properties draw:stroke="none" svg:stroke-width="0cm" draw:fill="bitmap" draw:fill-image-name="msFillBitmap_20_6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6" style:family="graphic" style:parent-style-name="standard">
      <style:graphic-properties draw:stroke="none" svg:stroke-width="0cm" draw:fill="bitmap" draw:fill-image-name="msFillBitmap_20_6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7" style:family="graphic" style:parent-style-name="standard">
      <style:graphic-properties draw:stroke="none" svg:stroke-width="0cm" draw:fill="bitmap" draw:fill-image-name="msFillBitmap_20_6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8" style:family="graphic" style:parent-style-name="standard">
      <style:graphic-properties draw:stroke="solid" svg:stroke-width="0.026cm" svg:stroke-color="#000000" draw:marker-start="msArrowOpenEnd_20_5_20_26" draw:marker-start-width="0.245cm" draw:marker-start-center="false" draw:fill="none" draw:textarea-vertical-align="middle" draw:auto-grow-height="false" draw:fit-to-size="false" style:shrink-to-fit="false" fo:min-height="0cm" fo:min-width="0cm" fo:padding-top="0.125cm" fo:padding-bottom="0.125cm" fo:padding-left="0.25cm" fo:padding-right="0.25cm" fo:wrap-option="wrap"/>
    </style:style>
    <style:style style:name="gr89" style:family="graphic" style:parent-style-name="standard">
      <style:graphic-properties draw:stroke="none" svg:stroke-width="0cm" draw:fill="bitmap" draw:fill-image-name="msFillBitmap_20_6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0" style:family="graphic" style:parent-style-name="standard">
      <style:graphic-properties draw:stroke="none" svg:stroke-width="0.071cm" draw:fill="solid" draw:fill-color="#bfbfbf" draw:opacity="50%" draw:textarea-vertical-align="middle" draw:auto-grow-height="false" draw:fit-to-size="false" style:shrink-to-fit="false" fo:min-height="5.312cm" fo:min-width="0.945cm" fo:padding-top="0.125cm" fo:padding-bottom="0.125cm" fo:padding-left="0.25cm" fo:padding-right="0.25cm" fo:wrap-option="wrap"/>
    </style:style>
    <style:style style:name="gr91" style:family="graphic" style:parent-style-name="standard" style:list-style-name="L4">
      <style:graphic-properties draw:stroke="none" svg:stroke-width="0cm" draw:fill="bitmap" draw:fill-image-name="msFillBitmap_20_67" style:repeat="stretch" draw:textarea-vertical-align="top" draw:auto-grow-height="false" draw:fit-to-size="false" style:shrink-to-fit="false" fo:min-height="3.597cm" fo:min-width="9.501cm" fo:padding-top="0.125cm" fo:padding-bottom="0.125cm" fo:padding-left="0.25cm" fo:padding-right="0.25cm" fo:wrap-option="wrap" fo:clip="rect(-0.176cm, -0.411cm, -0.529cm, -0.178cm)"/>
    </style:style>
    <style:style style:name="gr92" style:family="graphic" style:parent-style-name="standard">
      <style:graphic-properties draw:stroke="none" svg:stroke-width="0cm" draw:fill="bitmap" draw:fill-image-name="msFillBitmap_20_6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3" style:family="graphic" style:parent-style-name="standard">
      <style:graphic-properties draw:stroke="none" svg:stroke-width="0cm" draw:fill="bitmap" draw:fill-image-name="msFillBitmap_20_6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7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5" style:family="graphic" style:parent-style-name="standard">
      <style:graphic-properties draw:stroke="none" svg:stroke-width="0cm" draw:fill="bitmap" draw:fill-image-name="msFillBitmap_20_7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6" style:family="graphic" style:parent-style-name="standard">
      <style:graphic-properties draw:stroke="none" svg:stroke-width="0cm" draw:fill="bitmap" draw:fill-image-name="msFillBitmap_20_7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7" style:family="graphic" style:parent-style-name="standard">
      <style:graphic-properties draw:stroke="none" svg:stroke-width="0cm" draw:fill="bitmap" draw:fill-image-name="msFillBitmap_20_7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8" style:family="graphic" style:parent-style-name="standard">
      <style:graphic-properties draw:stroke="none" svg:stroke-width="0cm" draw:fill="bitmap" draw:fill-image-name="msFillBitmap_20_7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9" style:family="graphic" style:parent-style-name="standard">
      <style:graphic-properties draw:stroke="none" svg:stroke-width="0cm" draw:fill="bitmap" draw:fill-image-name="msFillBitmap_20_7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0" style:family="graphic" style:parent-style-name="standard">
      <style:graphic-properties draw:stroke="none" svg:stroke-width="0cm" draw:fill="bitmap" draw:fill-image-name="msFillBitmap_20_7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1" style:family="graphic" style:parent-style-name="standard">
      <style:graphic-properties draw:stroke="none" svg:stroke-width="0cm" draw:fill="bitmap" draw:fill-image-name="msFillBitmap_20_7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2" style:family="graphic" style:parent-style-name="standard">
      <style:graphic-properties draw:stroke="none" svg:stroke-width="0.071cm" draw:fill="solid" draw:fill-color="#bfbfbf" draw:opacity="50%" draw:textarea-vertical-align="middle" draw:auto-grow-height="false" draw:fit-to-size="false" style:shrink-to-fit="false" fo:min-height="0cm" fo:min-width="0cm" fo:padding-top="0.125cm" fo:padding-bottom="0.125cm" fo:padding-left="0.25cm" fo:padding-right="0.25cm" fo:wrap-option="wrap"/>
    </style:style>
    <style:style style:name="gr103" style:family="graphic" style:parent-style-name="standard">
      <style:graphic-properties draw:stroke="dash" draw:stroke-dash="Dashed_20__28_var_29__20_6" svg:stroke-width="0.053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104" style:family="graphic" style:parent-style-name="standard">
      <style:graphic-properties draw:stroke="none" svg:stroke-width="0cm" draw:fill="bitmap" draw:fill-image-name="msFillBitmap_20_7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5" style:family="graphic" style:parent-style-name="standard">
      <style:graphic-properties draw:stroke="none" svg:stroke-width="0cm" draw:fill="bitmap" draw:fill-image-name="msFillBitmap_20_7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6" style:family="graphic" style:parent-style-name="standard">
      <style:graphic-properties draw:stroke="none" svg:stroke-width="0cm" draw:fill="bitmap" draw:fill-image-name="msFillBitmap_20_8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7" style:family="graphic" style:parent-style-name="standard">
      <style:graphic-properties draw:stroke="solid" svg:stroke-width="0.026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108" style:family="graphic" style:parent-style-name="standard">
      <style:graphic-properties draw:stroke="none" svg:stroke-width="0cm" draw:fill="bitmap" draw:fill-image-name="msFillBitmap_20_8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9" style:family="graphic" style:parent-style-name="standard">
      <style:graphic-properties draw:stroke="none" svg:stroke-width="0cm" draw:fill="bitmap" draw:fill-image-name="msFillBitmap_20_8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0" style:family="graphic" style:parent-style-name="standard">
      <style:graphic-properties draw:stroke="none" svg:stroke-width="0cm" draw:fill="bitmap" draw:fill-image-name="msFillBitmap_20_8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1" style:family="graphic" style:parent-style-name="standard">
      <style:graphic-properties draw:stroke="none" svg:stroke-width="0cm" draw:fill="bitmap" draw:fill-image-name="msFillBitmap_20_8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2" style:family="graphic" style:parent-style-name="standard">
      <style:graphic-properties draw:stroke="none" svg:stroke-width="0cm" draw:fill="bitmap" draw:fill-image-name="msFillBitmap_20_8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3" style:family="graphic" style:parent-style-name="standard">
      <style:graphic-properties draw:stroke="none" svg:stroke-width="0cm" draw:fill="bitmap" draw:fill-image-name="msFillBitmap_20_8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4" style:family="graphic" style:parent-style-name="standard">
      <style:graphic-properties draw:stroke="none" svg:stroke-width="0cm" draw:fill="bitmap" draw:fill-image-name="msFillBitmap_20_8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8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6" style:family="graphic" style:parent-style-name="standard">
      <style:graphic-properties draw:stroke="none" svg:stroke-width="0cm" draw:fill="bitmap" draw:fill-image-name="msFillBitmap_20_9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1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19" style:family="graphic" style:parent-style-name="standard">
      <style:graphic-properties draw:stroke="none" svg:stroke-width="0cm" draw:fill="bitmap" draw:fill-image-name="msFillBitmap_20_92"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20" style:family="graphic" style:parent-style-name="standard">
      <style:graphic-properties draw:stroke="none" svg:stroke-width="0cm" draw:fill="bitmap" draw:fill-image-name="msFillBitmap_20_9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1" style:family="graphic" style:parent-style-name="standard">
      <style:graphic-properties draw:stroke="none" svg:stroke-width="0cm" draw:fill="bitmap" draw:fill-image-name="msFillBitmap_20_9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2" style:family="graphic" style:parent-style-name="standard">
      <style:graphic-properties draw:stroke="none" svg:stroke-width="0cm" draw:fill="bitmap" draw:fill-image-name="msFillBitmap_20_9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3" style:family="graphic" style:parent-style-name="standard">
      <style:graphic-properties draw:stroke="none" svg:stroke-width="0cm" draw:fill="bitmap" draw:fill-image-name="msFillBitmap_20_9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4" style:family="graphic" style:parent-style-name="standard">
      <style:graphic-properties draw:stroke="none" svg:stroke-width="0cm" draw:fill="bitmap" draw:fill-image-name="msFillBitmap_20_9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5" style:family="graphic" style:parent-style-name="standard">
      <style:graphic-properties draw:stroke="none" svg:stroke-width="0cm" draw:fill="bitmap" draw:fill-image-name="msFillBitmap_20_9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6" style:family="graphic" style:parent-style-name="standard">
      <style:graphic-properties draw:stroke="none" svg:stroke-width="0cm" draw:fill="bitmap" draw:fill-image-name="msFillBitmap_20_9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7" style:family="graphic" style:parent-style-name="standard">
      <style:graphic-properties draw:stroke="none" svg:stroke-width="0cm" draw:fill="bitmap" draw:fill-image-name="msFillBitmap_20_10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8" style:family="graphic" style:parent-style-name="standard">
      <style:graphic-properties draw:stroke="none" svg:stroke-width="0cm" draw:fill="bitmap" draw:fill-image-name="msFillBitmap_20_10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9" style:family="graphic" style:parent-style-name="standard">
      <style:graphic-properties draw:stroke="none" svg:stroke-width="0cm" draw:fill="bitmap" draw:fill-image-name="msFillBitmap_20_10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0" style:family="graphic" style:parent-style-name="standard">
      <style:graphic-properties draw:stroke="none" svg:stroke-width="0cm" draw:fill="bitmap" draw:fill-image-name="msFillBitmap_20_10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1" style:family="graphic" style:parent-style-name="standard">
      <style:graphic-properties draw:stroke="none" svg:stroke-width="0cm" draw:fill="bitmap" draw:fill-image-name="msFillBitmap_20_10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2" style:family="graphic" style:parent-style-name="standard" style:list-style-name="L4">
      <style:graphic-properties draw:stroke="none" svg:stroke-width="0cm" draw:fill="bitmap" draw:fill-image-name="msFillBitmap_20_107" style:repeat="stretch" draw:textarea-vertical-align="top" draw:auto-grow-height="false" draw:fit-to-size="false" style:shrink-to-fit="false" fo:min-height="4.201cm" fo:min-width="11.871cm" fo:padding-top="0.125cm" fo:padding-bottom="0.125cm" fo:padding-left="0.25cm" fo:padding-right="0.25cm" fo:wrap-option="wrap" fo:clip="rect(-0.147cm, -0.263cm, -0.276cm, -0.21cm)"/>
    </style:style>
    <style:style style:name="gr13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3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35"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36"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7"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8"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9"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0"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1"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2" style:family="graphic" style:parent-style-name="standard">
      <style:graphic-properties draw:stroke="none" svg:stroke-width="0cm" draw:fill="bitmap" draw:fill-image-name="msFillBitmap_20_11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3" style:family="graphic" style:parent-style-name="standard">
      <style:graphic-properties draw:stroke="none" svg:stroke-width="0cm" draw:fill="bitmap" draw:fill-image-name="msFillBitmap_20_11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4" style:family="graphic" style:parent-style-name="standard">
      <style:graphic-properties draw:stroke="none" svg:stroke-width="0cm" draw:fill="bitmap" draw:fill-image-name="msFillBitmap_20_11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5" style:family="graphic" style:parent-style-name="standard">
      <style:graphic-properties draw:stroke="none" svg:stroke-width="0cm" draw:fill="bitmap" draw:fill-image-name="msFillBitmap_20_11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6" style:family="graphic" style:parent-style-name="standard">
      <style:graphic-properties draw:stroke="none" svg:stroke-width="0cm" draw:fill="bitmap" draw:fill-image-name="msFillBitmap_20_11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7" style:family="graphic" style:parent-style-name="standard">
      <style:graphic-properties draw:stroke="none" svg:stroke-width="0cm" draw:fill="bitmap" draw:fill-image-name="msFillBitmap_20_12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8" style:family="graphic" style:parent-style-name="standard">
      <style:graphic-properties draw:stroke="dash" draw:stroke-dash="Dashed_20__28_var_29__20_5" svg:stroke-width="0.026cm" svg:stroke-color="#000000" draw:marker-start="msArrowEnd_20_5" draw:marker-start-width="0.21cm" draw:marker-start-center="false"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49" style:family="graphic" style:parent-style-name="standard">
      <style:graphic-properties draw:stroke="none" svg:stroke-width="0cm" draw:fill="bitmap" draw:fill-image-name="msFillBitmap_20_12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0" style:family="graphic" style:parent-style-name="standard">
      <style:graphic-properties draw:stroke="none" svg:stroke-width="0cm" draw:fill="bitmap" draw:fill-image-name="msFillBitmap_20_124" style:repeat="stretch" draw:textarea-vertical-align="top" draw:auto-grow-height="false" draw:fit-to-size="false" style:shrink-to-fit="false" fo:min-height="0cm" fo:min-width="0cm" fo:padding-top="0.125cm" fo:padding-bottom="0.125cm" fo:padding-left="0.25cm" fo:padding-right="0.25cm" fo:wrap-option="wrap" fo:clip="rect(-0.15cm, -0.085cm, -0.375cm, -0.068cm)"/>
    </style:style>
    <style:style style:name="gr151"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52"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53" style:family="graphic" style:parent-style-name="standard">
      <style:graphic-properties draw:stroke="none" svg:stroke-width="0cm" draw:fill="bitmap" draw:fill-image-name="msFillBitmap_20_125"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54" style:family="graphic" style:parent-style-name="standard">
      <style:graphic-properties draw:stroke="none" svg:stroke-width="0cm" draw:fill="bitmap" draw:fill-image-name="msFillBitmap_20_12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5" style:family="graphic" style:parent-style-name="standard">
      <style:graphic-properties draw:stroke="none" svg:stroke-width="0cm" draw:fill="bitmap" draw:fill-image-name="msFillBitmap_20_12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6" style:family="graphic" style:parent-style-name="standard">
      <style:graphic-properties draw:stroke="none" svg:stroke-width="0cm" draw:fill="bitmap" draw:fill-image-name="msFillBitmap_20_12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7" style:family="graphic" style:parent-style-name="standard">
      <style:graphic-properties draw:stroke="none" svg:stroke-width="0cm" draw:fill="bitmap" draw:fill-image-name="msFillBitmap_20_12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8" style:family="graphic" style:parent-style-name="standard">
      <style:graphic-properties draw:stroke="none" svg:stroke-width="0cm" draw:fill="bitmap" draw:fill-image-name="msFillBitmap_20_13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9" style:family="graphic" style:parent-style-name="standard">
      <style:graphic-properties draw:stroke="none" svg:stroke-width="0cm" draw:fill="bitmap" draw:fill-image-name="msFillBitmap_20_13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0" style:family="graphic" style:parent-style-name="standard" style:list-style-name="L4">
      <style:graphic-properties draw:stroke="none" svg:stroke-width="0cm" draw:fill="bitmap" draw:fill-image-name="msFillBitmap_20_132"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161" style:family="graphic" style:parent-style-name="standard">
      <style:graphic-properties draw:stroke="none" svg:stroke-width="0cm" draw:fill="bitmap" draw:fill-image-name="msFillBitmap_20_13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2" style:family="graphic" style:parent-style-name="standard">
      <style:graphic-properties draw:stroke="none" svg:stroke-width="0cm" draw:fill="bitmap" draw:fill-image-name="msFillBitmap_20_13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3" style:family="graphic" style:parent-style-name="standard">
      <style:graphic-properties draw:stroke="none" svg:stroke-width="0cm" draw:fill="bitmap" draw:fill-image-name="msFillBitmap_20_13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4" style:family="graphic" style:parent-style-name="standard">
      <style:graphic-properties draw:stroke="none" svg:stroke-width="0cm" draw:fill="bitmap" draw:fill-image-name="msFillBitmap_20_13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5" style:family="graphic" style:parent-style-name="standard">
      <style:graphic-properties draw:stroke="none" svg:stroke-width="0cm" draw:fill="bitmap" draw:fill-image-name="msFillBitmap_20_13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6" style:family="graphic" style:parent-style-name="standard">
      <style:graphic-properties draw:stroke="none" svg:stroke-width="0cm" draw:fill="bitmap" draw:fill-image-name="msFillBitmap_20_140"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167" style:family="graphic" style:parent-style-name="standard">
      <style:graphic-properties draw:stroke="none" svg:stroke-width="0cm" draw:fill="bitmap" draw:fill-image-name="msFillBitmap_20_14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8" style:family="graphic" style:parent-style-name="standard">
      <style:graphic-properties draw:stroke="none" svg:stroke-width="0cm" draw:fill="bitmap" draw:fill-image-name="msFillBitmap_20_142" style:repeat="stretch" draw:textarea-vertical-align="top" draw:auto-grow-height="false" draw:fit-to-size="false" style:shrink-to-fit="false" fo:min-height="0cm" fo:min-width="0cm" fo:padding-top="0.125cm" fo:padding-bottom="0.125cm" fo:padding-left="0.25cm" fo:padding-right="0.25cm" fo:wrap-option="wrap" fo:clip="rect(-0.175cm, -0.068cm, -0.486cm, -0.051cm)"/>
    </style:style>
    <style:style style:name="gr169"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70"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71" style:family="graphic" style:parent-style-name="standard">
      <style:graphic-properties draw:stroke="none" svg:stroke-width="0cm" draw:fill="bitmap" draw:fill-image-name="msFillBitmap_20_143"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72" style:family="graphic" style:parent-style-name="standard">
      <style:graphic-properties draw:stroke="none" svg:stroke-width="0cm" draw:fill="bitmap" draw:fill-image-name="msFillBitmap_20_14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3" style:family="graphic" style:parent-style-name="standard">
      <style:graphic-properties draw:stroke="none" svg:stroke-width="0cm" draw:fill="bitmap" draw:fill-image-name="msFillBitmap_20_14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4" style:family="graphic" style:parent-style-name="standard">
      <style:graphic-properties draw:stroke="none" svg:stroke-width="0cm" draw:fill="bitmap" draw:fill-image-name="msFillBitmap_20_14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5" style:family="graphic" style:parent-style-name="standard">
      <style:graphic-properties draw:stroke="none" svg:stroke-width="0cm" draw:fill="bitmap" draw:fill-image-name="msFillBitmap_20_14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6" style:family="graphic" style:parent-style-name="standard" style:list-style-name="L4">
      <style:graphic-properties draw:stroke="none" svg:stroke-width="0cm" draw:fill="bitmap" draw:fill-image-name="msFillBitmap_20_148"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177" style:family="graphic" style:parent-style-name="standard">
      <style:graphic-properties draw:stroke="none" svg:stroke-width="0cm" draw:fill="bitmap" draw:fill-image-name="msFillBitmap_20_14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8" style:family="graphic" style:parent-style-name="standard">
      <style:graphic-properties draw:stroke="none" svg:stroke-width="0cm" draw:fill="bitmap" draw:fill-image-name="msFillBitmap_20_15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9" style:family="graphic" style:parent-style-name="standard">
      <style:graphic-properties draw:stroke="none" svg:stroke-width="0cm" draw:fill="bitmap" draw:fill-image-name="msFillBitmap_20_15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0" style:family="graphic" style:parent-style-name="standard">
      <style:graphic-properties draw:stroke="none" svg:stroke-width="0cm" draw:fill="bitmap" draw:fill-image-name="msFillBitmap_20_15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1" style:family="graphic" style:parent-style-name="standard">
      <style:graphic-properties draw:stroke="none" svg:stroke-width="0cm" draw:fill="bitmap" draw:fill-image-name="msFillBitmap_20_15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2" style:family="graphic" style:parent-style-name="standard">
      <style:graphic-properties draw:stroke="none" svg:stroke-width="0cm" draw:fill="bitmap" draw:fill-image-name="msFillBitmap_20_15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3" style:family="graphic" style:parent-style-name="standard">
      <style:graphic-properties draw:stroke="none" svg:stroke-width="0cm" draw:fill="bitmap" draw:fill-image-name="msFillBitmap_20_15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4" style:family="graphic" style:parent-style-name="standard">
      <style:graphic-properties draw:stroke="none" svg:stroke-width="0cm" draw:fill="bitmap" draw:fill-image-name="msFillBitmap_20_158"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185" style:family="graphic" style:parent-style-name="standard">
      <style:graphic-properties draw:stroke="none" svg:stroke-width="0cm" draw:fill="bitmap" draw:fill-image-name="msFillBitmap_20_15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6" style:family="graphic" style:parent-style-name="standard">
      <style:graphic-properties draw:stroke="none" svg:stroke-width="0cm" draw:fill="bitmap" draw:fill-image-name="msFillBitmap_20_160" style:repeat="stretch" draw:textarea-vertical-align="top" draw:auto-grow-height="false" draw:fit-to-size="false" style:shrink-to-fit="false" fo:min-height="0cm" fo:min-width="0cm" fo:padding-top="0.125cm" fo:padding-bottom="0.125cm" fo:padding-left="0.25cm" fo:padding-right="0.25cm" fo:wrap-option="wrap" fo:clip="rect(-0.176cm, -0.477cm, -0.529cm, -0.247cm)"/>
    </style:style>
    <style:style style:name="gr18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8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89" style:family="graphic" style:parent-style-name="standard">
      <style:graphic-properties draw:stroke="none" svg:stroke-width="0.071cm" draw:fill="solid" draw:fill-color="#bfbfbf" draw:opacity="50%" draw:textarea-vertical-align="middle" draw:auto-grow-height="false" draw:fit-to-size="false" style:shrink-to-fit="false" fo:min-height="4.25cm" fo:min-width="3.31cm" fo:padding-top="0.125cm" fo:padding-bottom="0.125cm" fo:padding-left="0.25cm" fo:padding-right="0.25cm" fo:wrap-option="wrap"/>
    </style:style>
    <style:style style:name="gr190" style:family="graphic" style:parent-style-name="standard">
      <style:graphic-properties draw:stroke="none" svg:stroke-width="0cm" draw:fill="bitmap" draw:fill-image-name="msFillBitmap_20_161"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191" style:family="graphic" style:parent-style-name="standard">
      <style:graphic-properties draw:stroke="solid" svg:stroke-width="0.079cm" svg:stroke-color="#000000" draw:fill="none" draw:textarea-vertical-align="middle" draw:auto-grow-height="false" draw:fit-to-size="false" style:shrink-to-fit="false" fo:min-height="4.911cm" fo:min-width="6.359cm" fo:padding-top="0.125cm" fo:padding-bottom="0.125cm" fo:padding-left="0.25cm" fo:padding-right="0.25cm" fo:wrap-option="wrap"/>
    </style:style>
    <style:style style:name="gr192"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193"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194"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95" style:family="graphic" style:parent-style-name="standard">
      <style:graphic-properties draw:stroke="solid" svg:stroke-width="0.026cm" svg:stroke-color="#000000" draw:fill="none" draw:textarea-vertical-align="middle" draw:auto-grow-height="false" draw:fit-to-size="false" style:shrink-to-fit="false" fo:min-height="0.147cm" fo:min-width="0cm" fo:padding-top="0.125cm" fo:padding-bottom="0.125cm" fo:padding-left="0.25cm" fo:padding-right="0.25cm" fo:wrap-option="wrap"/>
    </style:style>
    <style:style style:name="gr196"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197" style:family="graphic" style:parent-style-name="standard">
      <style:graphic-properties draw:stroke="solid" svg:stroke-width="0.079cm" svg:stroke-color="#000000" draw:fill="none" draw:textarea-vertical-align="middle" draw:auto-grow-height="false" draw:fit-to-size="false" style:shrink-to-fit="false" fo:min-height="7.031cm" fo:min-width="3.999cm" fo:padding-top="0.125cm" fo:padding-bottom="0.125cm" fo:padding-left="0.25cm" fo:padding-right="0.25cm" fo:wrap-option="wrap"/>
    </style:style>
    <style:style style:name="gr198" style:family="graphic" style:parent-style-name="standard">
      <style:graphic-properties draw:stroke="dash" draw:stroke-dash="Dashed_20__28_var_29__20_4" svg:stroke-width="0.079cm" svg:stroke-color="#000000" svg:stroke-opacity="50%" draw:fill="none" draw:textarea-vertical-align="middle" draw:auto-grow-height="false" draw:fit-to-size="false" style:shrink-to-fit="false" fo:min-height="9.442cm" fo:min-width="3.799cm" fo:padding-top="0.125cm" fo:padding-bottom="0.125cm" fo:padding-left="0.25cm" fo:padding-right="0.25cm" fo:wrap-option="wrap"/>
    </style:style>
    <style:style style:name="gr199" style:family="graphic" style:parent-style-name="standard">
      <style:graphic-properties draw:stroke="solid" svg:stroke-width="0.079cm" svg:stroke-color="#000000" draw:fill="none" draw:textarea-vertical-align="middle" draw:auto-grow-height="false" draw:fit-to-size="false" style:shrink-to-fit="false" fo:min-height="9.442cm" fo:min-width="3.799cm" fo:padding-top="0.125cm" fo:padding-bottom="0.125cm" fo:padding-left="0.25cm" fo:padding-right="0.25cm" fo:wrap-option="wrap"/>
    </style:style>
    <style:style style:name="gr200" style:family="graphic" style:parent-style-name="standard">
      <style:graphic-properties draw:stroke="solid" svg:stroke-width="0.071cm" svg:stroke-color="#000000" draw:fill="none" draw:textarea-vertical-align="middle" draw:auto-grow-height="false" draw:fit-to-size="false" style:shrink-to-fit="false" fo:min-height="0.175cm" fo:min-width="0.489cm" fo:padding-top="0.125cm" fo:padding-bottom="0.125cm" fo:padding-left="0.25cm" fo:padding-right="0.25cm" fo:wrap-option="wrap"/>
    </style:style>
    <style:style style:name="gr201" style:family="graphic" style:parent-style-name="standard">
      <style:graphic-properties draw:stroke="solid" svg:stroke-width="0.071cm" svg:stroke-color="#ffffff" draw:fill="solid" draw:fill-color="#ffffff" draw:textarea-vertical-align="middle" draw:auto-grow-height="false" draw:fit-to-size="false" style:shrink-to-fit="false" fo:min-height="0.25cm" fo:min-width="0.053cm" fo:padding-top="0.125cm" fo:padding-bottom="0.125cm" fo:padding-left="0.25cm" fo:padding-right="0.25cm" fo:wrap-option="wrap"/>
    </style:style>
    <style:style style:name="gr202"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03"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204"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205"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206"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07"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08"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209"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210" style:family="graphic" style:parent-style-name="standard">
      <style:graphic-properties draw:stroke="solid" svg:stroke-width="0.026cm" svg:stroke-color="#000000" draw:marker-start="msArrowOpenEnd_20_5_20_26" draw:marker-start-width="0.245cm" draw:marker-start-center="false" draw:fill="none" draw:textarea-vertical-align="middle" draw:auto-grow-height="false" draw:fit-to-size="false" style:shrink-to-fit="false" fo:min-height="1.75cm" fo:min-width="1.195cm" fo:padding-top="0.125cm" fo:padding-bottom="0.125cm" fo:padding-left="0.25cm" fo:padding-right="0.25cm" fo:wrap-option="wrap"/>
    </style:style>
    <style:style style:name="gr211" style:family="graphic" style:parent-style-name="standard">
      <style:graphic-properties draw:stroke="solid" svg:stroke-width="0.026cm" svg:stroke-color="#000000" draw:marker-start="msArrowOpenEnd_20_5_20_26" draw:marker-start-width="0.245cm" draw:marker-start-center="false" draw:fill="none" draw:textarea-vertical-align="middle" draw:auto-grow-height="false" draw:fit-to-size="false" style:shrink-to-fit="false" fo:min-height="0.65cm" fo:min-width="0.401cm" fo:padding-top="0.125cm" fo:padding-bottom="0.125cm" fo:padding-left="0.25cm" fo:padding-right="0.25cm" fo:wrap-option="wrap"/>
    </style:style>
    <style:style style:name="gr212"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213" style:family="graphic" style:parent-style-name="standard">
      <style:graphic-properties draw:stroke="none" svg:stroke-width="0cm" draw:fill="bitmap" draw:fill-image-name="msFillBitmap_20_177"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14" style:family="graphic" style:parent-style-name="standard">
      <style:graphic-properties draw:stroke="dash" draw:stroke-dash="Dashed_20__28_var_29__20_6" svg:stroke-width="0.053cm" svg:stroke-color="#000000" draw:fill="none" draw:textarea-vertical-align="middle" draw:auto-grow-height="false" draw:fit-to-size="false" style:shrink-to-fit="false" fo:min-height="2.026cm" fo:min-width="1.776cm" fo:padding-top="0.125cm" fo:padding-bottom="0.125cm" fo:padding-left="0.25cm" fo:padding-right="0.25cm" fo:wrap-option="wrap"/>
    </style:style>
    <style:style style:name="gr215"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16"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17" style:family="graphic" style:parent-style-name="standard">
      <style:graphic-properties draw:stroke="none" svg:stroke-width="0.071cm" draw:fill="solid" draw:fill-color="#bfbfbf" draw:opacity="50%" draw:textarea-vertical-align="middle" draw:auto-grow-height="false" draw:fit-to-size="false" style:shrink-to-fit="false" fo:min-height="4.25cm" fo:min-width="0cm" fo:padding-top="0.125cm" fo:padding-bottom="0.125cm" fo:padding-left="0.25cm" fo:padding-right="0.25cm" fo:wrap-option="wrap"/>
    </style:style>
    <style:style style:name="gr218"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9"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0"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1"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2"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3"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4"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5"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6"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7"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8"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9"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30"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231"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32"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33" style:family="graphic" style:parent-style-name="standard">
      <style:graphic-properties draw:stroke="none" svg:stroke-color="#f58220" draw:fill="none" draw:fill-color="#ffffff" draw:auto-grow-height="true" draw:auto-grow-width="false" fo:max-height="0cm" fo:min-height="2.134cm"/>
    </style:style>
    <style:style style:name="gr234" style:family="graphic" style:parent-style-name="objectwithoutfill">
      <style:graphic-properties draw:stroke="dash" draw:stroke-dash="Dashed_20__28_var_29_" svg:stroke-width="0.06cm" svg:stroke-color="#f58220" draw:marker-start-width="0.38cm" draw:marker-end-width="0.38cm" draw:fill="none" draw:textarea-vertical-align="middle" fo:padding-top="0.155cm" fo:padding-bottom="0.155cm" fo:padding-left="0.28cm" fo:padding-right="0.28cm"/>
    </style:style>
    <style:style style:name="gr235" style:family="graphic" style:parent-style-name="standard">
      <style:graphic-properties draw:stroke="solid" svg:stroke-width="0.08cm" svg:stroke-color="#f58220" draw:marker-start="msArrowOpenEnd_20_5_20_26" draw:marker-start-width="0.411cm" draw:marker-start-center="false" draw:marker-end-width="0.361cm" draw:fill="none" draw:textarea-vertical-align="middle" draw:auto-grow-height="false" draw:fit-to-size="false" style:shrink-to-fit="false" fo:min-height="0.65cm" fo:min-width="0.401cm" fo:padding-top="0.152cm" fo:padding-bottom="0.152cm" fo:padding-left="0.277cm" fo:padding-right="0.277cm" fo:wrap-option="wrap"/>
    </style:style>
    <style:style style:name="gr236" style:family="graphic" style:parent-style-name="standard">
      <style:graphic-properties draw:stroke="none" draw:fill="none" fo:min-height="1.106cm"/>
    </style:style>
    <style:style style:name="gr23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3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39" style:family="graphic" style:parent-style-name="standard">
      <style:graphic-properties draw:stroke="solid" svg:stroke-width="0.08cm" svg:stroke-color="#f58220" draw:marker-start="msArrowOpenEnd_20_5_20_26" draw:marker-start-width="0.411cm" draw:marker-start-center="false" draw:marker-end-width="0.361cm" draw:fill="none" draw:textarea-vertical-align="middle" draw:auto-grow-height="false" draw:fit-to-size="false" style:shrink-to-fit="false" fo:min-height="0.596cm" fo:min-width="0.347cm" fo:padding-top="0.152cm" fo:padding-bottom="0.152cm" fo:padding-left="0.277cm" fo:padding-right="0.277cm" fo:wrap-option="wrap"/>
    </style:style>
    <style:style style:name="gr240" style:family="graphic" style:parent-style-name="standard">
      <style:graphic-properties draw:stroke="none" svg:stroke-color="#f58220" draw:fill="none" draw:fill-color="#ffffff" draw:textarea-horizontal-align="left" draw:auto-grow-height="true" draw:auto-grow-width="true" fo:min-height="1.423cm" fo:min-width="5.493cm"/>
    </style:style>
    <style:style style:name="gr241"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42"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43" style:family="graphic" style:parent-style-name="objectwithoutfill">
      <style:graphic-properties draw:stroke="dash" draw:stroke-dash="Dashed_20__28_var_29_" svg:stroke-width="0.06cm" svg:stroke-color="#000000" draw:marker-start-width="0.38cm" draw:marker-end-width="0.38cm" draw:fill="none" draw:textarea-vertical-align="middle" fo:padding-top="0.155cm" fo:padding-bottom="0.155cm" fo:padding-left="0.28cm" fo:padding-right="0.28cm"/>
    </style:style>
    <style:style style:name="gr244" style:family="graphic" style:parent-style-name="standard">
      <style:graphic-properties draw:stroke="solid" svg:stroke-width="0.08cm" svg:stroke-color="#000000" draw:marker-start="msArrowOpenEnd_20_5_20_26" draw:marker-start-width="0.411cm" draw:marker-start-center="false" draw:marker-end-width="0.361cm" draw:fill="none" draw:textarea-vertical-align="middle" draw:auto-grow-height="false" draw:fit-to-size="false" style:shrink-to-fit="false" fo:min-height="0.596cm" fo:min-width="0.347cm" fo:padding-top="0.152cm" fo:padding-bottom="0.152cm" fo:padding-left="0.277cm" fo:padding-right="0.277cm" fo:wrap-option="wrap"/>
    </style:style>
    <style:style style:name="gr245"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46"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47" style:family="graphic" style:parent-style-name="objectwithoutfill">
      <style:graphic-properties draw:stroke="dash" draw:stroke-dash="Dashed_20__28_var_29_" svg:stroke-width="0.06cm" svg:stroke-color="#f58220" draw:marker-start="Short_20_line_20_Arrow" draw:marker-start-width="0.38cm" draw:marker-end="Short_20_line_20_Arrow" draw:marker-end-width="0.38cm" draw:fill="none" draw:textarea-vertical-align="middle" fo:padding-top="0.155cm" fo:padding-bottom="0.155cm" fo:padding-left="0.28cm" fo:padding-right="0.28cm"/>
    </style:style>
    <style:style style:name="gr248" style:family="graphic" style:parent-style-name="standard">
      <style:graphic-properties draw:stroke="none" svg:stroke-color="#f58220" draw:fill="none" draw:fill-color="#ffffff" draw:textarea-horizontal-align="left" draw:auto-grow-height="true" draw:auto-grow-width="true" fo:min-height="1.423cm" fo:min-width="9.544cm"/>
    </style:style>
    <style:style style:name="gr249" style:family="graphic" style:parent-style-name="standard">
      <style:graphic-properties draw:stroke="none" svg:stroke-color="#000000" draw:fill="none" draw:fill-color="#ffffff" draw:textarea-horizontal-align="left" draw:auto-grow-height="true" draw:auto-grow-width="true" fo:min-height="0.869cm" fo:min-width="0.26cm"/>
    </style:style>
    <style:style style:name="gr250"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51"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52" style:family="graphic" style:parent-style-name="standard">
      <style:graphic-properties draw:stroke="none" svg:stroke-width="0cm" draw:fill="bitmap" draw:fill-image-name="msFillBitmap_20_178"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253" style:family="graphic" style:parent-style-name="standard">
      <style:graphic-properties draw:stroke="none" svg:stroke-width="0cm" draw:fill="bitmap" draw:fill-image-name="msFillBitmap_20_17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4" style:family="graphic" style:parent-style-name="standard">
      <style:graphic-properties draw:stroke="none" svg:stroke-width="0cm" draw:fill="bitmap" draw:fill-image-name="msFillBitmap_20_18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5" style:family="graphic" style:parent-style-name="standard">
      <style:graphic-properties draw:stroke="none" svg:stroke-width="0cm" draw:fill="bitmap" draw:fill-image-name="msFillBitmap_20_18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6" style:family="graphic" style:parent-style-name="standard">
      <style:graphic-properties draw:stroke="none" svg:stroke-width="0cm" draw:fill="bitmap" draw:fill-image-name="msFillBitmap_20_18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7" style:family="graphic" style:parent-style-name="standard">
      <style:graphic-properties draw:stroke="none" svg:stroke-width="0cm" draw:fill="bitmap" draw:fill-image-name="msFillBitmap_20_18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8" style:family="graphic" style:parent-style-name="standard">
      <style:graphic-properties draw:stroke="none" svg:stroke-width="0cm" draw:fill="bitmap" draw:fill-image-name="msFillBitmap_20_18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9" style:family="graphic" style:parent-style-name="standard">
      <style:graphic-properties draw:stroke="none" svg:stroke-width="0cm" draw:fill="bitmap" draw:fill-image-name="msFillBitmap_20_18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0" style:family="graphic" style:parent-style-name="standard">
      <style:graphic-properties draw:stroke="none" svg:stroke-width="0cm" draw:fill="bitmap" draw:fill-image-name="msFillBitmap_20_18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1" style:family="graphic" style:parent-style-name="standard">
      <style:graphic-properties draw:stroke="none" svg:stroke-width="0cm" draw:fill="bitmap" draw:fill-image-name="msFillBitmap_20_18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2" style:family="graphic" style:parent-style-name="standard">
      <style:graphic-properties draw:stroke="none" svg:stroke-width="0cm" draw:fill="bitmap" draw:fill-image-name="msFillBitmap_20_18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3" style:family="graphic" style:parent-style-name="standard">
      <style:graphic-properties draw:stroke="none" svg:stroke-width="0cm" draw:fill="bitmap" draw:fill-image-name="msFillBitmap_20_18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4" style:family="graphic" style:parent-style-name="standard">
      <style:graphic-properties draw:stroke="none" svg:stroke-width="0cm" draw:fill="bitmap" draw:fill-image-name="msFillBitmap_20_19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5" style:family="graphic" style:parent-style-name="standard">
      <style:graphic-properties draw:stroke="none" svg:stroke-width="0cm" draw:fill="bitmap" draw:fill-image-name="msFillBitmap_20_193"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266" style:family="graphic" style:parent-style-name="standard">
      <style:graphic-properties draw:stroke="none" svg:stroke-width="0cm" draw:fill="bitmap" draw:fill-image-name="msFillBitmap_20_19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67" style:family="graphic" style:parent-style-name="standard">
      <style:graphic-properties draw:stroke="solid" svg:stroke-width="0.079cm" svg:stroke-color="#000000" draw:marker-end="msArrowOpenEnd_20_5_20_79" draw:marker-end-width="0.276cm" draw:marker-end-center="false" draw:fill="none" draw:textarea-vertical-align="top" draw:auto-grow-height="false" fo:min-height="0.778cm" fo:min-width="1.312cm" fo:padding-top="0.125cm" fo:padding-bottom="0.125cm" fo:padding-left="0.25cm" fo:padding-right="0.25cm" fo:wrap-option="wrap"/>
    </style:style>
    <style:style style:name="gr268" style:family="graphic" style:parent-style-name="standard">
      <style:graphic-properties draw:stroke="none" svg:stroke-width="0.053cm" draw:fill="solid" draw:fill-color="#bfbfbf" draw:opacity="50%" draw:textarea-vertical-align="middle" draw:auto-grow-height="false" draw:fit-to-size="false" style:shrink-to-fit="false" fo:min-height="7.899cm" fo:min-width="2.3cm" fo:padding-top="0.125cm" fo:padding-bottom="0.125cm" fo:padding-left="0.25cm" fo:padding-right="0.25cm" fo:wrap-option="wrap"/>
    </style:style>
    <style:style style:name="gr269" style:family="graphic" style:parent-style-name="standard">
      <style:graphic-properties draw:stroke="solid" svg:stroke-width="0.079cm" svg:stroke-color="#000000" draw:marker-end="msArrowOpenEnd_20_5_20_79" draw:marker-end-width="0.276cm" draw:marker-end-center="false" draw:fill="none" draw:textarea-vertical-align="top" draw:auto-grow-height="false" fo:min-height="1.749cm" fo:min-width="0.494cm" fo:padding-top="0.125cm" fo:padding-bottom="0.125cm" fo:padding-left="0.25cm" fo:padding-right="0.25cm" fo:wrap-option="wrap"/>
    </style:style>
    <style:style style:name="gr270" style:family="graphic" style:parent-style-name="standard">
      <style:graphic-properties draw:stroke="solid" svg:stroke-width="0.079cm" svg:stroke-color="#000000" draw:marker-end="msArrowOpenEnd_20_5_20_79" draw:marker-end-width="0.276cm" draw:marker-end-center="false" draw:fill="none" draw:textarea-vertical-align="top" draw:auto-grow-height="false" fo:min-height="1.538cm" fo:min-width="1.07cm" fo:padding-top="0.125cm" fo:padding-bottom="0.125cm" fo:padding-left="0.25cm" fo:padding-right="0.25cm" fo:wrap-option="wrap"/>
    </style:style>
    <style:style style:name="gr271"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272"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73"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74"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75"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76"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77" style:family="graphic" style:parent-style-name="standard">
      <style:graphic-properties draw:stroke="none" svg:stroke-width="0cm" draw:fill="bitmap" draw:fill-image-name="msFillBitmap_20_201" style:repeat="stretch" draw:textarea-vertical-align="top" draw:auto-grow-height="false" draw:fit-to-size="false" style:shrink-to-fit="false" fo:min-height="0cm" fo:min-width="0cm" fo:padding-top="0.125cm" fo:padding-bottom="0.125cm" fo:padding-left="0.25cm" fo:padding-right="0.25cm" fo:wrap-option="wrap" fo:clip="rect(-0.176cm, -0.461cm, -0.529cm, -0.213cm)"/>
    </style:style>
    <style:style style:name="gr278"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79"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80"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281"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82"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83"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84"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285"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86"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287"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288"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289"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90"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91"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292"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293"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294"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95" style:family="graphic" style:parent-style-name="standard">
      <style:graphic-properties draw:stroke="solid" svg:stroke-width="0.079cm" svg:stroke-color="#ff0000" draw:marker-end="msArrowOpenEnd_20_5_20_79" draw:marker-end-width="0.276cm" draw:marker-end-center="false" draw:fill="none" draw:textarea-vertical-align="top" draw:auto-grow-height="false" fo:min-height="1.749cm" fo:min-width="0.494cm" fo:padding-top="0.125cm" fo:padding-bottom="0.125cm" fo:padding-left="0.25cm" fo:padding-right="0.25cm" fo:wrap-option="wrap"/>
    </style:style>
    <style:style style:name="gr296"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297"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98"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99"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00"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01"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02" style:family="graphic" style:parent-style-name="standard" style:list-style-name="L4">
      <style:graphic-properties draw:stroke="none" svg:stroke-width="0cm" draw:fill="bitmap" draw:fill-image-name="msFillBitmap_20_201" style:repeat="stretch" draw:textarea-vertical-align="top" draw:auto-grow-height="false" draw:fit-to-size="false" style:shrink-to-fit="false" fo:min-height="3.597cm" fo:min-width="12.811cm" fo:padding-top="0.125cm" fo:padding-bottom="0.125cm" fo:padding-left="0.25cm" fo:padding-right="0.25cm" fo:wrap-option="wrap" fo:clip="rect(-0.176cm, -0.461cm, -0.529cm, -0.213cm)"/>
    </style:style>
    <style:style style:name="gr30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0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05" style:family="graphic" style:parent-style-name="standard">
      <style:graphic-properties draw:stroke="solid" svg:stroke-width="0.1cm" svg:stroke-color="#ff0000" draw:marker-start-width="0.397cm" draw:marker-end="msArrowOpenEnd_20_5_20_35" draw:marker-end-width="0.447cm" draw:marker-end-center="false" draw:fill="none" draw:textarea-vertical-align="top" draw:auto-grow-height="false" fo:min-height="0.63cm" fo:min-width="0cm" fo:padding-top="0.157cm" fo:padding-bottom="0.157cm" fo:padding-left="0.282cm" fo:padding-right="0.282cm" fo:wrap-option="wrap"/>
    </style:style>
    <style:style style:name="gr306"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07"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08"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09"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10"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11"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12"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13"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14"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15"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16"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17"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18"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19"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20"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21" style:family="graphic" style:parent-style-name="standard">
      <style:graphic-properties draw:stroke="solid" svg:stroke-width="0.079cm" svg:stroke-color="#0000ff" draw:marker-end="msArrowOpenEnd_20_5_20_79" draw:marker-end-width="0.276cm" draw:marker-end-center="false" draw:fill="none" draw:textarea-vertical-align="top" draw:auto-grow-height="false" fo:min-height="1.538cm" fo:min-width="1.07cm" fo:padding-top="0.125cm" fo:padding-bottom="0.125cm" fo:padding-left="0.25cm" fo:padding-right="0.25cm" fo:wrap-option="wrap"/>
    </style:style>
    <style:style style:name="gr322"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23"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24"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25"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26"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27"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28" style:family="graphic" style:parent-style-name="standard" style:list-style-name="L4">
      <style:graphic-properties draw:stroke="none" svg:stroke-width="0cm" draw:fill="bitmap" draw:fill-image-name="msFillBitmap_20_201" style:repeat="stretch" draw:textarea-vertical-align="top" draw:auto-grow-height="false" draw:fit-to-size="false" style:shrink-to-fit="false" fo:min-height="3.597cm" fo:min-width="12.811cm" fo:padding-top="0.125cm" fo:padding-bottom="0.125cm" fo:padding-left="0.25cm" fo:padding-right="0.25cm" fo:wrap-option="wrap" fo:clip="rect(-0.176cm, -0.461cm, -0.529cm, -0.213cm)"/>
    </style:style>
    <style:style style:name="gr329"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30"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31" style:family="graphic" style:parent-style-name="standard">
      <style:graphic-properties draw:stroke="solid" svg:stroke-width="0.1cm" svg:stroke-color="#0000ff" draw:marker-start-width="0.397cm" draw:marker-end="msArrowOpenEnd_20_5_20_35" draw:marker-end-width="0.447cm" draw:marker-end-center="false" draw:fill="none" draw:textarea-vertical-align="top" draw:auto-grow-height="false" fo:min-height="0.254cm" fo:min-width="0.419cm" fo:padding-top="0.157cm" fo:padding-bottom="0.157cm" fo:padding-left="0.282cm" fo:padding-right="0.282cm" fo:wrap-option="wrap"/>
    </style:style>
    <style:style style:name="gr332"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33"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34"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35"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36"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37"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38"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39"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40"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41"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42"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43"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44"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45"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46"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47"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48"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49"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50"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51"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52"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5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5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55" style:family="graphic" style:parent-style-name="standard">
      <style:graphic-properties draw:stroke="solid" svg:stroke-width="0.1cm" svg:stroke-color="#ff0000" draw:marker-start-width="0.397cm" draw:marker-end="msArrowOpenEnd_20_5_20_35" draw:marker-end-width="0.447cm" draw:marker-end-center="false" draw:fill="none" draw:textarea-vertical-align="top" draw:auto-grow-height="false" fo:min-height="0.566cm" fo:min-width="0cm" fo:padding-top="0.157cm" fo:padding-bottom="0.157cm" fo:padding-left="0.282cm" fo:padding-right="0.282cm" fo:wrap-option="wrap"/>
    </style:style>
    <style:style style:name="gr356" style:family="graphic" style:parent-style-name="standard">
      <style:graphic-properties draw:stroke="solid" svg:stroke-width="0.1cm" svg:stroke-color="#0000ff" draw:marker-start-width="0.397cm" draw:marker-end="msArrowOpenEnd_20_5_20_35" draw:marker-end-width="0.447cm" draw:marker-end-center="false" draw:fill="none" draw:textarea-vertical-align="top" draw:auto-grow-height="false" fo:min-height="0.19cm" fo:min-width="0.355cm" fo:padding-top="0.157cm" fo:padding-bottom="0.157cm" fo:padding-left="0.282cm" fo:padding-right="0.282cm" fo:wrap-option="wrap"/>
    </style:style>
    <style:style style:name="gr357" style:family="graphic" style:parent-style-name="standard" style:list-style-name="L4">
      <style:graphic-properties draw:stroke="none" svg:stroke-width="0cm" draw:fill="bitmap" draw:fill-image-name="msFillBitmap_20_270" style:repeat="stretch" draw:textarea-vertical-align="top" draw:auto-grow-height="false" draw:fit-to-size="false" style:shrink-to-fit="false" fo:min-height="3.597cm" fo:min-width="15.607cm" fo:padding-top="0.125cm" fo:padding-bottom="0.125cm" fo:padding-left="0.25cm" fo:padding-right="0.25cm" fo:wrap-option="wrap" fo:clip="rect(-0.176cm, -0.136cm, -0.529cm, 0cm)"/>
    </style:style>
    <style:style style:name="gr358"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59"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60"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61"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62"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63"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64"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65"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66"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67"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68"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69"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70"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71"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72"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73"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74"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75"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76"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77"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78"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79"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80"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81" style:family="graphic" style:parent-style-name="standard" style:list-style-name="L4">
      <style:graphic-properties draw:stroke="none" svg:stroke-width="0cm" draw:fill="bitmap" draw:fill-image-name="msFillBitmap_20_295" style:repeat="stretch" draw:textarea-vertical-align="top" draw:auto-grow-height="false" draw:fit-to-size="false" style:shrink-to-fit="false" fo:min-height="3.597cm" fo:min-width="15.607cm" fo:padding-top="0.125cm" fo:padding-bottom="0.125cm" fo:padding-left="0.25cm" fo:padding-right="0.25cm" fo:wrap-option="wrap" fo:clip="rect(-0.176cm, -0.276cm, -0.529cm, -0.069cm)"/>
    </style:style>
    <style:style style:name="gr382"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83"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84"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85"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86"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87"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88"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89"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90"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91"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92"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93"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94"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95"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96"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97"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98"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99"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00"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01"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02"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0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0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05" style:family="graphic" style:parent-style-name="standard" style:list-style-name="L4">
      <style:graphic-properties draw:stroke="none" svg:stroke-width="0cm" draw:fill="bitmap" draw:fill-image-name="msFillBitmap_20_320" style:repeat="stretch" draw:textarea-vertical-align="top" draw:auto-grow-height="false" draw:fit-to-size="false" style:shrink-to-fit="false" fo:min-height="2.4cm" fo:min-width="15.607cm" fo:padding-top="0.125cm" fo:padding-bottom="0.125cm" fo:padding-left="0.25cm" fo:padding-right="0.25cm" fo:wrap-option="wrap" fo:clip="rect(-0.188cm, 0cm, -0.586cm, 0cm)"/>
    </style:style>
    <style:style style:name="gr406"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407"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408"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09"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10"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411"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412"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413"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414"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415"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16"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17"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418"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419"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420"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21"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422"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23"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24"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25"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26"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2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2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2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31"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432"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433"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34"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35"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436"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437"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438"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439"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440"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41"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42"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443"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444"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445"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46"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447"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48"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49"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50"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51"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52"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53"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5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5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Slide_20_de_20_títul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Slide_20_de_20_título-notes">
      <style:graphic-properties draw:fill-color="#ffffff" fo:min-height="13.364cm"/>
    </style:style>
    <style:style style:name="pr4" style:family="presentation" style:parent-style-name="Em_20_branco-notes">
      <style:graphic-properties draw:fill-color="#ffffff" fo:min-height="13.364cm"/>
    </style:style>
    <style:style style:name="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ítulo_20_e_20_conteúdo-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color="#000000" fo:font-size="32pt"/>
    </style:style>
    <style:style style:name="P5" style:family="paragraph">
      <loext:graphic-properties draw:fill-color="#ffffff"/>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solid"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2" style:family="paragraph">
      <loext:graphic-properties draw:fill="none"/>
      <style:paragraph-properties fo:text-align="start"/>
      <style:text-properties fo:font-size="18pt"/>
    </style:style>
    <style:style style:name="P13" style:family="paragraph">
      <loext:graphic-properties draw:fill="solid" draw:fill-color="#000000"/>
      <style:paragraph-properties fo:text-align="start" style:font-independent-line-spacing="true"/>
      <style:text-properties fo:font-size="18pt"/>
    </style:style>
    <style:style style:name="P14" style:family="paragraph">
      <loext:graphic-properties draw:fill="bitmap" draw:fill-image-name="msFillBitmap_20_1" style:repeat="stretch"/>
      <style:paragraph-properties fo:text-align="start" style:font-independent-line-spacing="true"/>
      <style:text-properties fo:font-size="18pt"/>
    </style:style>
    <style:style style:name="P15" style:family="paragraph">
      <loext:graphic-properties draw:fill="bitmap" draw:fill-image-name="msFillBitmap_20_2" style:repeat="stretch"/>
      <style:paragraph-properties fo:text-align="start" style:font-independent-line-spacing="true"/>
      <style:text-properties fo:font-size="18pt"/>
    </style:style>
    <style:style style:name="P16" style:family="paragraph">
      <loext:graphic-properties draw:fill="bitmap" draw:fill-image-name="msFillBitmap_20_3" style:repeat="stretch"/>
      <style:paragraph-properties fo:text-align="start" style:font-independent-line-spacing="true"/>
      <style:text-properties fo:font-size="18pt"/>
    </style:style>
    <style:style style:name="P17" style:family="paragraph">
      <loext:graphic-properties draw:fill="bitmap" draw:fill-image-name="msFillBitmap_20_4" style:repeat="stretch"/>
      <style:paragraph-properties fo:text-align="start" style:font-independent-line-spacing="true"/>
      <style:text-properties fo:font-size="18pt"/>
    </style:style>
    <style:style style:name="P18" style:family="paragraph">
      <loext:graphic-properties draw:fill="bitmap" draw:fill-image-name="msFillBitmap_20_5" style:repeat="stretch"/>
      <style:paragraph-properties fo:text-align="start" style:font-independent-line-spacing="true"/>
      <style:text-properties fo:font-size="18pt"/>
    </style:style>
    <style:style style:name="P19" style:family="paragraph">
      <loext:graphic-properties draw:fill="solid" draw:fill-color="#ff0000"/>
      <style:paragraph-properties fo:text-align="start" style:font-independent-line-spacing="true"/>
      <style:text-properties fo:font-size="18pt"/>
    </style:style>
    <style:style style:name="P20" style:family="paragraph">
      <loext:graphic-properties draw:fill="bitmap" draw:fill-image-name="msFillBitmap_20_6" style:repeat="stretch"/>
      <style:paragraph-properties fo:text-align="start" style:font-independent-line-spacing="true"/>
      <style:text-properties fo:font-size="18pt"/>
    </style:style>
    <style:style style:name="P21" style:family="paragraph">
      <loext:graphic-properties draw:fill="bitmap" draw:fill-image-name="msFillBitmap_20_7" style:repeat="stretch"/>
      <style:paragraph-properties fo:text-align="start" style:font-independent-line-spacing="true"/>
      <style:text-properties fo:font-size="18pt"/>
    </style:style>
    <style:style style:name="P22" style:family="paragraph">
      <loext:graphic-properties draw:fill="bitmap" draw:fill-image-name="msFillBitmap_20_8" style:repeat="stretch"/>
      <style:paragraph-properties fo:text-align="start" style:font-independent-line-spacing="true"/>
      <style:text-properties fo:font-size="18pt"/>
    </style:style>
    <style:style style:name="P23" style:family="paragraph">
      <loext:graphic-properties draw:fill="bitmap" draw:fill-image-name="msFillBitmap_20_9" style:repeat="stretch"/>
      <style:paragraph-properties fo:text-align="start" style:font-independent-line-spacing="true"/>
      <style:text-properties fo:font-size="18pt"/>
    </style:style>
    <style:style style:name="P24" style:family="paragraph">
      <loext:graphic-properties draw:fill="bitmap" draw:fill-image-name="msFillBitmap_20_10" style:repeat="stretch"/>
      <style:paragraph-properties fo:text-align="start" style:font-independent-line-spacing="true"/>
      <style:text-properties fo:font-size="18pt"/>
    </style:style>
    <style:style style:name="P25" style:family="paragraph">
      <loext:graphic-properties draw:fill="bitmap" draw:fill-image-name="msFillBitmap_20_11" style:repeat="stretch"/>
      <style:paragraph-properties fo:text-align="start" style:font-independent-line-spacing="true"/>
      <style:text-properties fo:font-size="18pt"/>
    </style:style>
    <style:style style:name="P26" style:family="paragraph">
      <loext:graphic-properties draw:fill="bitmap" draw:fill-image-name="msFillBitmap_20_12" style:repeat="stretch"/>
      <style:paragraph-properties fo:text-align="start" style:font-independent-line-spacing="true"/>
      <style:text-properties fo:font-size="18pt"/>
    </style:style>
    <style:style style:name="P27" style:family="paragraph">
      <loext:graphic-properties draw:fill="solid" draw:fill-color="#ff0000" draw:opacity="50%"/>
      <style:paragraph-properties fo:text-align="start" style:font-independent-line-spacing="true"/>
      <style:text-properties fo:font-size="18pt"/>
    </style:style>
    <style:style style:name="P28" style:family="paragraph">
      <loext:graphic-properties draw:fill="bitmap" draw:fill-image-name="msFillBitmap_20_13" style:repeat="stretch"/>
      <style:paragraph-properties fo:text-align="start" style:font-independent-line-spacing="true"/>
      <style:text-properties fo:font-size="18pt"/>
    </style:style>
    <style:style style:name="P29" style:family="paragraph">
      <loext:graphic-properties draw:fill="bitmap" draw:fill-image-name="msFillBitmap_20_14" style:repeat="stretch"/>
      <style:paragraph-properties fo:text-align="start" style:font-independent-line-spacing="true"/>
      <style:text-properties fo:font-size="18pt"/>
    </style:style>
    <style:style style:name="P30" style:family="paragraph">
      <loext:graphic-properties draw:fill="bitmap" draw:fill-image-name="msFillBitmap_20_15" style:repeat="stretch"/>
      <style:paragraph-properties fo:text-align="start" style:font-independent-line-spacing="true"/>
      <style:text-properties fo:font-size="18pt"/>
    </style:style>
    <style:style style:name="P31" style:family="paragraph">
      <loext:graphic-properties draw:fill="bitmap" draw:fill-image-name="msFillBitmap_20_16" style:repeat="stretch"/>
      <style:paragraph-properties fo:text-align="start" style:font-independent-line-spacing="true"/>
      <style:text-properties fo:font-size="18pt"/>
    </style:style>
    <style:style style:name="P32" style:family="paragraph">
      <loext:graphic-properties draw:fill="bitmap" draw:fill-image-name="msFillBitmap_20_17" style:repeat="stretch"/>
      <style:paragraph-properties fo:text-align="start" style:font-independent-line-spacing="true"/>
      <style:text-properties fo:font-size="18pt"/>
    </style:style>
    <style:style style:name="P33" style:family="paragraph">
      <loext:graphic-properties draw:fill="bitmap" draw:fill-image-name="msFillBitmap_20_18" style:repeat="stretch"/>
      <style:paragraph-properties fo:text-align="start" style:font-independent-line-spacing="true"/>
      <style:text-properties fo:font-size="18pt"/>
    </style:style>
    <style:style style:name="P34" style:family="paragraph">
      <loext:graphic-properties draw:fill="bitmap" draw:fill-image-name="msFillBitmap_20_19" style:repeat="stretch"/>
      <style:paragraph-properties fo:text-align="start" style:font-independent-line-spacing="true"/>
      <style:text-properties fo:font-size="18pt"/>
    </style:style>
    <style:style style:name="P35" style:family="paragraph">
      <loext:graphic-properties draw:fill="bitmap" draw:fill-image-name="msFillBitmap_20_20" style:repeat="stretch"/>
      <style:paragraph-properties fo:text-align="start" style:font-independent-line-spacing="true"/>
      <style:text-properties fo:font-size="18pt"/>
    </style:style>
    <style:style style:name="P36" style:family="paragraph">
      <loext:graphic-properties draw:fill="bitmap" draw:fill-image-name="msFillBitmap_20_21" style:repeat="stretch"/>
      <style:paragraph-properties fo:text-align="start" style:font-independent-line-spacing="true"/>
      <style:text-properties fo:font-size="18pt"/>
    </style:style>
    <style:style style:name="P37" style:family="paragraph">
      <loext:graphic-properties draw:fill="bitmap" draw:fill-image-name="msFillBitmap_20_22" style:repeat="stretch"/>
      <style:paragraph-properties fo:text-align="start" style:font-independent-line-spacing="true"/>
      <style:text-properties fo:font-size="18pt"/>
    </style:style>
    <style:style style:name="P38" style:family="paragraph">
      <loext:graphic-properties draw:fill="bitmap" draw:fill-image-name="msFillBitmap_20_23" style:repeat="stretch"/>
      <style:paragraph-properties fo:text-align="start" style:font-independent-line-spacing="true"/>
      <style:text-properties fo:font-size="18pt"/>
    </style:style>
    <style:style style:name="P39" style:family="paragraph">
      <loext:graphic-properties draw:fill="bitmap" draw:fill-image-name="msFillBitmap_20_24" style:repeat="stretch"/>
      <style:paragraph-properties fo:text-align="start" style:font-independent-line-spacing="true"/>
      <style:text-properties fo:font-size="18pt"/>
    </style:style>
    <style:style style:name="P40" style:family="paragraph">
      <loext:graphic-properties draw:fill="bitmap" draw:fill-image-name="msFillBitmap_20_25" style:repeat="stretch"/>
      <style:paragraph-properties fo:text-align="start" style:font-independent-line-spacing="true"/>
      <style:text-properties fo:font-size="18pt"/>
    </style:style>
    <style:style style:name="P41" style:family="paragraph">
      <loext:graphic-properties draw:fill="bitmap" draw:fill-image-name="msFillBitmap_20_26" style:repeat="stretch"/>
      <style:paragraph-properties fo:text-align="start" style:font-independent-line-spacing="true"/>
      <style:text-properties fo:font-size="18pt"/>
    </style:style>
    <style:style style:name="P42" style:family="paragraph">
      <loext:graphic-properties draw:fill="bitmap" draw:fill-image-name="msFillBitmap_20_27" style:repeat="stretch"/>
      <style:paragraph-properties fo:text-align="start" style:font-independent-line-spacing="true"/>
      <style:text-properties fo:font-size="18pt"/>
    </style:style>
    <style:style style:name="P43" style:family="paragraph">
      <loext:graphic-properties draw:fill="bitmap" draw:fill-image-name="msFillBitmap_20_28" style:repeat="stretch"/>
      <style:paragraph-properties fo:text-align="start" style:font-independent-line-spacing="true"/>
      <style:text-properties fo:font-size="18pt"/>
    </style:style>
    <style:style style:name="P44" style:family="paragraph">
      <loext:graphic-properties draw:fill="bitmap" draw:fill-image-name="msFillBitmap_20_29" style:repeat="stretch"/>
      <style:paragraph-properties fo:text-align="start" style:font-independent-line-spacing="true"/>
      <style:text-properties fo:font-size="18pt"/>
    </style:style>
    <style:style style:name="P45" style:family="paragraph">
      <loext:graphic-properties draw:fill="bitmap" draw:fill-image-name="msFillBitmap_20_30" style:repeat="stretch"/>
      <style:paragraph-properties fo:text-align="start" style:font-independent-line-spacing="true"/>
      <style:text-properties fo:font-size="18pt"/>
    </style:style>
    <style:style style:name="P46" style:family="paragraph">
      <loext:graphic-properties draw:fill="bitmap" draw:fill-image-name="msFillBitmap_20_31" style:repeat="stretch"/>
      <style:paragraph-properties fo:text-align="start" style:font-independent-line-spacing="true"/>
      <style:text-properties fo:font-size="18pt"/>
    </style:style>
    <style:style style:name="P47" style:family="paragraph">
      <loext:graphic-properties draw:fill="bitmap" draw:fill-image-name="msFillBitmap_20_32" style:repeat="stretch"/>
      <style:paragraph-properties fo:text-align="start" style:font-independent-line-spacing="true"/>
      <style:text-properties fo:font-size="18pt"/>
    </style:style>
    <style:style style:name="P48" style:family="paragraph">
      <loext:graphic-properties draw:fill="bitmap" draw:fill-image-name="msFillBitmap_20_33" style:repeat="stretch"/>
      <style:paragraph-properties fo:text-align="start" style:font-independent-line-spacing="true"/>
      <style:text-properties fo:font-size="18pt"/>
    </style:style>
    <style:style style:name="P49" style:family="paragraph">
      <loext:graphic-properties draw:fill="bitmap" draw:fill-image-name="msFillBitmap_20_34" style:repeat="stretch"/>
      <style:paragraph-properties fo:text-align="start" style:font-independent-line-spacing="true"/>
      <style:text-properties fo:font-size="18pt"/>
    </style:style>
    <style:style style:name="P50" style:family="paragraph">
      <loext:graphic-properties draw:fill="bitmap" draw:fill-image-name="msFillBitmap_20_35" style:repeat="stretch"/>
      <style:paragraph-properties fo:text-align="start" style:font-independent-line-spacing="true"/>
      <style:text-properties fo:font-size="18pt"/>
    </style:style>
    <style:style style:name="P51" style:family="paragraph">
      <loext:graphic-properties draw:fill="bitmap" draw:fill-image-name="msFillBitmap_20_36" style:repeat="stretch"/>
      <style:paragraph-properties fo:text-align="start" style:font-independent-line-spacing="true"/>
      <style:text-properties fo:font-size="18pt"/>
    </style:style>
    <style:style style:name="P52" style:family="paragraph">
      <loext:graphic-properties draw:fill="bitmap" draw:fill-image-name="msFillBitmap_20_37" style:repeat="stretch"/>
      <style:paragraph-properties fo:text-align="start" style:font-independent-line-spacing="true"/>
      <style:text-properties fo:font-size="18pt"/>
    </style:style>
    <style:style style:name="P53" style:family="paragraph">
      <loext:graphic-properties draw:fill="bitmap" draw:fill-image-name="msFillBitmap_20_38" style:repeat="stretch"/>
      <style:paragraph-properties fo:text-align="start" style:font-independent-line-spacing="true"/>
      <style:text-properties fo:font-size="18pt"/>
    </style:style>
    <style:style style:name="P54" style:family="paragraph">
      <loext:graphic-properties draw:fill="bitmap" draw:fill-image-name="msFillBitmap_20_39" style:repeat="stretch"/>
      <style:paragraph-properties fo:text-align="start" style:font-independent-line-spacing="true"/>
      <style:text-properties fo:font-size="18pt"/>
    </style:style>
    <style:style style:name="P55" style:family="paragraph">
      <loext:graphic-properties draw:fill="bitmap" draw:fill-image-name="msFillBitmap_20_40" style:repeat="stretch"/>
      <style:paragraph-properties fo:text-align="start" style:font-independent-line-spacing="true"/>
      <style:text-properties fo:font-size="18pt"/>
    </style:style>
    <style:style style:name="P56" style:family="paragraph">
      <loext:graphic-properties draw:fill="bitmap" draw:fill-image-name="msFillBitmap_20_41" style:repeat="stretch"/>
      <style:paragraph-properties fo:text-align="start" style:font-independent-line-spacing="true"/>
      <style:text-properties fo:font-size="18pt"/>
    </style:style>
    <style:style style:name="P57" style:family="paragraph">
      <loext:graphic-properties draw:fill="bitmap" draw:fill-image-name="msFillBitmap_20_42" style:repeat="stretch"/>
      <style:paragraph-properties fo:text-align="start" style:font-independent-line-spacing="true"/>
      <style:text-properties fo:font-size="18pt"/>
    </style:style>
    <style:style style:name="P58" style:family="paragraph">
      <loext:graphic-properties draw:fill="bitmap" draw:fill-image-name="msFillBitmap_20_43" style:repeat="stretch"/>
      <style:paragraph-properties fo:text-align="start" style:font-independent-line-spacing="true"/>
      <style:text-properties fo:font-size="18pt"/>
    </style:style>
    <style:style style:name="P59" style:family="paragraph">
      <loext:graphic-properties draw:fill="bitmap" draw:fill-image-name="msFillBitmap_20_44" style:repeat="stretch"/>
      <style:paragraph-properties fo:text-align="start" style:font-independent-line-spacing="true"/>
      <style:text-properties fo:font-size="18pt"/>
    </style:style>
    <style:style style:name="P60" style:family="paragraph">
      <loext:graphic-properties draw:fill="bitmap" draw:fill-image-name="msFillBitmap_20_45" style:repeat="stretch"/>
      <style:paragraph-properties fo:text-align="start" style:font-independent-line-spacing="true"/>
      <style:text-properties fo:font-size="18pt"/>
    </style:style>
    <style:style style:name="P61" style:family="paragraph">
      <loext:graphic-properties draw:fill="bitmap" draw:fill-image-name="msFillBitmap_20_46" style:repeat="stretch"/>
      <style:paragraph-properties fo:text-align="start" style:font-independent-line-spacing="true"/>
      <style:text-properties fo:font-size="18pt"/>
    </style:style>
    <style:style style:name="P62" style:family="paragraph">
      <loext:graphic-properties draw:fill="bitmap" draw:fill-image-name="msFillBitmap_20_47" style:repeat="stretch"/>
      <style:paragraph-properties fo:text-align="start" style:font-independent-line-spacing="true"/>
      <style:text-properties fo:font-size="18pt"/>
    </style:style>
    <style:style style:name="P63" style:family="paragraph">
      <loext:graphic-properties draw:fill="bitmap" draw:fill-image-name="msFillBitmap_20_48" style:repeat="stretch"/>
      <style:paragraph-properties fo:text-align="start" style:font-independent-line-spacing="true"/>
      <style:text-properties fo:font-size="18pt"/>
    </style:style>
    <style:style style:name="P64" style:family="paragraph">
      <loext:graphic-properties draw:fill="bitmap" draw:fill-image-name="msFillBitmap_20_49" style:repeat="stretch"/>
      <style:paragraph-properties fo:text-align="start" style:font-independent-line-spacing="true"/>
      <style:text-properties fo:font-size="18pt"/>
    </style:style>
    <style:style style:name="P65" style:family="paragraph">
      <loext:graphic-properties draw:fill="bitmap" draw:fill-image-name="msFillBitmap_20_50" style:repeat="stretch"/>
      <style:paragraph-properties fo:text-align="start" style:font-independent-line-spacing="true"/>
      <style:text-properties fo:font-size="18pt"/>
    </style:style>
    <style:style style:name="P66" style:family="paragraph">
      <loext:graphic-properties draw:fill="bitmap" draw:fill-image-name="msFillBitmap_20_51" style:repeat="stretch"/>
      <style:paragraph-properties fo:text-align="start" style:font-independent-line-spacing="true"/>
      <style:text-properties fo:font-size="18pt"/>
    </style:style>
    <style:style style:name="P67" style:family="paragraph">
      <loext:graphic-properties draw:fill="bitmap" draw:fill-image-name="msFillBitmap_20_52" style:repeat="stretch"/>
      <style:paragraph-properties fo:text-align="start" style:font-independent-line-spacing="true"/>
      <style:text-properties fo:font-size="18pt"/>
    </style:style>
    <style:style style:name="P68" style:family="paragraph">
      <loext:graphic-properties draw:fill="bitmap" draw:fill-image-name="msFillBitmap_20_53" style:repeat="stretch"/>
      <style:paragraph-properties fo:text-align="start" style:font-independent-line-spacing="true"/>
      <style:text-properties fo:font-size="18pt"/>
    </style:style>
    <style:style style:name="P69" style:family="paragraph">
      <loext:graphic-properties draw:fill="bitmap" draw:fill-image-name="msFillBitmap_20_54" style:repeat="stretch"/>
      <style:paragraph-properties fo:text-align="start" style:font-independent-line-spacing="true"/>
      <style:text-properties fo:font-size="18pt"/>
    </style:style>
    <style:style style:name="P70" style:family="paragraph">
      <loext:graphic-properties draw:fill="bitmap" draw:fill-image-name="msFillBitmap_20_55" style:repeat="stretch"/>
      <style:paragraph-properties fo:text-align="start" style:font-independent-line-spacing="true"/>
      <style:text-properties fo:font-size="18pt"/>
    </style:style>
    <style:style style:name="P71" style:family="paragraph">
      <loext:graphic-properties draw:fill="bitmap" draw:fill-image-name="msFillBitmap_20_56" style:repeat="stretch"/>
      <style:paragraph-properties fo:text-align="start" style:font-independent-line-spacing="true"/>
      <style:text-properties fo:font-size="18pt"/>
    </style:style>
    <style:style style:name="P72" style:family="paragraph">
      <loext:graphic-properties draw:fill="bitmap" draw:fill-image-name="msFillBitmap_20_57" style:repeat="stretch"/>
      <style:paragraph-properties fo:text-align="start" style:font-independent-line-spacing="true"/>
      <style:text-properties fo:font-size="18pt"/>
    </style:style>
    <style:style style:name="P73" style:family="paragraph">
      <loext:graphic-properties draw:fill="bitmap" draw:fill-image-name="msFillBitmap_20_58" style:repeat="stretch"/>
      <style:paragraph-properties fo:text-align="start" style:font-independent-line-spacing="true"/>
      <style:text-properties fo:font-size="18pt"/>
    </style:style>
    <style:style style:name="P74" style:family="paragraph">
      <loext:graphic-properties draw:fill="bitmap" draw:fill-image-name="msFillBitmap_20_59" style:repeat="stretch"/>
      <style:paragraph-properties fo:text-align="start" style:font-independent-line-spacing="true"/>
      <style:text-properties fo:font-size="18pt"/>
    </style:style>
    <style:style style:name="P75" style:family="paragraph">
      <loext:graphic-properties draw:fill="bitmap" draw:fill-image-name="msFillBitmap_20_60" style:repeat="stretch"/>
      <style:paragraph-properties fo:text-align="start" style:font-independent-line-spacing="true"/>
      <style:text-properties fo:font-size="18pt"/>
    </style:style>
    <style:style style:name="P76" style:family="paragraph">
      <loext:graphic-properties draw:fill="bitmap" draw:fill-image-name="msFillBitmap_20_61" style:repeat="stretch"/>
      <style:paragraph-properties fo:text-align="start" style:font-independent-line-spacing="true"/>
      <style:text-properties fo:font-size="18pt"/>
    </style:style>
    <style:style style:name="P77" style:family="paragraph">
      <loext:graphic-properties draw:fill="bitmap" draw:fill-image-name="msFillBitmap_20_62" style:repeat="stretch"/>
      <style:paragraph-properties fo:text-align="start" style:font-independent-line-spacing="true"/>
      <style:text-properties fo:font-size="18pt"/>
    </style:style>
    <style:style style:name="P78" style:family="paragraph">
      <loext:graphic-properties draw:fill="bitmap" draw:fill-image-name="msFillBitmap_20_63" style:repeat="stretch"/>
      <style:paragraph-properties fo:text-align="start" style:font-independent-line-spacing="true"/>
      <style:text-properties fo:font-size="18pt"/>
    </style:style>
    <style:style style:name="P79" style:family="paragraph">
      <loext:graphic-properties draw:fill="bitmap" draw:fill-image-name="msFillBitmap_20_64" style:repeat="stretch"/>
      <style:paragraph-properties fo:text-align="start" style:font-independent-line-spacing="true"/>
      <style:text-properties fo:font-size="18pt"/>
    </style:style>
    <style:style style:name="P80" style:family="paragraph">
      <loext:graphic-properties draw:fill="bitmap" draw:fill-image-name="msFillBitmap_20_65" style:repeat="stretch"/>
      <style:paragraph-properties fo:text-align="start" style:font-independent-line-spacing="true"/>
      <style:text-properties fo:font-size="18pt"/>
    </style:style>
    <style:style style:name="P81" style:family="paragraph">
      <loext:graphic-properties draw:fill="bitmap" draw:fill-image-name="msFillBitmap_20_66" style:repeat="stretch"/>
      <style:paragraph-properties fo:text-align="start" style:font-independent-line-spacing="true"/>
      <style:text-properties fo:font-size="18pt"/>
    </style:style>
    <style:style style:name="P82" style:family="paragraph">
      <loext:graphic-properties draw:fill="solid" draw:fill-color="#bfbfbf" draw:opacity="50%"/>
      <style:paragraph-properties fo:text-align="start" style:font-independent-line-spacing="true"/>
      <style:text-properties fo:font-size="18pt"/>
    </style:style>
    <style:style style:name="P83" style:family="paragraph">
      <loext:graphic-properties draw:fill="bitmap" draw:fill-image-name="msFillBitmap_20_6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4" style:family="paragraph">
      <loext:graphic-properties draw:fill="bitmap" draw:fill-image-name="msFillBitmap_20_68" style:repeat="stretch"/>
      <style:paragraph-properties fo:text-align="start" style:font-independent-line-spacing="true"/>
      <style:text-properties fo:font-size="18pt"/>
    </style:style>
    <style:style style:name="P85" style:family="paragraph">
      <loext:graphic-properties draw:fill="bitmap" draw:fill-image-name="msFillBitmap_20_69" style:repeat="stretch"/>
      <style:paragraph-properties fo:text-align="start" style:font-independent-line-spacing="true"/>
      <style:text-properties fo:font-size="18pt"/>
    </style:style>
    <style:style style:name="P86" style:family="paragraph">
      <loext:graphic-properties draw:fill="bitmap" draw:fill-image-name="msFillBitmap_20_70" style:repeat="stretch"/>
      <style:paragraph-properties fo:text-align="start" style:font-independent-line-spacing="true"/>
      <style:text-properties fo:font-size="18pt"/>
    </style:style>
    <style:style style:name="P87" style:family="paragraph">
      <loext:graphic-properties draw:fill="bitmap" draw:fill-image-name="msFillBitmap_20_71" style:repeat="stretch"/>
      <style:paragraph-properties fo:text-align="start" style:font-independent-line-spacing="true"/>
      <style:text-properties fo:font-size="18pt"/>
    </style:style>
    <style:style style:name="P88" style:family="paragraph">
      <loext:graphic-properties draw:fill="bitmap" draw:fill-image-name="msFillBitmap_20_72" style:repeat="stretch"/>
      <style:paragraph-properties fo:text-align="start" style:font-independent-line-spacing="true"/>
      <style:text-properties fo:font-size="18pt"/>
    </style:style>
    <style:style style:name="P89" style:family="paragraph">
      <loext:graphic-properties draw:fill="bitmap" draw:fill-image-name="msFillBitmap_20_73" style:repeat="stretch"/>
      <style:paragraph-properties fo:text-align="start" style:font-independent-line-spacing="true"/>
      <style:text-properties fo:font-size="18pt"/>
    </style:style>
    <style:style style:name="P90" style:family="paragraph">
      <loext:graphic-properties draw:fill="bitmap" draw:fill-image-name="msFillBitmap_20_74" style:repeat="stretch"/>
      <style:paragraph-properties fo:text-align="start" style:font-independent-line-spacing="true"/>
      <style:text-properties fo:font-size="18pt"/>
    </style:style>
    <style:style style:name="P91" style:family="paragraph">
      <loext:graphic-properties draw:fill="bitmap" draw:fill-image-name="msFillBitmap_20_75" style:repeat="stretch"/>
      <style:paragraph-properties fo:text-align="start" style:font-independent-line-spacing="true"/>
      <style:text-properties fo:font-size="18pt"/>
    </style:style>
    <style:style style:name="P92" style:family="paragraph">
      <loext:graphic-properties draw:fill="bitmap" draw:fill-image-name="msFillBitmap_20_76" style:repeat="stretch"/>
      <style:paragraph-properties fo:text-align="start" style:font-independent-line-spacing="true"/>
      <style:text-properties fo:font-size="18pt"/>
    </style:style>
    <style:style style:name="P93" style:family="paragraph">
      <loext:graphic-properties draw:fill="bitmap" draw:fill-image-name="msFillBitmap_20_77" style:repeat="stretch"/>
      <style:paragraph-properties fo:text-align="start" style:font-independent-line-spacing="true"/>
      <style:text-properties fo:font-size="18pt"/>
    </style:style>
    <style:style style:name="P94" style:family="paragraph">
      <loext:graphic-properties draw:fill="bitmap" draw:fill-image-name="msFillBitmap_20_78" style:repeat="stretch"/>
      <style:paragraph-properties fo:text-align="start" style:font-independent-line-spacing="true"/>
      <style:text-properties fo:font-size="18pt"/>
    </style:style>
    <style:style style:name="P95" style:family="paragraph">
      <loext:graphic-properties draw:fill="bitmap" draw:fill-image-name="msFillBitmap_20_79" style:repeat="stretch"/>
      <style:paragraph-properties fo:text-align="start" style:font-independent-line-spacing="true"/>
      <style:text-properties fo:font-size="18pt"/>
    </style:style>
    <style:style style:name="P96" style:family="paragraph">
      <loext:graphic-properties draw:fill="bitmap" draw:fill-image-name="msFillBitmap_20_80" style:repeat="stretch"/>
      <style:paragraph-properties fo:text-align="start" style:font-independent-line-spacing="true"/>
      <style:text-properties fo:font-size="18pt"/>
    </style:style>
    <style:style style:name="P97" style:family="paragraph">
      <loext:graphic-properties draw:fill="bitmap" draw:fill-image-name="msFillBitmap_20_81" style:repeat="stretch"/>
      <style:paragraph-properties fo:text-align="start" style:font-independent-line-spacing="true"/>
      <style:text-properties fo:font-size="18pt"/>
    </style:style>
    <style:style style:name="P98" style:family="paragraph">
      <loext:graphic-properties draw:fill="bitmap" draw:fill-image-name="msFillBitmap_20_82" style:repeat="stretch"/>
      <style:paragraph-properties fo:text-align="start" style:font-independent-line-spacing="true"/>
      <style:text-properties fo:font-size="18pt"/>
    </style:style>
    <style:style style:name="P99" style:family="paragraph">
      <loext:graphic-properties draw:fill="bitmap" draw:fill-image-name="msFillBitmap_20_83" style:repeat="stretch"/>
      <style:paragraph-properties fo:text-align="start" style:font-independent-line-spacing="true"/>
      <style:text-properties fo:font-size="18pt"/>
    </style:style>
    <style:style style:name="P100" style:family="paragraph">
      <loext:graphic-properties draw:fill="bitmap" draw:fill-image-name="msFillBitmap_20_84" style:repeat="stretch"/>
      <style:paragraph-properties fo:text-align="start" style:font-independent-line-spacing="true"/>
      <style:text-properties fo:font-size="18pt"/>
    </style:style>
    <style:style style:name="P101" style:family="paragraph">
      <loext:graphic-properties draw:fill="bitmap" draw:fill-image-name="msFillBitmap_20_85" style:repeat="stretch"/>
      <style:paragraph-properties fo:text-align="start" style:font-independent-line-spacing="true"/>
      <style:text-properties fo:font-size="18pt"/>
    </style:style>
    <style:style style:name="P102" style:family="paragraph">
      <loext:graphic-properties draw:fill="bitmap" draw:fill-image-name="msFillBitmap_20_86" style:repeat="stretch"/>
      <style:paragraph-properties fo:text-align="start" style:font-independent-line-spacing="true"/>
      <style:text-properties fo:font-size="18pt"/>
    </style:style>
    <style:style style:name="P103" style:family="paragraph">
      <loext:graphic-properties draw:fill="bitmap" draw:fill-image-name="msFillBitmap_20_87" style:repeat="stretch"/>
      <style:paragraph-properties fo:text-align="start" style:font-independent-line-spacing="true"/>
      <style:text-properties fo:font-size="18pt"/>
    </style:style>
    <style:style style:name="P104" style:family="paragraph">
      <loext:graphic-properties draw:fill="bitmap" draw:fill-image-name="msFillBitmap_20_88" style:repeat="stretch"/>
      <style:paragraph-properties fo:text-align="start" style:font-independent-line-spacing="true"/>
      <style:text-properties fo:font-size="18pt"/>
    </style:style>
    <style:style style:name="P105" style:family="paragraph">
      <loext:graphic-properties draw:fill="bitmap" draw:fill-image-name="msFillBitmap_20_90" style:repeat="stretch"/>
      <style:paragraph-properties fo:text-align="start" style:font-independent-line-spacing="true"/>
      <style:text-properties fo:font-size="18pt"/>
    </style:style>
    <style:style style:name="P106" style:family="paragraph">
      <loext:graphic-properties draw:fill="bitmap" draw:fill-image-name="msFillBitmap_20_7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7" style:family="paragraph">
      <loext:graphic-properties draw:fill="bitmap" draw:fill-image-name="msFillBitmap_20_7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8" style:family="paragraph">
      <loext:graphic-properties draw:fill="bitmap" draw:fill-image-name="msFillBitmap_20_92" style:repeat="stretch"/>
      <style:paragraph-properties fo:text-align="start" style:font-independent-line-spacing="true"/>
      <style:text-properties fo:font-size="18pt"/>
    </style:style>
    <style:style style:name="P109" style:family="paragraph">
      <loext:graphic-properties draw:fill="bitmap" draw:fill-image-name="msFillBitmap_20_93" style:repeat="stretch"/>
      <style:paragraph-properties fo:text-align="start" style:font-independent-line-spacing="true"/>
      <style:text-properties fo:font-size="18pt"/>
    </style:style>
    <style:style style:name="P110" style:family="paragraph">
      <loext:graphic-properties draw:fill="bitmap" draw:fill-image-name="msFillBitmap_20_94" style:repeat="stretch"/>
      <style:paragraph-properties fo:text-align="start" style:font-independent-line-spacing="true"/>
      <style:text-properties fo:font-size="18pt"/>
    </style:style>
    <style:style style:name="P111" style:family="paragraph">
      <loext:graphic-properties draw:fill="bitmap" draw:fill-image-name="msFillBitmap_20_95" style:repeat="stretch"/>
      <style:paragraph-properties fo:text-align="start" style:font-independent-line-spacing="true"/>
      <style:text-properties fo:font-size="18pt"/>
    </style:style>
    <style:style style:name="P112" style:family="paragraph">
      <loext:graphic-properties draw:fill="bitmap" draw:fill-image-name="msFillBitmap_20_96" style:repeat="stretch"/>
      <style:paragraph-properties fo:text-align="start" style:font-independent-line-spacing="true"/>
      <style:text-properties fo:font-size="18pt"/>
    </style:style>
    <style:style style:name="P113" style:family="paragraph">
      <loext:graphic-properties draw:fill="bitmap" draw:fill-image-name="msFillBitmap_20_97" style:repeat="stretch"/>
      <style:paragraph-properties fo:text-align="start" style:font-independent-line-spacing="true"/>
      <style:text-properties fo:font-size="18pt"/>
    </style:style>
    <style:style style:name="P114" style:family="paragraph">
      <loext:graphic-properties draw:fill="bitmap" draw:fill-image-name="msFillBitmap_20_98" style:repeat="stretch"/>
      <style:paragraph-properties fo:text-align="start" style:font-independent-line-spacing="true"/>
      <style:text-properties fo:font-size="18pt"/>
    </style:style>
    <style:style style:name="P115" style:family="paragraph">
      <loext:graphic-properties draw:fill="bitmap" draw:fill-image-name="msFillBitmap_20_99" style:repeat="stretch"/>
      <style:paragraph-properties fo:text-align="start" style:font-independent-line-spacing="true"/>
      <style:text-properties fo:font-size="18pt"/>
    </style:style>
    <style:style style:name="P116" style:family="paragraph">
      <loext:graphic-properties draw:fill="bitmap" draw:fill-image-name="msFillBitmap_20_100" style:repeat="stretch"/>
      <style:paragraph-properties fo:text-align="start" style:font-independent-line-spacing="true"/>
      <style:text-properties fo:font-size="18pt"/>
    </style:style>
    <style:style style:name="P117" style:family="paragraph">
      <loext:graphic-properties draw:fill="bitmap" draw:fill-image-name="msFillBitmap_20_101" style:repeat="stretch"/>
      <style:paragraph-properties fo:text-align="start" style:font-independent-line-spacing="true"/>
      <style:text-properties fo:font-size="18pt"/>
    </style:style>
    <style:style style:name="P118" style:family="paragraph">
      <loext:graphic-properties draw:fill="bitmap" draw:fill-image-name="msFillBitmap_20_102" style:repeat="stretch"/>
      <style:paragraph-properties fo:text-align="start" style:font-independent-line-spacing="true"/>
      <style:text-properties fo:font-size="18pt"/>
    </style:style>
    <style:style style:name="P119" style:family="paragraph">
      <loext:graphic-properties draw:fill="bitmap" draw:fill-image-name="msFillBitmap_20_103" style:repeat="stretch"/>
      <style:paragraph-properties fo:text-align="start" style:font-independent-line-spacing="true"/>
      <style:text-properties fo:font-size="18pt"/>
    </style:style>
    <style:style style:name="P120" style:family="paragraph">
      <loext:graphic-properties draw:fill="bitmap" draw:fill-image-name="msFillBitmap_20_105" style:repeat="stretch"/>
      <style:paragraph-properties fo:text-align="start" style:font-independent-line-spacing="true"/>
      <style:text-properties fo:font-size="18pt"/>
    </style:style>
    <style:style style:name="P121" style:family="paragraph">
      <loext:graphic-properties draw:fill="bitmap" draw:fill-image-name="msFillBitmap_20_10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2" style:family="paragraph">
      <loext:graphic-properties draw:fill="bitmap" draw:fill-image-name="msFillBitmap_20_108" style:repeat="stretch"/>
      <style:paragraph-properties fo:text-align="start" style:font-independent-line-spacing="true"/>
      <style:text-properties fo:font-size="18pt"/>
    </style:style>
    <style:style style:name="P123" style:family="paragraph">
      <loext:graphic-properties draw:fill="bitmap" draw:fill-image-name="msFillBitmap_20_109" style:repeat="stretch"/>
      <style:paragraph-properties fo:text-align="start" style:font-independent-line-spacing="true"/>
      <style:text-properties fo:font-size="18pt"/>
    </style:style>
    <style:style style:name="P124" style:family="paragraph">
      <loext:graphic-properties draw:fill="bitmap" draw:fill-image-name="msFillBitmap_20_110" style:repeat="stretch"/>
      <style:paragraph-properties fo:text-align="start" style:font-independent-line-spacing="true"/>
      <style:text-properties fo:font-size="18pt"/>
    </style:style>
    <style:style style:name="P125" style:family="paragraph">
      <loext:graphic-properties draw:fill="bitmap" draw:fill-image-name="msFillBitmap_20_111" style:repeat="stretch"/>
      <style:paragraph-properties fo:text-align="start" style:font-independent-line-spacing="true"/>
      <style:text-properties fo:font-size="18pt"/>
    </style:style>
    <style:style style:name="P126" style:family="paragraph">
      <loext:graphic-properties draw:fill="bitmap" draw:fill-image-name="msFillBitmap_20_112" style:repeat="stretch"/>
      <style:paragraph-properties fo:text-align="start" style:font-independent-line-spacing="true"/>
      <style:text-properties fo:font-size="18pt"/>
    </style:style>
    <style:style style:name="P127" style:family="paragraph">
      <loext:graphic-properties draw:fill="bitmap" draw:fill-image-name="msFillBitmap_20_113" style:repeat="stretch"/>
      <style:paragraph-properties fo:text-align="start" style:font-independent-line-spacing="true"/>
      <style:text-properties fo:font-size="18pt"/>
    </style:style>
    <style:style style:name="P128" style:family="paragraph">
      <loext:graphic-properties draw:fill="bitmap" draw:fill-image-name="msFillBitmap_20_114" style:repeat="stretch"/>
      <style:paragraph-properties fo:text-align="start" style:font-independent-line-spacing="true"/>
      <style:text-properties fo:font-size="18pt"/>
    </style:style>
    <style:style style:name="P129" style:family="paragraph">
      <loext:graphic-properties draw:fill="bitmap" draw:fill-image-name="msFillBitmap_20_115" style:repeat="stretch"/>
      <style:paragraph-properties fo:text-align="start" style:font-independent-line-spacing="true"/>
      <style:text-properties fo:font-size="18pt"/>
    </style:style>
    <style:style style:name="P130" style:family="paragraph">
      <loext:graphic-properties draw:fill="bitmap" draw:fill-image-name="msFillBitmap_20_116" style:repeat="stretch"/>
      <style:paragraph-properties fo:text-align="start" style:font-independent-line-spacing="true"/>
      <style:text-properties fo:font-size="18pt"/>
    </style:style>
    <style:style style:name="P131" style:family="paragraph">
      <loext:graphic-properties draw:fill="bitmap" draw:fill-image-name="msFillBitmap_20_117" style:repeat="stretch"/>
      <style:paragraph-properties fo:text-align="start" style:font-independent-line-spacing="true"/>
      <style:text-properties fo:font-size="18pt"/>
    </style:style>
    <style:style style:name="P132" style:family="paragraph">
      <loext:graphic-properties draw:fill="bitmap" draw:fill-image-name="msFillBitmap_20_118" style:repeat="stretch"/>
      <style:paragraph-properties fo:text-align="start" style:font-independent-line-spacing="true"/>
      <style:text-properties fo:font-size="18pt"/>
    </style:style>
    <style:style style:name="P133" style:family="paragraph">
      <loext:graphic-properties draw:fill="bitmap" draw:fill-image-name="msFillBitmap_20_119" style:repeat="stretch"/>
      <style:paragraph-properties fo:text-align="start" style:font-independent-line-spacing="true"/>
      <style:text-properties fo:font-size="18pt"/>
    </style:style>
    <style:style style:name="P134" style:family="paragraph">
      <loext:graphic-properties draw:fill="bitmap" draw:fill-image-name="msFillBitmap_20_121" style:repeat="stretch"/>
      <style:paragraph-properties fo:text-align="start" style:font-independent-line-spacing="true"/>
      <style:text-properties fo:font-size="18pt"/>
    </style:style>
    <style:style style:name="P135" style:family="paragraph">
      <loext:graphic-properties draw:fill="bitmap" draw:fill-image-name="msFillBitmap_20_123" style:repeat="stretch"/>
      <style:paragraph-properties fo:text-align="start" style:font-independent-line-spacing="true"/>
      <style:text-properties fo:font-size="18pt"/>
    </style:style>
    <style:style style:name="P136" style:family="paragraph">
      <loext:graphic-properties draw:fill="bitmap" draw:fill-image-name="msFillBitmap_20_124" style:repeat="stretch"/>
      <style:paragraph-properties fo:text-align="start" style:font-independent-line-spacing="true"/>
      <style:text-properties fo:font-size="18pt"/>
    </style:style>
    <style:style style:name="P137" style:family="paragraph">
      <loext:graphic-properties draw:fill="bitmap" draw:fill-image-name="msFillBitmap_20_125" style:repeat="stretch"/>
      <style:paragraph-properties fo:text-align="start" style:font-independent-line-spacing="true"/>
      <style:text-properties fo:font-size="18pt"/>
    </style:style>
    <style:style style:name="P138" style:family="paragraph">
      <loext:graphic-properties draw:fill="bitmap" draw:fill-image-name="msFillBitmap_20_126" style:repeat="stretch"/>
      <style:paragraph-properties fo:text-align="start" style:font-independent-line-spacing="true"/>
      <style:text-properties fo:font-size="18pt"/>
    </style:style>
    <style:style style:name="P139" style:family="paragraph">
      <loext:graphic-properties draw:fill="bitmap" draw:fill-image-name="msFillBitmap_20_127" style:repeat="stretch"/>
      <style:paragraph-properties fo:text-align="start" style:font-independent-line-spacing="true"/>
      <style:text-properties fo:font-size="18pt"/>
    </style:style>
    <style:style style:name="P140" style:family="paragraph">
      <loext:graphic-properties draw:fill="bitmap" draw:fill-image-name="msFillBitmap_20_128" style:repeat="stretch"/>
      <style:paragraph-properties fo:text-align="start" style:font-independent-line-spacing="true"/>
      <style:text-properties fo:font-size="18pt"/>
    </style:style>
    <style:style style:name="P141" style:family="paragraph">
      <loext:graphic-properties draw:fill="bitmap" draw:fill-image-name="msFillBitmap_20_129" style:repeat="stretch"/>
      <style:paragraph-properties fo:text-align="start" style:font-independent-line-spacing="true"/>
      <style:text-properties fo:font-size="18pt"/>
    </style:style>
    <style:style style:name="P142" style:family="paragraph">
      <loext:graphic-properties draw:fill="bitmap" draw:fill-image-name="msFillBitmap_20_130" style:repeat="stretch"/>
      <style:paragraph-properties fo:text-align="start" style:font-independent-line-spacing="true"/>
      <style:text-properties fo:font-size="18pt"/>
    </style:style>
    <style:style style:name="P143" style:family="paragraph">
      <loext:graphic-properties draw:fill="bitmap" draw:fill-image-name="msFillBitmap_20_131" style:repeat="stretch"/>
      <style:paragraph-properties fo:text-align="start" style:font-independent-line-spacing="true"/>
      <style:text-properties fo:font-size="18pt"/>
    </style:style>
    <style:style style:name="P144" style:family="paragraph">
      <loext:graphic-properties draw:fill="bitmap" draw:fill-image-name="msFillBitmap_20_1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5" style:family="paragraph">
      <loext:graphic-properties draw:fill="bitmap" draw:fill-image-name="msFillBitmap_20_133" style:repeat="stretch"/>
      <style:paragraph-properties fo:text-align="start" style:font-independent-line-spacing="true"/>
      <style:text-properties fo:font-size="18pt"/>
    </style:style>
    <style:style style:name="P146" style:family="paragraph">
      <loext:graphic-properties draw:fill="bitmap" draw:fill-image-name="msFillBitmap_20_134" style:repeat="stretch"/>
      <style:paragraph-properties fo:text-align="start" style:font-independent-line-spacing="true"/>
      <style:text-properties fo:font-size="18pt"/>
    </style:style>
    <style:style style:name="P147" style:family="paragraph">
      <loext:graphic-properties draw:fill="bitmap" draw:fill-image-name="msFillBitmap_20_135" style:repeat="stretch"/>
      <style:paragraph-properties fo:text-align="start" style:font-independent-line-spacing="true"/>
      <style:text-properties fo:font-size="18pt"/>
    </style:style>
    <style:style style:name="P148" style:family="paragraph">
      <loext:graphic-properties draw:fill="bitmap" draw:fill-image-name="msFillBitmap_20_136" style:repeat="stretch"/>
      <style:paragraph-properties fo:text-align="start" style:font-independent-line-spacing="true"/>
      <style:text-properties fo:font-size="18pt"/>
    </style:style>
    <style:style style:name="P149" style:family="paragraph">
      <loext:graphic-properties draw:fill="bitmap" draw:fill-image-name="msFillBitmap_20_138" style:repeat="stretch"/>
      <style:paragraph-properties fo:text-align="start" style:font-independent-line-spacing="true"/>
      <style:text-properties fo:font-size="18pt"/>
    </style:style>
    <style:style style:name="P150" style:family="paragraph">
      <loext:graphic-properties draw:fill="bitmap" draw:fill-image-name="msFillBitmap_20_140" style:repeat="stretch"/>
      <style:paragraph-properties fo:text-align="start" style:font-independent-line-spacing="true"/>
      <style:text-properties fo:font-size="18pt"/>
    </style:style>
    <style:style style:name="P151" style:family="paragraph">
      <loext:graphic-properties draw:fill="bitmap" draw:fill-image-name="msFillBitmap_20_141" style:repeat="stretch"/>
      <style:paragraph-properties fo:text-align="start" style:font-independent-line-spacing="true"/>
      <style:text-properties fo:font-size="18pt"/>
    </style:style>
    <style:style style:name="P152" style:family="paragraph">
      <loext:graphic-properties draw:fill="bitmap" draw:fill-image-name="msFillBitmap_20_142" style:repeat="stretch"/>
      <style:paragraph-properties fo:text-align="start" style:font-independent-line-spacing="true"/>
      <style:text-properties fo:font-size="18pt"/>
    </style:style>
    <style:style style:name="P153" style:family="paragraph">
      <loext:graphic-properties draw:fill="bitmap" draw:fill-image-name="msFillBitmap_20_143" style:repeat="stretch"/>
      <style:paragraph-properties fo:text-align="start" style:font-independent-line-spacing="true"/>
      <style:text-properties fo:font-size="18pt"/>
    </style:style>
    <style:style style:name="P154" style:family="paragraph">
      <loext:graphic-properties draw:fill="bitmap" draw:fill-image-name="msFillBitmap_20_144" style:repeat="stretch"/>
      <style:paragraph-properties fo:text-align="start" style:font-independent-line-spacing="true"/>
      <style:text-properties fo:font-size="18pt"/>
    </style:style>
    <style:style style:name="P155" style:family="paragraph">
      <loext:graphic-properties draw:fill="bitmap" draw:fill-image-name="msFillBitmap_20_145" style:repeat="stretch"/>
      <style:paragraph-properties fo:text-align="start" style:font-independent-line-spacing="true"/>
      <style:text-properties fo:font-size="18pt"/>
    </style:style>
    <style:style style:name="P156" style:family="paragraph">
      <loext:graphic-properties draw:fill="bitmap" draw:fill-image-name="msFillBitmap_20_146" style:repeat="stretch"/>
      <style:paragraph-properties fo:text-align="start" style:font-independent-line-spacing="true"/>
      <style:text-properties fo:font-size="18pt"/>
    </style:style>
    <style:style style:name="P157" style:family="paragraph">
      <loext:graphic-properties draw:fill="bitmap" draw:fill-image-name="msFillBitmap_20_147" style:repeat="stretch"/>
      <style:paragraph-properties fo:text-align="start" style:font-independent-line-spacing="true"/>
      <style:text-properties fo:font-size="18pt"/>
    </style:style>
    <style:style style:name="P158" style:family="paragraph">
      <loext:graphic-properties draw:fill="bitmap" draw:fill-image-name="msFillBitmap_20_14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59" style:family="paragraph">
      <loext:graphic-properties draw:fill="bitmap" draw:fill-image-name="msFillBitmap_20_149" style:repeat="stretch"/>
      <style:paragraph-properties fo:text-align="start" style:font-independent-line-spacing="true"/>
      <style:text-properties fo:font-size="18pt"/>
    </style:style>
    <style:style style:name="P160" style:family="paragraph">
      <loext:graphic-properties draw:fill="bitmap" draw:fill-image-name="msFillBitmap_20_150" style:repeat="stretch"/>
      <style:paragraph-properties fo:text-align="start" style:font-independent-line-spacing="true"/>
      <style:text-properties fo:font-size="18pt"/>
    </style:style>
    <style:style style:name="P161" style:family="paragraph">
      <loext:graphic-properties draw:fill="bitmap" draw:fill-image-name="msFillBitmap_20_151" style:repeat="stretch"/>
      <style:paragraph-properties fo:text-align="start" style:font-independent-line-spacing="true"/>
      <style:text-properties fo:font-size="18pt"/>
    </style:style>
    <style:style style:name="P162" style:family="paragraph">
      <loext:graphic-properties draw:fill="bitmap" draw:fill-image-name="msFillBitmap_20_152" style:repeat="stretch"/>
      <style:paragraph-properties fo:text-align="start" style:font-independent-line-spacing="true"/>
      <style:text-properties fo:font-size="18pt"/>
    </style:style>
    <style:style style:name="P163" style:family="paragraph">
      <loext:graphic-properties draw:fill="bitmap" draw:fill-image-name="msFillBitmap_20_153" style:repeat="stretch"/>
      <style:paragraph-properties fo:text-align="start" style:font-independent-line-spacing="true"/>
      <style:text-properties fo:font-size="18pt"/>
    </style:style>
    <style:style style:name="P164" style:family="paragraph">
      <loext:graphic-properties draw:fill="bitmap" draw:fill-image-name="msFillBitmap_20_154" style:repeat="stretch"/>
      <style:paragraph-properties fo:text-align="start" style:font-independent-line-spacing="true"/>
      <style:text-properties fo:font-size="18pt"/>
    </style:style>
    <style:style style:name="P165" style:family="paragraph">
      <loext:graphic-properties draw:fill="bitmap" draw:fill-image-name="msFillBitmap_20_156" style:repeat="stretch"/>
      <style:paragraph-properties fo:text-align="start" style:font-independent-line-spacing="true"/>
      <style:text-properties fo:font-size="18pt"/>
    </style:style>
    <style:style style:name="P166" style:family="paragraph">
      <loext:graphic-properties draw:fill="bitmap" draw:fill-image-name="msFillBitmap_20_158" style:repeat="stretch"/>
      <style:paragraph-properties fo:text-align="start" style:font-independent-line-spacing="true"/>
      <style:text-properties fo:font-size="18pt"/>
    </style:style>
    <style:style style:name="P167" style:family="paragraph">
      <loext:graphic-properties draw:fill="bitmap" draw:fill-image-name="msFillBitmap_20_159" style:repeat="stretch"/>
      <style:paragraph-properties fo:text-align="start" style:font-independent-line-spacing="true"/>
      <style:text-properties fo:font-size="18pt"/>
    </style:style>
    <style:style style:name="P168" style:family="paragraph">
      <loext:graphic-properties draw:fill="bitmap" draw:fill-image-name="msFillBitmap_20_160" style:repeat="stretch"/>
      <style:paragraph-properties fo:text-align="start" style:font-independent-line-spacing="true"/>
      <style:text-properties fo:font-size="18pt"/>
    </style:style>
    <style:style style:name="P169" style:family="paragraph">
      <loext:graphic-properties draw:fill="bitmap" draw:fill-image-name="msFillBitmap_20_16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0" style:family="paragraph">
      <loext:graphic-properties draw:fill="bitmap" draw:fill-image-name="msFillBitmap_20_16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1" style:family="paragraph">
      <loext:graphic-properties draw:fill="bitmap" draw:fill-image-name="msFillBitmap_20_16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2" style:family="paragraph">
      <loext:graphic-properties draw:fill="bitmap" draw:fill-image-name="msFillBitmap_20_16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3" style:family="paragraph">
      <loext:graphic-properties draw:fill="bitmap" draw:fill-image-name="msFillBitmap_20_16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4" style:family="paragraph">
      <loext:graphic-properties draw:fill="bitmap" draw:fill-image-name="msFillBitmap_20_16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5" style:family="paragraph">
      <loext:graphic-properties draw:fill="bitmap" draw:fill-image-name="msFillBitmap_20_16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6" style:family="paragraph">
      <loext:graphic-properties draw:fill="bitmap" draw:fill-image-name="msFillBitmap_20_16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7" style:family="paragraph">
      <loext:graphic-properties draw:fill="bitmap" draw:fill-image-name="msFillBitmap_20_16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8" style:family="paragraph">
      <loext:graphic-properties draw:fill="bitmap" draw:fill-image-name="msFillBitmap_20_17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9" style:family="paragraph">
      <loext:graphic-properties draw:fill="bitmap" draw:fill-image-name="msFillBitmap_20_17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0" style:family="paragraph">
      <loext:graphic-properties draw:fill="bitmap" draw:fill-image-name="msFillBitmap_20_17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1" style:family="paragraph">
      <loext:graphic-properties draw:fill="bitmap" draw:fill-image-name="msFillBitmap_20_17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2" style:family="paragraph">
      <loext:graphic-properties draw:fill="bitmap" draw:fill-image-name="msFillBitmap_20_17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3" style:family="paragraph">
      <loext:graphic-properties draw:fill="bitmap" draw:fill-image-name="msFillBitmap_20_17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84" style:family="paragraph">
      <loext:graphic-properties draw:fill-color="#ffffff"/>
      <style:text-properties fo:font-size="20pt"/>
    </style:style>
    <style:style style:name="P185" style:family="paragraph">
      <loext:graphic-properties draw:fill="bitmap" draw:fill-image-name="msFillBitmap_20_162" style:repeat="stretch"/>
      <style:paragraph-properties fo:text-align="start" style:font-independent-line-spacing="true"/>
      <style:text-properties fo:font-size="18pt"/>
    </style:style>
    <style:style style:name="P186" style:family="paragraph">
      <loext:graphic-properties draw:fill="bitmap" draw:fill-image-name="msFillBitmap_20_163" style:repeat="stretch"/>
      <style:paragraph-properties fo:text-align="start" style:font-independent-line-spacing="true"/>
      <style:text-properties fo:font-size="18pt"/>
    </style:style>
    <style:style style:name="P187" style:family="paragraph">
      <loext:graphic-properties draw:fill="bitmap" draw:fill-image-name="msFillBitmap_20_164" style:repeat="stretch"/>
      <style:paragraph-properties fo:text-align="start" style:font-independent-line-spacing="true"/>
      <style:text-properties fo:font-size="18pt"/>
    </style:style>
    <style:style style:name="P188" style:family="paragraph">
      <loext:graphic-properties draw:fill="bitmap" draw:fill-image-name="msFillBitmap_20_165" style:repeat="stretch"/>
      <style:paragraph-properties fo:text-align="start" style:font-independent-line-spacing="true"/>
      <style:text-properties fo:font-size="18pt"/>
    </style:style>
    <style:style style:name="P189" style:family="paragraph">
      <loext:graphic-properties draw:fill="bitmap" draw:fill-image-name="msFillBitmap_20_166" style:repeat="stretch"/>
      <style:paragraph-properties fo:text-align="start" style:font-independent-line-spacing="true"/>
      <style:text-properties fo:font-size="18pt"/>
    </style:style>
    <style:style style:name="P190" style:family="paragraph">
      <loext:graphic-properties draw:fill="bitmap" draw:fill-image-name="msFillBitmap_20_167" style:repeat="stretch"/>
      <style:paragraph-properties fo:text-align="start" style:font-independent-line-spacing="true"/>
      <style:text-properties fo:font-size="18pt"/>
    </style:style>
    <style:style style:name="P191" style:family="paragraph">
      <loext:graphic-properties draw:fill="bitmap" draw:fill-image-name="msFillBitmap_20_168" style:repeat="stretch"/>
      <style:paragraph-properties fo:text-align="start" style:font-independent-line-spacing="true"/>
      <style:text-properties fo:font-size="18pt"/>
    </style:style>
    <style:style style:name="P192" style:family="paragraph">
      <loext:graphic-properties draw:fill="bitmap" draw:fill-image-name="msFillBitmap_20_169" style:repeat="stretch"/>
      <style:paragraph-properties fo:text-align="start" style:font-independent-line-spacing="true"/>
      <style:text-properties fo:font-size="18pt"/>
    </style:style>
    <style:style style:name="P193" style:family="paragraph">
      <loext:graphic-properties draw:fill="bitmap" draw:fill-image-name="msFillBitmap_20_170" style:repeat="stretch"/>
      <style:paragraph-properties fo:text-align="start" style:font-independent-line-spacing="true"/>
      <style:text-properties fo:font-size="18pt"/>
    </style:style>
    <style:style style:name="P194" style:family="paragraph">
      <loext:graphic-properties draw:fill="bitmap" draw:fill-image-name="msFillBitmap_20_171" style:repeat="stretch"/>
      <style:paragraph-properties fo:text-align="start" style:font-independent-line-spacing="true"/>
      <style:text-properties fo:font-size="18pt"/>
    </style:style>
    <style:style style:name="P195" style:family="paragraph">
      <loext:graphic-properties draw:fill="bitmap" draw:fill-image-name="msFillBitmap_20_172" style:repeat="stretch"/>
      <style:paragraph-properties fo:text-align="start" style:font-independent-line-spacing="true"/>
      <style:text-properties fo:font-size="18pt"/>
    </style:style>
    <style:style style:name="P196" style:family="paragraph">
      <loext:graphic-properties draw:fill="bitmap" draw:fill-image-name="msFillBitmap_20_174" style:repeat="stretch"/>
      <style:paragraph-properties fo:text-align="start" style:font-independent-line-spacing="true"/>
      <style:text-properties fo:font-size="18pt"/>
    </style:style>
    <style:style style:name="P197" style:family="paragraph">
      <loext:graphic-properties draw:fill="bitmap" draw:fill-image-name="msFillBitmap_20_176" style:repeat="stretch"/>
      <style:paragraph-properties fo:text-align="start" style:font-independent-line-spacing="true"/>
      <style:text-properties fo:font-size="18pt"/>
    </style:style>
    <style:style style:name="P198" style:family="paragraph">
      <style:paragraph-properties fo:text-align="center"/>
    </style:style>
    <style:style style:name="P199" style:family="paragraph">
      <loext:graphic-properties draw:fill="none" draw:fill-color="#ffffff"/>
    </style:style>
    <style:style style:name="P200" style:family="paragraph">
      <loext:graphic-properties draw:fill="none"/>
      <style:paragraph-properties fo:text-align="center"/>
    </style:style>
    <style:style style:name="P201" style:family="paragraph">
      <loext:graphic-properties draw:fill="none"/>
      <style:text-properties fo:color="#f58220" fo:font-size="22pt" fo:font-style="italic" style:font-size-asian="18pt" style:font-style-asian="italic" style:font-size-complex="18pt" style:font-style-complex="italic"/>
    </style:style>
    <style:style style:name="P202" style:family="paragraph">
      <loext:graphic-properties draw:fill="none" draw:fill-color="#ffffff"/>
      <style:paragraph-properties fo:text-align="center"/>
      <style:text-properties fo:color="#f58220" fo:font-size="18pt" style:font-size-asian="18pt" style:font-size-complex="18pt"/>
    </style:style>
    <style:style style:name="P203" style:family="paragraph">
      <loext:graphic-properties draw:fill="none"/>
      <style:text-properties fo:color="#000000" fo:font-size="22pt" fo:font-style="italic" style:font-size-asian="18pt" style:font-style-asian="italic" style:font-size-complex="18pt" style:font-style-complex="italic"/>
    </style:style>
    <style:style style:name="P204" style:family="paragraph">
      <loext:graphic-properties draw:fill="none"/>
      <style:text-properties style:use-window-font-color="true" fo:font-size="22pt" fo:font-style="italic" style:font-size-asian="18pt" style:font-style-asian="italic" style:font-size-complex="18pt" style:font-style-complex="italic"/>
    </style:style>
    <style:style style:name="P205" style:family="paragraph">
      <loext:graphic-properties draw:fill="none" draw:fill-color="#ffffff"/>
      <style:text-properties fo:color="#f58220" fo:font-size="22pt" fo:font-style="italic" style:font-size-asian="18pt" style:font-style-asian="italic" style:font-size-complex="18pt" style:font-style-complex="italic"/>
    </style:style>
    <style:style style:name="P206" style:family="paragraph">
      <loext:graphic-properties draw:fill="bitmap" draw:fill-image-name="msFillBitmap_20_178" style:repeat="stretch"/>
      <style:paragraph-properties fo:text-align="start" style:font-independent-line-spacing="true"/>
      <style:text-properties fo:font-size="18pt"/>
    </style:style>
    <style:style style:name="P207" style:family="paragraph">
      <loext:graphic-properties draw:fill="bitmap" draw:fill-image-name="msFillBitmap_20_179" style:repeat="stretch"/>
      <style:paragraph-properties fo:text-align="start" style:font-independent-line-spacing="true"/>
      <style:text-properties fo:font-size="18pt"/>
    </style:style>
    <style:style style:name="P208" style:family="paragraph">
      <loext:graphic-properties draw:fill="bitmap" draw:fill-image-name="msFillBitmap_20_180" style:repeat="stretch"/>
      <style:paragraph-properties fo:text-align="start" style:font-independent-line-spacing="true"/>
      <style:text-properties fo:font-size="18pt"/>
    </style:style>
    <style:style style:name="P209" style:family="paragraph">
      <loext:graphic-properties draw:fill="bitmap" draw:fill-image-name="msFillBitmap_20_181" style:repeat="stretch"/>
      <style:paragraph-properties fo:text-align="start" style:font-independent-line-spacing="true"/>
      <style:text-properties fo:font-size="18pt"/>
    </style:style>
    <style:style style:name="P210" style:family="paragraph">
      <loext:graphic-properties draw:fill="bitmap" draw:fill-image-name="msFillBitmap_20_182" style:repeat="stretch"/>
      <style:paragraph-properties fo:text-align="start" style:font-independent-line-spacing="true"/>
      <style:text-properties fo:font-size="18pt"/>
    </style:style>
    <style:style style:name="P211" style:family="paragraph">
      <loext:graphic-properties draw:fill="bitmap" draw:fill-image-name="msFillBitmap_20_183" style:repeat="stretch"/>
      <style:paragraph-properties fo:text-align="start" style:font-independent-line-spacing="true"/>
      <style:text-properties fo:font-size="18pt"/>
    </style:style>
    <style:style style:name="P212" style:family="paragraph">
      <loext:graphic-properties draw:fill="bitmap" draw:fill-image-name="msFillBitmap_20_184" style:repeat="stretch"/>
      <style:paragraph-properties fo:text-align="start" style:font-independent-line-spacing="true"/>
      <style:text-properties fo:font-size="18pt"/>
    </style:style>
    <style:style style:name="P213" style:family="paragraph">
      <loext:graphic-properties draw:fill="bitmap" draw:fill-image-name="msFillBitmap_20_185" style:repeat="stretch"/>
      <style:paragraph-properties fo:text-align="start" style:font-independent-line-spacing="true"/>
      <style:text-properties fo:font-size="18pt"/>
    </style:style>
    <style:style style:name="P214" style:family="paragraph">
      <loext:graphic-properties draw:fill="bitmap" draw:fill-image-name="msFillBitmap_20_186" style:repeat="stretch"/>
      <style:paragraph-properties fo:text-align="start" style:font-independent-line-spacing="true"/>
      <style:text-properties fo:font-size="18pt"/>
    </style:style>
    <style:style style:name="P215" style:family="paragraph">
      <loext:graphic-properties draw:fill="bitmap" draw:fill-image-name="msFillBitmap_20_187" style:repeat="stretch"/>
      <style:paragraph-properties fo:text-align="start" style:font-independent-line-spacing="true"/>
      <style:text-properties fo:font-size="18pt"/>
    </style:style>
    <style:style style:name="P216" style:family="paragraph">
      <loext:graphic-properties draw:fill="bitmap" draw:fill-image-name="msFillBitmap_20_188" style:repeat="stretch"/>
      <style:paragraph-properties fo:text-align="start" style:font-independent-line-spacing="true"/>
      <style:text-properties fo:font-size="18pt"/>
    </style:style>
    <style:style style:name="P217" style:family="paragraph">
      <loext:graphic-properties draw:fill="bitmap" draw:fill-image-name="msFillBitmap_20_189" style:repeat="stretch"/>
      <style:paragraph-properties fo:text-align="start" style:font-independent-line-spacing="true"/>
      <style:text-properties fo:font-size="18pt"/>
    </style:style>
    <style:style style:name="P218" style:family="paragraph">
      <loext:graphic-properties draw:fill="bitmap" draw:fill-image-name="msFillBitmap_20_191" style:repeat="stretch"/>
      <style:paragraph-properties fo:text-align="start" style:font-independent-line-spacing="true"/>
      <style:text-properties fo:font-size="18pt"/>
    </style:style>
    <style:style style:name="P219" style:family="paragraph">
      <loext:graphic-properties draw:fill="bitmap" draw:fill-image-name="msFillBitmap_20_193" style:repeat="stretch"/>
      <style:paragraph-properties fo:text-align="start" style:font-independent-line-spacing="true"/>
      <style:text-properties fo:font-size="18pt"/>
    </style:style>
    <style:style style:name="P220" style:family="paragraph">
      <loext:graphic-properties draw:fill="bitmap" draw:fill-image-name="msFillBitmap_20_194" style:repeat="stretch"/>
      <style:paragraph-properties fo:text-align="start" style:font-independent-line-spacing="true"/>
      <style:text-properties fo:font-size="18pt"/>
    </style:style>
    <style:style style:name="P221" style:family="paragraph">
      <loext:graphic-properties draw:fill="bitmap" draw:fill-image-name="msFillBitmap_20_19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2" style:family="paragraph">
      <loext:graphic-properties draw:fill="bitmap" draw:fill-image-name="msFillBitmap_20_19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3" style:family="paragraph">
      <loext:graphic-properties draw:fill="bitmap" draw:fill-image-name="msFillBitmap_20_19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4" style:family="paragraph">
      <loext:graphic-properties draw:fill="bitmap" draw:fill-image-name="msFillBitmap_20_19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5" style:family="paragraph">
      <loext:graphic-properties draw:fill="bitmap" draw:fill-image-name="msFillBitmap_20_19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6" style:family="paragraph">
      <loext:graphic-properties draw:fill="bitmap" draw:fill-image-name="msFillBitmap_20_20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7" style:family="paragraph">
      <loext:graphic-properties draw:fill="bitmap" draw:fill-image-name="msFillBitmap_20_201" style:repeat="stretch"/>
      <style:paragraph-properties fo:text-align="start" style:font-independent-line-spacing="true"/>
      <style:text-properties fo:font-size="18pt"/>
    </style:style>
    <style:style style:name="P228" style:family="paragraph">
      <loext:graphic-properties draw:fill="bitmap" draw:fill-image-name="msFillBitmap_20_17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9" style:family="paragraph">
      <loext:graphic-properties draw:fill="bitmap" draw:fill-image-name="msFillBitmap_20_17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0" style:family="paragraph">
      <loext:graphic-properties draw:fill="bitmap" draw:fill-image-name="msFillBitmap_20_18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1" style:family="paragraph">
      <loext:graphic-properties draw:fill="bitmap" draw:fill-image-name="msFillBitmap_20_18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2" style:family="paragraph">
      <loext:graphic-properties draw:fill="bitmap" draw:fill-image-name="msFillBitmap_20_18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3" style:family="paragraph">
      <loext:graphic-properties draw:fill="bitmap" draw:fill-image-name="msFillBitmap_20_18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4" style:family="paragraph">
      <loext:graphic-properties draw:fill="bitmap" draw:fill-image-name="msFillBitmap_20_18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5" style:family="paragraph">
      <loext:graphic-properties draw:fill="bitmap" draw:fill-image-name="msFillBitmap_20_18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6" style:family="paragraph">
      <loext:graphic-properties draw:fill="bitmap" draw:fill-image-name="msFillBitmap_20_18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7" style:family="paragraph">
      <loext:graphic-properties draw:fill="bitmap" draw:fill-image-name="msFillBitmap_20_18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8" style:family="paragraph">
      <loext:graphic-properties draw:fill="bitmap" draw:fill-image-name="msFillBitmap_20_18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39" style:family="paragraph">
      <loext:graphic-properties draw:fill="bitmap" draw:fill-image-name="msFillBitmap_20_18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0" style:family="paragraph">
      <loext:graphic-properties draw:fill="bitmap" draw:fill-image-name="msFillBitmap_20_19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1" style:family="paragraph">
      <loext:graphic-properties draw:fill="bitmap" draw:fill-image-name="msFillBitmap_20_19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2" style:family="paragraph">
      <loext:graphic-properties draw:fill="bitmap" draw:fill-image-name="msFillBitmap_20_19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3" style:family="paragraph">
      <loext:graphic-properties draw:fill="bitmap" draw:fill-image-name="msFillBitmap_20_20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4" style:family="paragraph">
      <loext:graphic-properties draw:fill="bitmap" draw:fill-image-name="msFillBitmap_20_27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5" style:family="paragraph">
      <loext:graphic-properties draw:fill="bitmap" draw:fill-image-name="msFillBitmap_20_29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6" style:family="paragraph">
      <loext:graphic-properties draw:fill="bitmap" draw:fill-image-name="msFillBitmap_20_32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4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48"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44pt" style:font-style-asian="normal" style:font-weight-asian="bold"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9"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 New Roman" fo:font-size="28pt" fo:letter-spacing="normal" fo:font-style="italic" style:text-underline-style="none" fo:font-weight="normal" style:font-size-asian="28pt" style:font-style-asian="italic" style:font-weight-asian="normal" style:font-name-complex="Times New Roman"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fo:color="#f58220"/>
    </style:style>
    <style:style style:name="T16" style:family="text">
      <style:text-properties fo:color="#f58220" style:font-name="Liberation Sans1" fo:font-style="italic" style:font-name-asian="Liberation Sans1" style:font-style-asian="italic" style:font-name-complex="Liberation Sans1" style:font-style-complex="italic"/>
    </style:style>
    <style:style style:name="T17" style:family="text">
      <style:text-properties fo:color="#f58220" fo:font-size="18pt" fo:font-style="italic" fo:font-weight="bold" style:font-size-asian="18pt" style:font-style-asian="italic" style:font-weight-asian="bold" style:font-size-complex="18pt" style:font-style-complex="italic" style:font-weight-complex="bold"/>
    </style:style>
    <style:style style:name="T18" style:family="text">
      <style:text-properties fo:color="#f58220" style:font-name="Liberation Sans1" fo:font-size="22pt" fo:font-style="italic" style:font-name-asian="Liberation Sans1" style:font-size-asian="18pt" style:font-style-asian="italic" style:font-name-complex="Liberation Sans1" style:font-size-complex="18pt" style:font-style-complex="italic"/>
    </style:style>
    <style:style style:name="T19" style:family="text">
      <style:text-properties style:font-name="Liberation Sans1" fo:font-style="italic" style:font-name-asian="Liberation Sans1" style:font-style-asian="italic" style:font-name-complex="Liberation Sans1" style:font-style-complex="italic"/>
    </style:style>
    <style:style style:name="T20" style:family="text">
      <style:text-properties style:font-name="Liberation Sans" style:font-name-asian="Liberation Sans1" style:font-name-complex="Liberation Sans1"/>
    </style:style>
    <style:style style:name="T21" style:family="text">
      <style:text-properties fo:font-style="italic" style:font-style-asian="italic" style:font-style-complex="italic"/>
    </style:style>
    <style:style style:name="T22" style:family="text">
      <style:text-properties style:font-name="Liberation Sans" fo:font-style="italic" style:font-name-asian="Liberation Sans1" style:font-style-asian="italic" style:font-name-complex="Liberation Sans1" style:font-style-complex="italic"/>
    </style:style>
    <style:style style:name="T23" style:family="text">
      <style:text-properties fo:color="#000000" style:font-name="Liberation Sans1" fo:font-size="22pt" fo:font-style="italic" style:font-name-asian="Liberation Sans1" style:font-size-asian="18pt" style:font-style-asian="italic" style:font-name-complex="Liberation Sans1" style:font-size-complex="18pt" style:font-style-complex="italic"/>
    </style:style>
    <style:style style:name="T24" style:family="text">
      <style:text-properties fo:color="#f58220" style:font-name="Liberation Sans" fo:font-style="italic" fo:font-weight="bold" style:font-name-asian="Liberation Sans1" style:font-style-asian="italic" style:font-weight-asian="bold" style:font-name-complex="Liberation Sans1" style:font-style-complex="italic" style:font-weight-complex="bold"/>
    </style:style>
    <style:style style:name="T25" style:family="text">
      <style:text-properties style:font-name="Liberation Sans" fo:font-style="normal" style:font-name-asian="Liberation Sans1" style:font-style-asian="normal" style:font-name-complex="Liberation Sans1" style:font-style-complex="normal"/>
    </style:style>
    <style:style style:name="T26" style:family="text">
      <style:text-properties style:use-window-font-color="true" style:font-name="Liberation Sans1" fo:font-size="22pt" fo:font-style="italic" style:font-name-asian="Liberation Sans1" style:font-size-asian="18pt" style:font-style-asian="italic" style:font-name-complex="Liberation Sans1" style:font-size-complex="18pt" style:font-style-complex="italic"/>
    </style:style>
    <style:style style:name="T27" style:family="text">
      <style:text-properties fo:color="#f58220" fo:font-size="22pt" fo:font-style="italic" style:font-size-asian="18pt" style:font-style-asian="italic" style:font-size-complex="18pt" style:font-style-complex="italic"/>
    </style:style>
    <style:style style:name="T2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0" style:family="text">
      <style:text-properties fo:font-variant="normal" fo:text-transform="none" fo:color="#0000ff"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office:forms form:automatic-focus="false" form:apply-design-mode="false"/>
        <draw:frame draw:name="Título 1" presentation:style-name="pr1" draw:text-style-name="P2" draw:layer="layout" svg:width="21.589cm" svg:height="4.082cm" svg:x="1.905cm" svg:y="5.725cm" presentation:class="title" presentation:user-transformed="true">
          <draw:text-box>
            <text:p text:style-name="P1"><text:span text:style-name="T1">S</text:span><text:span text:style-name="T1">i</text:span><text:span text:style-name="T1">s</text:span><text:span text:style-name="T1">t</text:span><text:span text:style-name="T1">e</text:span><text:span text:style-name="T1">m</text:span><text:span text:style-name="T1">a</text:span><text:span text:style-name="T1">s</text:span><text:span text:style-name="T1"> </text:span><text:span text:style-name="T1">d</text:span><text:span text:style-name="T1">e</text:span><text:span text:style-name="T1"> </text:span><text:span text:style-name="T1">c</text:span><text:span text:style-name="T1">o</text:span><text:span text:style-name="T1">o</text:span><text:span text:style-name="T1">r</text:span><text:span text:style-name="T1">d</text:span><text:span text:style-name="T1">e</text:span><text:span text:style-name="T1">n</text:span><text:span text:style-name="T1">a</text:span><text:span text:style-name="T1">d</text:span><text:span text:style-name="T1">a</text:span><text:span text:style-name="T1">s</text:span></text:p>
          </draw:text-box>
        </draw:frame>
        <draw:frame draw:name="Subtítulo 2" presentation:style-name="pr2" draw:text-style-name="P4" draw:layer="layout" svg:width="17.779cm" svg:height="4.867cm" svg:x="3.81cm" svg:y="10.457cm" presentation:class="subtitle" presentation:user-transformed="true">
          <draw:text-box>
            <text:p text:style-name="P3"><text:span text:style-name="T2">P</text:span><text:span text:style-name="T2">a</text:span><text:span text:style-name="T2">r</text:span><text:span text:style-name="T2">t</text:span><text:span text:style-name="T2">e</text:span><text:span text:style-name="T2"> </text:span><text:span text:style-name="T2">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Em_20_branco">
        <office:forms form:automatic-focus="false" form:apply-design-mode="false"/>
        <draw:custom-shape draw:name="CaixaDeTexto 2" draw:style-name="gr2" draw:text-style-name="P7" draw:layer="layout" svg:width="23.581cm" svg:height="15.571cm" svg:x="0.909cm" svg:y="1.324cm">
          <text:p text:style-name="P6"><text:span text:style-name="T3">Para definir um sistema de coordenadas, é necessário especificar 3 coisas: </text:span></text:p>
          <text:p text:style-name="P6"><text:span text:style-name="T4"/></text:p>
          <text:p text:style-name="P6"><text:span text:style-name="T3">1) a localização da origem</text:span></text:p>
          <text:p text:style-name="P6"><text:span text:style-name="T4"/></text:p>
          <text:p text:style-name="P6"><text:span text:style-name="T3">2) a orientação dos três eixos</text:span></text:p>
          <text:p text:style-name="P6"><text:span text:style-name="T4"/></text:p>
          <text:p text:style-name="P6"><text:span text:style-name="T3">3) os parâmetros que definem a posição de um po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3" draw:text-style-name="P8" draw:layer="layout" svg:width="23.791cm" svg:height="6.929cm" svg:x="0.909cm" svg:y="10.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4" draw:text-style-name="P10"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Em_20_branco">
        <office:forms form:automatic-focus="false" form:apply-design-mode="false"/>
        <draw:custom-shape draw:name="CaixaDeTexto 2" draw:style-name="gr2" draw:text-style-name="P7" draw:layer="layout" svg:width="23.581cm" svg:height="15.571cm" svg:x="0.909cm" svg:y="1.324cm">
          <text:p text:style-name="P6"><text:span text:style-name="T3">Para definir um sistema de coordenadas, é necessário especificar 3 coisas: </text:span></text:p>
          <text:p text:style-name="P6"><text:span text:style-name="T4"/></text:p>
          <text:p text:style-name="P6"><text:span text:style-name="T3">1) a localização da origem</text:span></text:p>
          <text:p text:style-name="P6"><text:span text:style-name="T4"/></text:p>
          <text:p text:style-name="P6"><text:span text:style-name="T3">2) a orientação dos três eixos</text:span></text:p>
          <text:p text:style-name="P6"><text:span text:style-name="T4"/></text:p>
          <text:p text:style-name="P6"><text:span text:style-name="T3">3) os parâmetros que definem a posição de um po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5" draw:text-style-name="P7"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3" draw:text-style-name="P8" draw:layer="layout" svg:width="23.791cm" svg:height="4.302cm" svg:x="0.909cm" svg:y="12.6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Em_20_branco">
        <office:forms form:automatic-focus="false" form:apply-design-mode="false"/>
        <draw:custom-shape draw:name="CaixaDeTexto 2" draw:style-name="gr2" draw:text-style-name="P7" draw:layer="layout" svg:width="23.581cm" svg:height="15.571cm" svg:x="0.909cm" svg:y="1.324cm">
          <text:p text:style-name="P6"><text:span text:style-name="T3">Para definir um sistema de coordenadas, é necessário especificar 3 coisas: </text:span></text:p>
          <text:p text:style-name="P6"><text:span text:style-name="T4"/></text:p>
          <text:p text:style-name="P6"><text:span text:style-name="T3">1) a localização da origem</text:span></text:p>
          <text:p text:style-name="P6"><text:span text:style-name="T4"/></text:p>
          <text:p text:style-name="P6"><text:span text:style-name="T3">2) a orientação dos três eixos</text:span></text:p>
          <text:p text:style-name="P6"><text:span text:style-name="T4"/></text:p>
          <text:p text:style-name="P6"><text:span text:style-name="T3">3) os parâmetros que definem a posição de um po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5" draw:text-style-name="P7"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Em_20_branco">
        <office:forms form:automatic-focus="false" form:apply-design-mode="false"/>
        <draw:custom-shape draw:name="CaixaDeTexto 2" draw:style-name="gr2" draw:text-style-name="P7" draw:layer="layout" svg:width="23.581cm" svg:height="11.421cm" svg:x="0.909cm" svg:y="1.124cm">
          <text:p text:style-name="P6"><text:span text:style-name="T3">Os sistemas de coordenadas utilizados aqui são </text:span><text:span text:style-name="T1">terrestres</text:span><text:span text:style-name="T3"> porque são fixos na Terra e rotacionam junto com ela.</text:span></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5" draw:text-style-name="P7"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Em_20_branco">
        <office:forms form:automatic-focus="false" form:apply-design-mode="false"/>
        <draw:custom-shape draw:name="CaixaDeTexto 2" draw:style-name="gr2" draw:text-style-name="P7" draw:layer="layout" svg:width="23.581cm" svg:height="11.421cm" svg:x="0.909cm" svg:y="1.124cm">
          <text:p text:style-name="P6"><text:span text:style-name="T3">Os sistemas de coordenadas utilizados aqui são </text:span><text:span text:style-name="T1">terrestres</text:span><text:span text:style-name="T3"> porque são fixos na Terra e rotacionam junto com ela.</text:span></text:p>
          <text:p text:style-name="P6"><text:span text:style-name="T3"/></text:p>
          <text:p text:style-name="P6"><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 draw:text-style-name="P7" draw:layer="layout" svg:width="23.581cm" svg:height="7.699cm" svg:x="0.899cm" svg:y="9.443cm">
          <text:p text:style-name="P6"><text:span text:style-name="T3">Estes sistemas podem ser </text:span><text:span text:style-name="T1">geocêntricos</text:span><text:span text:style-name="T3"> ou </text:span><text:span text:style-name="T1">topocêntricos</text:span><text:span text:style-name="T3">. A diferença básica é a localização da orig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5" draw:text-style-name="P7"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Em_20_branco">
        <office:forms form:automatic-focus="false" form:apply-design-mode="false"/>
        <draw:custom-shape draw:name="CaixaDeTexto 3" draw:style-name="gr2" draw:text-style-name="P7" draw:layer="layout" svg:width="23.581cm" svg:height="5.837cm" svg:x="0.899cm" svg:y="1.626cm">
          <text:p text:style-name="P6"><text:span text:style-name="T3">Sistemas terrestres </text:span><text:span text:style-name="T1">geocêntricos</text:span><text:span text:style-name="T3"> têm origem próxima ao centro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5" draw:text-style-name="P7"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Em_20_branco">
        <office:forms form:automatic-focus="false" form:apply-design-mode="false"/>
        <draw:custom-shape draw:name="CaixaDeTexto 3" draw:style-name="gr2" draw:text-style-name="P7" draw:layer="layout" svg:width="23.581cm" svg:height="5.837cm" svg:x="0.899cm" svg:y="1.626cm">
          <text:p text:style-name="P6"><text:span text:style-name="T3">Sistemas terrestres </text:span><text:span text:style-name="T1">geocêntricos</text:span><text:span text:style-name="T3"> têm origem próxima ao centro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2" draw:text-style-name="P7" draw:layer="layout" svg:width="23.581cm" svg:height="7.699cm" svg:x="0.899cm" svg:y="9.427cm">
          <text:p text:style-name="P6"><text:span text:style-name="T3">Sistemas terrestres </text:span><text:span text:style-name="T1">topocêntricos</text:span><text:span text:style-name="T3"> têm origem em um ponto localizado sobre a superfície da Terra ou próximo à e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5" draw:text-style-name="P7" draw:layer="layout" svg:width="5.448cm" svg:height="0.843cm" svg:x="0.333cm" svg:y="17.632cm">
          <text:p text:style-name="P9"><text:span text:style-name="T5">Krakiwsky e Wells (19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Em_20_branco">
        <office:forms form:automatic-focus="false" form:apply-design-mode="false"/>
        <draw:custom-shape draw:name="CaixaDeTexto 3" draw:style-name="gr2" draw:text-style-name="P7" draw:layer="layout" svg:width="23.581cm" svg:height="16.921cm" svg:x="0.909cm" svg:y="0.724cm">
          <text:p text:style-name="P6"><text:span text:style-name="T3">Os sistemas de coordenadas terrestres utilizados aqui são:</text:span></text:p>
          <text:p text:style-name="P6"><text:span text:style-name="T4"/></text:p>
          <text:p text:style-name="P6"><text:span text:style-name="T6"/></text:p>
          <text:p text:style-name="P6"><text:span text:style-name="T6">Sistema geocêntrico de coordenadas Cartesianas</text:span></text:p>
          <text:p text:style-name="P6"><text:span text:style-name="T7"/></text:p>
          <text:p text:style-name="P6"><text:span text:style-name="T8">Sistema geocêntrico de coordenadas geodésicas</text:span></text:p>
          <text:p text:style-name="P6"><text:span text:style-name="T8"/></text:p>
          <text:p text:style-name="P6"><text:span text:style-name="T8">Sistema geocêntrico de coordenadas esféricas</text:span></text:p>
          <text:p text:style-name="P6"><text:span text:style-name="T7"/></text:p>
          <text:p text:style-name="P6"><text:span text:style-name="T8">Sistema topocêntrico de coordenadas Cartesian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 draw:style-name="gr6" draw:text-style-name="P8" draw:layer="layout" svg:width="24.2cm" svg:height="12cm" svg:x="0.4cm" svg:y="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Em_20_branco">
        <office:forms form:automatic-focus="false" form:apply-design-mode="false"/>
        <draw:custom-shape draw:name="CaixaDeTexto 3" draw:style-name="gr2" draw:text-style-name="P11" draw:layer="layout" svg:width="23.581cm" svg:height="16.921cm" svg:x="0.909cm" svg:y="0.724cm">
          <text:p text:style-name="P6"><text:span text:style-name="T3">Os sistemas de coordenadas terrestres utilizados aqui são:</text:span></text:p>
          <text:p text:style-name="P6"><text:span text:style-name="T4"/></text:p>
          <text:p text:style-name="P6"><text:span text:style-name="T6"/></text:p>
          <text:p text:style-name="P6"><text:span text:style-name="T6">Sistema geocêntrico de coordenadas Cartesianas</text:span></text:p>
          <text:p text:style-name="P6"><text:span text:style-name="T7"/></text:p>
          <text:p text:style-name="P6"><text:span text:style-name="T8">Sistema geocêntrico de coordenadas geodésicas</text:span></text:p>
          <text:p text:style-name="P6"><text:span text:style-name="T8"/></text:p>
          <text:p text:style-name="P6"><text:span text:style-name="T8">Sistema geocêntrico de coordenadas esféricas</text:span></text:p>
          <text:p text:style-name="P6"><text:span text:style-name="T7"/></text:p>
          <text:p text:style-name="P6"><text:span text:style-name="T8">Sistema topocêntrico de coordenadas Cartesian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 draw:style-name="gr7" draw:text-style-name="P8" draw:layer="layout" svg:width="24.2cm" svg:height="8.8cm" svg:x="0.4cm" svg:y="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Em_20_branco">
        <office:forms form:automatic-focus="false" form:apply-design-mode="false"/>
        <draw:custom-shape draw:name="CaixaDeTexto 3" draw:style-name="gr2" draw:text-style-name="P11" draw:layer="layout" svg:width="23.581cm" svg:height="16.921cm" svg:x="0.909cm" svg:y="0.724cm">
          <text:p text:style-name="P6"><text:span text:style-name="T3">Os sistemas de coordenadas terrestres utilizados aqui são:</text:span></text:p>
          <text:p text:style-name="P6"><text:span text:style-name="T4"/></text:p>
          <text:p text:style-name="P6"><text:span text:style-name="T6"/></text:p>
          <text:p text:style-name="P6"><text:span text:style-name="T6">Sistema geocêntrico de coordenadas Cartesianas</text:span></text:p>
          <text:p text:style-name="P6"><text:span text:style-name="T7"/></text:p>
          <text:p text:style-name="P6"><text:span text:style-name="T8">Sistema geocêntrico de coordenadas geodésicas</text:span></text:p>
          <text:p text:style-name="P6"><text:span text:style-name="T8"/></text:p>
          <text:p text:style-name="P6"><text:span text:style-name="T8">Sistema geocêntrico de coordenadas esféricas</text:span></text:p>
          <text:p text:style-name="P6"><text:span text:style-name="T7"/></text:p>
          <text:p text:style-name="P6"><text:span text:style-name="T8">Sistema topocêntrico de coordenadas Cartesian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 draw:style-name="gr8" draw:text-style-name="P8" draw:layer="layout" svg:width="24.2cm" svg:height="6cm" svg:x="0.4cm" svg:y="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Em_20_branco">
        <office:forms form:automatic-focus="false" form:apply-design-mode="false"/>
        <draw:custom-shape draw:name="CaixaDeTexto 3" draw:style-name="gr2" draw:text-style-name="P11" draw:layer="layout" svg:width="23.581cm" svg:height="16.921cm" svg:x="0.909cm" svg:y="0.724cm">
          <text:p text:style-name="P6"><text:span text:style-name="T3">Os sistemas de coordenadas terrestres utilizados aqui são:</text:span></text:p>
          <text:p text:style-name="P6"><text:span text:style-name="T4"/></text:p>
          <text:p text:style-name="P6"><text:span text:style-name="T6"/></text:p>
          <text:p text:style-name="P6"><text:span text:style-name="T6">Sistema geocêntrico de coordenadas Cartesianas</text:span></text:p>
          <text:p text:style-name="P6"><text:span text:style-name="T7"/></text:p>
          <text:p text:style-name="P6"><text:span text:style-name="T8">Sistema geocêntrico de coordenadas geodésicas</text:span></text:p>
          <text:p text:style-name="P6"><text:span text:style-name="T8"/></text:p>
          <text:p text:style-name="P6"><text:span text:style-name="T8">Sistema geocêntrico de coordenadas esféricas</text:span></text:p>
          <text:p text:style-name="P6"><text:span text:style-name="T7"/></text:p>
          <text:p text:style-name="P6"><text:span text:style-name="T8">Sistema topocêntrico de coordenadas Cartesian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 draw:style-name="gr9" draw:text-style-name="P8" draw:layer="layout" svg:width="24.2cm" svg:height="3.6cm" svg:x="0.4cm" svg:y="1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Em_20_branco">
        <office:forms form:automatic-focus="false" form:apply-design-mode="false"/>
        <draw:custom-shape draw:name="CaixaDeTexto 3" draw:style-name="gr2" draw:text-style-name="P11" draw:layer="layout" svg:width="23.581cm" svg:height="16.921cm" svg:x="0.909cm" svg:y="0.724cm">
          <text:p text:style-name="P6"><text:span text:style-name="T3">Os sistemas de coordenadas terrestres utilizados aqui são:</text:span></text:p>
          <text:p text:style-name="P6"><text:span text:style-name="T4"/></text:p>
          <text:p text:style-name="P6"><text:span text:style-name="T6"/></text:p>
          <text:p text:style-name="P6"><text:span text:style-name="T6">Sistema geocêntrico de coordenadas Cartesianas</text:span></text:p>
          <text:p text:style-name="P6"><text:span text:style-name="T7"/></text:p>
          <text:p text:style-name="P6"><text:span text:style-name="T8">Sistema geocêntrico de coordenadas geodésicas</text:span></text:p>
          <text:p text:style-name="P6"><text:span text:style-name="T8"/></text:p>
          <text:p text:style-name="P6"><text:span text:style-name="T8">Sistema geocêntrico de coordenadas esféricas</text:span></text:p>
          <text:p text:style-name="P6"><text:span text:style-name="T7"/></text:p>
          <text:p text:style-name="P6"><text:span text:style-name="T8">Sistema topocêntrico de coordenadas Cartesiana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Em_20_branco">
        <office:forms form:automatic-focus="false" form:apply-design-mode="false"/>
        <draw:custom-shape draw:name="Elipse 5"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12" draw:text-style-name="P12" draw:layer="layout" svg:x1="5.892cm" svg:y1="9.529cm" svg:x2="10.738cm" svg:y2="9.499cm">
          <text:p/>
        </draw:line>
        <draw:line draw:name="Conector reto 16" draw:style-name="gr12" draw:text-style-name="P12" draw:layer="layout" svg:x1="5.889cm" svg:y1="9.529cm" svg:x2="3.99cm" svg:y2="11.485cm">
          <text:p/>
        </draw:line>
        <draw:custom-shape draw:name="Elipse 17"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1" draw:style-name="gr14" draw:text-style-name="P14"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12" draw:text-style-name="P12" draw:layer="layout" svg:x1="5.895cm" svg:y1="9.489cm" svg:x2="5.892cm" svg:y2="5.889cm">
          <text:p/>
        </draw:line>
        <draw:custom-shape draw:name="CaixaDeTexto 2" draw:style-name="gr2" draw:text-style-name="P7" draw:layer="layout" svg:width="10cm" svg:height="4.991cm" svg:x="13.9cm" svg:y="1.524cm">
          <text:p text:style-name="P6"><text:span text:style-name="T10">Considere um elipsoide de revolução com semieixo menor </text:span><text:span text:style-name="T11">b</text:span><text:span text:style-name="T12"> e semieixo maior </text:span><text:span text:style-name="T1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15" draw:text-style-name="P15"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9" draw:style-name="gr16" draw:text-style-name="P16"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17" draw:text-style-name="P17"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Em_20_branco">
        <office:forms form:automatic-focus="false" form:apply-design-mode="false"/>
        <draw:line draw:name="Conector reto 22" draw:style-name="gr12" draw:text-style-name="P12" draw:layer="layout" svg:x1="5.895cm" svg:y1="9.489cm" svg:x2="5.892cm" svg:y2="5.889cm">
          <text:p/>
        </draw:line>
        <draw:custom-shape draw:name="Elipse 5"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12" draw:text-style-name="P12" draw:layer="layout" svg:x1="5.892cm" svg:y1="9.529cm" svg:x2="10.738cm" svg:y2="9.499cm">
          <text:p/>
        </draw:line>
        <draw:line draw:name="Conector reto 16" draw:style-name="gr12" draw:text-style-name="P12" draw:layer="layout" svg:x1="5.889cm" svg:y1="9.529cm" svg:x2="3.99cm" svg:y2="11.485cm">
          <text:p/>
        </draw:line>
        <draw:custom-shape draw:name="CaixaDeTexto 41" draw:style-name="gr18" draw:text-style-name="P18"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2" draw:text-style-name="P7" draw:layer="layout" svg:width="10cm" svg:height="2.621cm" svg:x="13.9cm" svg:y="7.991cm">
          <text:p text:style-name="P6"><text:span text:style-name="T10">Origem no centro de mass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19" draw:text-style-name="P19"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20" draw:text-style-name="P20"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1" draw:text-style-name="P21"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22" draw:text-style-name="P22"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2" draw:text-style-name="P7" draw:layer="layout" svg:width="10cm" svg:height="4.991cm" svg:x="13.9cm" svg:y="1.524cm">
          <text:p text:style-name="P6"><text:span text:style-name="T10">Considere um elipsoide de revolução com semieixo menor </text:span><text:span text:style-name="T11">b</text:span><text:span text:style-name="T12"> e semieixo maior </text:span><text:span text:style-name="T1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Em_20_branco">
        <office:forms form:automatic-focus="false" form:apply-design-mode="false"/>
        <draw:custom-shape draw:name="Elipse 5"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12" draw:text-style-name="P12" draw:layer="layout" svg:x1="5.892cm" svg:y1="9.529cm" svg:x2="10.738cm" svg:y2="9.499cm">
          <text:p/>
        </draw:line>
        <draw:line draw:name="Conector reto 16" draw:style-name="gr12" draw:text-style-name="P12" draw:layer="layout" svg:x1="5.889cm" svg:y1="9.529cm" svg:x2="3.99cm" svg:y2="11.485cm">
          <text:p/>
        </draw:line>
        <draw:g draw:name="Grupo 36">
          <draw:custom-shape draw:name="Elipse 37" draw:style-name="gr23"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8" draw:style-name="gr3"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9" draw:style-name="gr24" draw:text-style-name="P12" draw:layer="layout" svg:x1="6.18cm" svg:y1="4.772cm" svg:x2="6.453cm" svg:y2="4.735cm">
            <text:p/>
          </draw:line>
          <draw:line draw:name="Conector reto 40" draw:style-name="gr24" draw:text-style-name="P12" draw:layer="layout" svg:x1="6.285cm" svg:y1="4.975cm" svg:x2="6.203cm" svg:y2="4.756cm">
            <text:p/>
          </draw:line>
        </draw:g>
        <draw:custom-shape draw:name="CaixaDeTexto 41" draw:style-name="gr25" draw:text-style-name="P23"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24" draw:text-style-name="P12" draw:layer="layout" svg:x1="5.892cm" svg:y1="9.524cm" svg:x2="5.895cm" svg:y2="3.924cm">
          <text:p/>
        </draw:line>
        <draw:custom-shape draw:name="CaixaDeTexto 18" draw:style-name="gr2" draw:text-style-name="P7" draw:layer="layout" svg:width="10cm" svg:height="4.991cm" svg:x="13.9cm" svg:y="12.391cm">
          <text:p text:style-name="P6"><text:span text:style-name="T10">Semieixo menor coincidente com o eixo médio de rotação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26" draw:text-style-name="P24"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7" draw:text-style-name="P25"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28" draw:text-style-name="P26"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10cm" svg:height="2.621cm" svg:x="13.9cm" svg:y="7.991cm">
          <text:p text:style-name="P6"><text:span text:style-name="T10">Origem no centro de massa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2" draw:text-style-name="P7" draw:layer="layout" svg:width="10cm" svg:height="4.991cm" svg:x="13.9cm" svg:y="1.524cm">
          <text:p text:style-name="P6"><text:span text:style-name="T10">Considere um elipsoide de revolução com semieixo menor </text:span><text:span text:style-name="T11">b</text:span><text:span text:style-name="T12"> e semieixo maior </text:span><text:span text:style-name="T11">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Em_20_branco">
        <office:forms form:automatic-focus="false" form:apply-design-mode="false"/>
        <draw:custom-shape draw:name="Elipse 5"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7" draw:style-name="gr29" draw:text-style-name="P27" draw:layer="layout" svg:width="4.299cm" svg:height="9.692cm" draw:transform="rotate (1.5707963267949) translate (1.007cm 11.649cm)">
          <text:p/>
          <draw:enhanced-geometry draw:mirror-horizontal="true" draw:mirror-vertical="false" svg:viewBox="0 0 0 0" draw:text-areas="?f36 ?f42 ?f24 ?f30" draw:type="ooxml-arc" draw:modifiers="16200000 540732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30" draw:text-style-name="P27" draw:layer="layout" svg:width="4.299cm" svg:height="9.692cm" draw:transform="rotate (1.5707963267949) translate (1.046cm 11.643cm)">
          <text:p/>
          <draw:enhanced-geometry draw:mirror-horizontal="true" draw:mirror-vertical="true" svg:viewBox="0 0 0 0" draw:text-areas="?f36 ?f42 ?f24 ?f30" draw:type="ooxml-arc" draw:modifiers="16200000 539329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12" draw:text-style-name="P12" draw:layer="layout" svg:x1="5.892cm" svg:y1="9.529cm" svg:x2="10.738cm" svg:y2="9.499cm">
          <text:p/>
        </draw:line>
        <draw:line draw:name="Conector reto 16" draw:style-name="gr12" draw:text-style-name="P12" draw:layer="layout" svg:x1="5.889cm" svg:y1="9.529cm" svg:x2="3.99cm" svg:y2="11.485cm">
          <text:p/>
        </draw:line>
        <draw:g draw:name="Grupo 36">
          <draw:custom-shape draw:name="Elipse 3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8" draw:style-name="gr3"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9" draw:style-name="gr12" draw:text-style-name="P12" draw:layer="layout" svg:x1="6.18cm" svg:y1="4.772cm" svg:x2="6.453cm" svg:y2="4.735cm">
            <text:p/>
          </draw:line>
          <draw:line draw:name="Conector reto 40" draw:style-name="gr12" draw:text-style-name="P12" draw:layer="layout" svg:x1="6.285cm" svg:y1="4.975cm" svg:x2="6.203cm" svg:y2="4.756cm">
            <text:p/>
          </draw:line>
        </draw:g>
        <draw:custom-shape draw:name="CaixaDeTexto 41" draw:style-name="gr32" draw:text-style-name="P28"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12" draw:text-style-name="P12" draw:layer="layout" svg:x1="5.892cm" svg:y1="9.524cm" svg:x2="5.895cm" svg:y2="3.924cm">
          <text:p/>
        </draw:line>
        <draw:custom-shape draw:name="CaixaDeTexto 18" draw:style-name="gr2" draw:text-style-name="P7" draw:layer="layout" svg:width="10cm" svg:height="3.299cm" svg:x="13.9cm" svg:y="6.287cm">
          <text:p text:style-name="P6"><text:span text:style-name="T13">Plano equatorial mé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19" draw:style-name="gr33" draw:text-style-name="P29"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4" draw:text-style-name="P30"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35" draw:text-style-name="P31"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Em_20_branco">
        <office:forms form:automatic-focus="false" form:apply-design-mode="false"/>
        <draw:custom-shape draw:name="Arco 6" draw:style-name="gr30" draw:text-style-name="P2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Elipse 5"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7"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0732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12" draw:text-style-name="P12" draw:layer="layout" svg:x1="5.892cm" svg:y1="9.529cm" svg:x2="10.738cm" svg:y2="9.499cm">
          <text:p/>
        </draw:line>
        <draw:line draw:name="Conector reto 16" draw:style-name="gr12" draw:text-style-name="P12" draw:layer="layout" svg:x1="5.889cm" svg:y1="9.529cm" svg:x2="3.99cm" svg:y2="11.485cm">
          <text:p/>
        </draw:line>
        <draw:g draw:name="Grupo 36">
          <draw:custom-shape draw:name="Elipse 3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8" draw:style-name="gr3"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9" draw:style-name="gr12" draw:text-style-name="P12" draw:layer="layout" svg:x1="6.18cm" svg:y1="4.772cm" svg:x2="6.453cm" svg:y2="4.735cm">
            <text:p/>
          </draw:line>
          <draw:line draw:name="Conector reto 40" draw:style-name="gr12" draw:text-style-name="P12" draw:layer="layout" svg:x1="6.285cm" svg:y1="4.975cm" svg:x2="6.203cm" svg:y2="4.756cm">
            <text:p/>
          </draw:line>
        </draw:g>
        <draw:custom-shape draw:name="CaixaDeTexto 41" draw:style-name="gr36" draw:text-style-name="P32"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12" draw:text-style-name="P12" draw:layer="layout" svg:x1="5.892cm" svg:y1="9.524cm" svg:x2="5.895cm" svg:y2="3.924cm">
          <text:p/>
        </draw:line>
        <draw:custom-shape draw:name="CaixaDeTexto 18" draw:style-name="gr2" draw:text-style-name="P7" draw:layer="layout" svg:width="10cm" svg:height="3.299cm" svg:x="13.9cm" svg:y="6.287cm">
          <text:p text:style-name="P6"><text:span text:style-name="T13">Meridiano de referê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8"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39329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19" draw:style-name="gr37" draw:text-style-name="P33"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8" draw:text-style-name="P34"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39" draw:text-style-name="P35"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Em_20_branco">
        <office:forms form:automatic-focus="false" form:apply-design-mode="false"/>
        <draw:custom-shape draw:name="Elipse 5"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40" draw:text-style-name="P12" draw:layer="layout" svg:x1="5.892cm" svg:y1="9.529cm" svg:x2="11.892cm" svg:y2="9.499cm">
          <text:p/>
        </draw:line>
        <draw:line draw:name="Conector reto 16" draw:style-name="gr40" draw:text-style-name="P12" draw:layer="layout" svg:x1="5.903cm" svg:y1="9.499cm" svg:x2="2.617cm" svg:y2="12.884cm">
          <text:p/>
        </draw:line>
        <draw:custom-shape draw:name="Elipse 17"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2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0" draw:style-name="gr12" draw:text-style-name="P12" draw:layer="layout" svg:x1="6.18cm" svg:y1="4.772cm" svg:x2="6.453cm" svg:y2="4.735cm">
          <text:p/>
        </draw:line>
        <draw:line draw:name="Conector reto 32" draw:style-name="gr12" draw:text-style-name="P12" draw:layer="layout" svg:x1="6.285cm" svg:y1="4.975cm" svg:x2="6.203cm" svg:y2="4.756cm">
          <text:p/>
        </draw:line>
        <draw:line draw:name="Conector reto 10" draw:style-name="gr40" draw:text-style-name="P12" draw:layer="layout" svg:x1="5.892cm" svg:y1="9.537cm" svg:x2="5.895cm" svg:y2="4.037cm">
          <text:p/>
        </draw:line>
        <draw:custom-shape draw:name="CaixaDeTexto 2" draw:style-name="gr42" draw:text-style-name="P36"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43" draw:text-style-name="P37"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44" draw:text-style-name="P38"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1" draw:style-name="gr45" draw:text-style-name="P39"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10cm" svg:height="10.916cm" svg:x="13.9cm" svg:y="4.494cm">
          <text:p text:style-name="P6"><text:span text:style-name="T10">Considere um sistema de coordenadas Cartesianas com origem no centro de massa da Terra, eixo </text:span><text:span text:style-name="T11">Z</text:span><text:span text:style-name="T12"> coincidente com o eixo médio de rotação e eixos </text:span><text:span text:style-name="T11">X</text:span><text:span text:style-name="T12"> e </text:span><text:span text:style-name="T11">Y</text:span><text:span text:style-name="T12"> contidos no plano equatorial méd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46" draw:text-style-name="P40"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47" draw:text-style-name="P41"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48" draw:text-style-name="P42"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Em_20_branco">
        <office:forms form:automatic-focus="false" form:apply-design-mode="false"/>
        <draw:custom-shape draw:name="Elipse 31"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4"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9"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0"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40" draw:text-style-name="P12" draw:layer="layout" svg:x1="5.892cm" svg:y1="9.529cm" svg:x2="11.892cm" svg:y2="9.499cm">
          <text:p/>
        </draw:line>
        <draw:line draw:name="Conector reto 42" draw:style-name="gr40" draw:text-style-name="P12" draw:layer="layout" svg:x1="5.903cm" svg:y1="9.499cm" svg:x2="2.617cm" svg:y2="12.884cm">
          <text:p/>
        </draw:line>
        <draw:custom-shape draw:name="Elipse 43"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4"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5" draw:style-name="gr12" draw:text-style-name="P12" draw:layer="layout" svg:x1="6.18cm" svg:y1="4.772cm" svg:x2="6.453cm" svg:y2="4.735cm">
          <text:p/>
        </draw:line>
        <draw:line draw:name="Conector reto 46" draw:style-name="gr12" draw:text-style-name="P12" draw:layer="layout" svg:x1="6.285cm" svg:y1="4.975cm" svg:x2="6.203cm" svg:y2="4.756cm">
          <text:p/>
        </draw:line>
        <draw:custom-shape draw:name="CaixaDeTexto 47" draw:style-name="gr49" draw:text-style-name="P4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50" draw:text-style-name="P4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51" draw:text-style-name="P4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52" draw:text-style-name="P4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53" draw:text-style-name="P4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54" draw:text-style-name="P4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55" draw:text-style-name="P4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56" draw:text-style-name="P50"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8"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59" draw:style-name="gr57" draw:text-style-name="P12" draw:layer="layout" svg:x1="7.295cm" svg:y1="10.773cm" svg:x2="7.299cm" svg:y2="6.797cm">
          <text:p/>
        </draw:line>
        <draw:custom-shape draw:name="Elipse 60"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1"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40" draw:text-style-name="P12" draw:layer="layout" svg:x1="5.892cm" svg:y1="9.537cm" svg:x2="5.895cm" svg:y2="4.037cm">
          <text:p/>
        </draw:line>
        <draw:line draw:name="Conector reto 63" draw:style-name="gr57" draw:text-style-name="P12" draw:layer="layout" svg:x1="5.899cm" svg:y1="9.524cm" svg:x2="7.244cm" svg:y2="10.852cm">
          <text:p/>
        </draw:line>
        <draw:line draw:name="Conector reto 64" draw:style-name="gr57" draw:text-style-name="P12" draw:layer="layout" svg:x1="5.939cm" svg:y1="5.406cm" svg:x2="7.284cm" svg:y2="6.735cm">
          <text:p/>
        </draw:line>
        <draw:line draw:name="Conector reto 66" draw:style-name="gr57" draw:text-style-name="P12" draw:layer="layout" svg:x1="7.329cm" svg:y1="10.872cm" svg:x2="8.629cm" svg:y2="9.525cm">
          <text:p/>
        </draw:line>
        <draw:line draw:name="Conector reto 67" draw:style-name="gr57" draw:text-style-name="P12" draw:layer="layout" svg:x1="7.294cm" svg:y1="10.901cm" svg:x2="4.594cm" svg:y2="10.902cm">
          <text:p/>
        </draw:line>
        <draw:custom-shape draw:name="CaixaDeTexto 68" draw:style-name="gr2" draw:text-style-name="P7" draw:layer="layout" svg:width="10cm" svg:height="4.991cm" svg:x="13.9cm" svg:y="6.894cm">
          <text:p text:style-name="P6"><text:span text:style-name="T10">Neste sistema, um ponto </text:span><text:span text:style-name="T11">P</text:span><text:span text:style-name="T12"> possui coordenadas Cartesia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9" draw:style-name="gr58" draw:text-style-name="P51" draw:layer="layout" svg:width="4.217cm" svg:height="1.452cm" svg:x="16.883cm" svg:y="12.07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Em_20_branco">
        <office:forms form:automatic-focus="false" form:apply-design-mode="false"/>
        <draw:custom-shape draw:name="Elipse 31"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4"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9"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0"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40" draw:text-style-name="P12" draw:layer="layout" svg:x1="5.892cm" svg:y1="9.529cm" svg:x2="11.892cm" svg:y2="9.499cm">
          <text:p/>
        </draw:line>
        <draw:line draw:name="Conector reto 42" draw:style-name="gr40" draw:text-style-name="P12" draw:layer="layout" svg:x1="5.903cm" svg:y1="9.499cm" svg:x2="2.617cm" svg:y2="12.884cm">
          <text:p/>
        </draw:line>
        <draw:custom-shape draw:name="Elipse 43"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4"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5" draw:style-name="gr12" draw:text-style-name="P12" draw:layer="layout" svg:x1="6.18cm" svg:y1="4.772cm" svg:x2="6.453cm" svg:y2="4.735cm">
          <text:p/>
        </draw:line>
        <draw:line draw:name="Conector reto 46" draw:style-name="gr12" draw:text-style-name="P12" draw:layer="layout" svg:x1="6.285cm" svg:y1="4.975cm" svg:x2="6.203cm" svg:y2="4.756cm">
          <text:p/>
        </draw:line>
        <draw:custom-shape draw:name="CaixaDeTexto 47" draw:style-name="gr59" draw:text-style-name="P52"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60" draw:text-style-name="P53"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61" draw:text-style-name="P54"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62" draw:text-style-name="P55"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63" draw:text-style-name="P56"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64" draw:text-style-name="P57"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65" draw:text-style-name="P58"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66" draw:text-style-name="P59"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8"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59" draw:style-name="gr57" draw:text-style-name="P12" draw:layer="layout" svg:x1="7.295cm" svg:y1="10.773cm" svg:x2="7.299cm" svg:y2="6.797cm">
          <text:p/>
        </draw:line>
        <draw:custom-shape draw:name="Elipse 60"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1"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40" draw:text-style-name="P12" draw:layer="layout" svg:x1="5.892cm" svg:y1="9.537cm" svg:x2="5.895cm" svg:y2="4.037cm">
          <text:p/>
        </draw:line>
        <draw:line draw:name="Conector reto 63" draw:style-name="gr57" draw:text-style-name="P12" draw:layer="layout" svg:x1="5.899cm" svg:y1="9.524cm" svg:x2="7.244cm" svg:y2="10.852cm">
          <text:p/>
        </draw:line>
        <draw:line draw:name="Conector reto 64" draw:style-name="gr57" draw:text-style-name="P12" draw:layer="layout" svg:x1="5.939cm" svg:y1="5.406cm" svg:x2="7.284cm" svg:y2="6.735cm">
          <text:p/>
        </draw:line>
        <draw:custom-shape draw:name="CaixaDeTexto 65" draw:style-name="gr2" draw:text-style-name="P7" draw:layer="layout" svg:width="10cm" svg:height="7.361cm" svg:x="13.9cm" svg:y="4.494cm">
          <text:p text:style-name="P6"><text:span text:style-name="T10">Este é o </text:span><text:span text:style-name="T14">Sistema geocêntrico de coordenadas Cartesianas </text:span><text:span text:style-name="T10">ou</text:span></text:p>
          <text:p text:style-name="P6"><text:span text:style-name="T14">Sistema Cartesiano geocêntr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6" draw:style-name="gr57" draw:text-style-name="P12" draw:layer="layout" svg:x1="7.329cm" svg:y1="10.872cm" svg:x2="8.629cm" svg:y2="9.525cm">
          <text:p/>
        </draw:line>
        <draw:line draw:name="Conector reto 67" draw:style-name="gr57" draw:text-style-name="P12" draw:layer="layout" svg:x1="7.294cm" svg:y1="10.901cm" svg:x2="4.594cm" svg:y2="10.902cm">
          <text:p/>
        </draw:line>
        <draw:custom-shape draw:name="Retângulo 29" draw:style-name="gr2" draw:text-style-name="P7" draw:layer="layout" svg:width="8.349cm" svg:height="2.027cm" svg:x="0.099cm" svg:y="16.926cm">
          <text:p text:style-name="P9"><text:span text:style-name="T5">Rapp (1993)</text:span></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Em_20_branco">
        <office:forms form:automatic-focus="false" form:apply-design-mode="false"/>
        <draw:custom-shape draw:name="CaixaDeTexto 33" draw:style-name="gr67" draw:text-style-name="P60" draw:layer="layout" svg:width="10cm" svg:height="5.043cm" svg:x="13.9cm" svg:y="3.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1"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4"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9"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0"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40" draw:text-style-name="P12" draw:layer="layout" svg:x1="5.892cm" svg:y1="9.529cm" svg:x2="11.892cm" svg:y2="9.499cm">
          <text:p/>
        </draw:line>
        <draw:line draw:name="Conector reto 42" draw:style-name="gr40" draw:text-style-name="P12" draw:layer="layout" svg:x1="5.903cm" svg:y1="9.499cm" svg:x2="2.617cm" svg:y2="12.884cm">
          <text:p/>
        </draw:line>
        <draw:custom-shape draw:name="Elipse 43"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4"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5" draw:style-name="gr12" draw:text-style-name="P12" draw:layer="layout" svg:x1="6.18cm" svg:y1="4.772cm" svg:x2="6.453cm" svg:y2="4.735cm">
          <text:p/>
        </draw:line>
        <draw:line draw:name="Conector reto 46" draw:style-name="gr12" draw:text-style-name="P12" draw:layer="layout" svg:x1="6.285cm" svg:y1="4.975cm" svg:x2="6.203cm" svg:y2="4.756cm">
          <text:p/>
        </draw:line>
        <draw:custom-shape draw:name="CaixaDeTexto 47" draw:style-name="gr68" draw:text-style-name="P61"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69" draw:text-style-name="P62"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70" draw:text-style-name="P63"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71" draw:text-style-name="P64"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72" draw:text-style-name="P65"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73" draw:text-style-name="P66"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74" draw:text-style-name="P67"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75" draw:text-style-name="P68"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76" draw:text-style-name="P69"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8"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59" draw:style-name="gr57" draw:text-style-name="P12" draw:layer="layout" svg:x1="7.295cm" svg:y1="10.773cm" svg:x2="7.299cm" svg:y2="6.797cm">
          <text:p/>
        </draw:line>
        <draw:custom-shape draw:name="Elipse 60"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1"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40" draw:text-style-name="P12" draw:layer="layout" svg:x1="5.892cm" svg:y1="9.537cm" svg:x2="5.895cm" svg:y2="4.037cm">
          <text:p/>
        </draw:line>
        <draw:line draw:name="Conector reto 63" draw:style-name="gr57" draw:text-style-name="P12" draw:layer="layout" svg:x1="5.899cm" svg:y1="9.524cm" svg:x2="7.244cm" svg:y2="10.852cm">
          <text:p/>
        </draw:line>
        <draw:line draw:name="Conector reto 64" draw:style-name="gr57" draw:text-style-name="P12" draw:layer="layout" svg:x1="5.939cm" svg:y1="5.406cm" svg:x2="7.284cm" svg:y2="6.735cm">
          <text:p/>
        </draw:line>
        <presentation:notes draw:style-name="dp2">
          <draw:page-thumbnail draw:style-name="gr1"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Em_20_branco">
        <office:forms form:automatic-focus="false" form:apply-design-mode="false"/>
        <draw:custom-shape draw:name="CaixaDeTexto 33" draw:style-name="gr77" draw:text-style-name="P70" draw:layer="layout" svg:width="10cm" svg:height="5.043cm" svg:x="13.9cm" svg:y="3.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78" draw:text-style-name="P71" draw:layer="layout" svg:width="11.544cm" svg:height="6.24cm" svg:x="13.156cm" svg:y="10.7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4"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40"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1"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2"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3" draw:style-name="gr40" draw:text-style-name="P12" draw:layer="layout" svg:x1="5.892cm" svg:y1="9.529cm" svg:x2="11.892cm" svg:y2="9.499cm">
          <text:p/>
        </draw:line>
        <draw:line draw:name="Conector reto 44" draw:style-name="gr40" draw:text-style-name="P12" draw:layer="layout" svg:x1="5.903cm" svg:y1="9.499cm" svg:x2="2.617cm" svg:y2="12.884cm">
          <text:p/>
        </draw:line>
        <draw:custom-shape draw:name="Elipse 45"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6"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7" draw:style-name="gr12" draw:text-style-name="P12" draw:layer="layout" svg:x1="6.18cm" svg:y1="4.772cm" svg:x2="6.453cm" svg:y2="4.735cm">
          <text:p/>
        </draw:line>
        <draw:line draw:name="Conector reto 48" draw:style-name="gr12" draw:text-style-name="P12" draw:layer="layout" svg:x1="6.285cm" svg:y1="4.975cm" svg:x2="6.203cm" svg:y2="4.756cm">
          <text:p/>
        </draw:line>
        <draw:custom-shape draw:name="CaixaDeTexto 49" draw:style-name="gr79" draw:text-style-name="P72"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80" draw:text-style-name="P73"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81" draw:text-style-name="P74"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82" draw:text-style-name="P75"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83" draw:text-style-name="P76"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84" draw:text-style-name="P77"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5" draw:style-name="gr85" draw:text-style-name="P78"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6" draw:style-name="gr86" draw:text-style-name="P79"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87" draw:text-style-name="P8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58"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59" draw:style-name="gr89" draw:text-style-name="P81"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1"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57" draw:text-style-name="P12" draw:layer="layout" svg:x1="7.295cm" svg:y1="10.773cm" svg:x2="7.299cm" svg:y2="6.797cm">
          <text:p/>
        </draw:line>
        <draw:custom-shape draw:name="Elipse 63"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6" draw:style-name="gr57" draw:text-style-name="P12" draw:layer="layout" svg:x1="5.899cm" svg:y1="9.524cm" svg:x2="7.244cm" svg:y2="10.852cm">
          <text:p/>
        </draw:line>
        <draw:line draw:name="Conector reto 67" draw:style-name="gr57" draw:text-style-name="P12" draw:layer="layout" svg:x1="5.939cm" svg:y1="5.406cm" svg:x2="7.284cm" svg:y2="6.735cm">
          <text:p/>
        </draw:line>
        <draw:custom-shape draw:name="Forma livre 63"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line draw:name="Conector reto 65" draw:style-name="gr40" draw:text-style-name="P12" draw:layer="layout" svg:x1="5.892cm" svg:y1="9.537cm" svg:x2="5.895cm" svg:y2="4.037cm">
          <text:p/>
        </draw:line>
        <draw:custom-shape draw:name="Elipse 64"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Em_20_branco">
        <office:forms form:automatic-focus="false" form:apply-design-mode="false"/>
        <draw:custom-shape draw:name="CaixaDeTexto 33" draw:style-name="gr91" draw:text-style-name="P83" draw:layer="layout" svg:width="10cm" svg:height="3.846cm" svg:x="13.9cm" svg:y="3.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4"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5"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6"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5"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6" draw:style-name="gr40" draw:text-style-name="P12" draw:layer="layout" svg:x1="5.892cm" svg:y1="9.529cm" svg:x2="11.892cm" svg:y2="9.499cm">
          <text:p/>
        </draw:line>
        <draw:line draw:name="Conector reto 47" draw:style-name="gr40" draw:text-style-name="P12" draw:layer="layout" svg:x1="5.903cm" svg:y1="9.499cm" svg:x2="2.617cm" svg:y2="12.884cm">
          <text:p/>
        </draw:line>
        <draw:custom-shape draw:name="Elipse 48"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9"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0" draw:style-name="gr12" draw:text-style-name="P12" draw:layer="layout" svg:x1="6.18cm" svg:y1="4.772cm" svg:x2="6.453cm" svg:y2="4.735cm">
          <text:p/>
        </draw:line>
        <draw:line draw:name="Conector reto 51" draw:style-name="gr12" draw:text-style-name="P12" draw:layer="layout" svg:x1="6.285cm" svg:y1="4.975cm" svg:x2="6.203cm" svg:y2="4.756cm">
          <text:p/>
        </draw:line>
        <draw:custom-shape draw:name="CaixaDeTexto 52" draw:style-name="gr92" draw:text-style-name="P84"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93" draw:text-style-name="P85"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94" draw:text-style-name="P86"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5" draw:style-name="gr95" draw:text-style-name="P87"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6" draw:style-name="gr96" draw:text-style-name="P88"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97" draw:text-style-name="P89"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98" draw:text-style-name="P90"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99" draw:text-style-name="P91"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0" draw:style-name="gr100" draw:text-style-name="P92"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61"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2" draw:style-name="gr101" draw:text-style-name="P93"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63"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6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5" draw:style-name="gr57" draw:text-style-name="P12" draw:layer="layout" svg:x1="7.295cm" svg:y1="10.773cm" svg:x2="7.299cm" svg:y2="6.797cm">
          <text:p/>
        </draw:line>
        <draw:custom-shape draw:name="Elipse 66"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7"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8" draw:style-name="gr40" draw:text-style-name="P12" draw:layer="layout" svg:x1="5.892cm" svg:y1="9.537cm" svg:x2="5.895cm" svg:y2="4.037cm">
          <text:p/>
        </draw:line>
        <draw:line draw:name="Conector reto 69" draw:style-name="gr57" draw:text-style-name="P12" draw:layer="layout" svg:x1="5.899cm" svg:y1="9.524cm" svg:x2="7.244cm" svg:y2="10.852cm">
          <text:p/>
        </draw:line>
        <draw:line draw:name="Conector reto 70" draw:style-name="gr57" draw:text-style-name="P12" draw:layer="layout" svg:x1="5.939cm" svg:y1="5.406cm" svg:x2="7.284cm" svg:y2="6.735cm">
          <text:p/>
        </draw:line>
        <presentation:notes draw:style-name="dp2">
          <draw:page-thumbnail draw:style-name="gr1" draw:layer="layout" svg:width="14.848cm" svg:height="11.136cm" svg:x="3.075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1" draw:master-page-name="Em_20_branco">
        <office:forms form:automatic-focus="false" form:apply-design-mode="false"/>
        <draw:custom-shape draw:name="Forma livre 11"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39" draw:style-name="gr102"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04" draw:text-style-name="P94"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05" draw:text-style-name="P95"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06" draw:text-style-name="P96"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08" draw:text-style-name="P97"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109" draw:text-style-name="P98"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10" draw:text-style-name="P99"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11" draw:text-style-name="P100"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12" draw:text-style-name="P101"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13" draw:text-style-name="P102"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14" draw:text-style-name="P103"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15" draw:text-style-name="P104"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16" draw:text-style-name="P105"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12" draw:style-name="gr5" draw:text-style-name="P7" draw:layer="layout" svg:width="4.228cm" svg:height="0.843cm" svg:x="19.328cm" svg:y="3.069cm">
          <text:p text:style-name="P9"><text:span text:style-name="T5">Superfície da Ter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117"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18"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Em_20_branco">
        <office:forms form:automatic-focus="false" form:apply-design-mode="false"/>
        <draw:custom-shape draw:name="Retângulo 39" draw:style-name="gr102"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119" draw:text-style-name="P10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20" draw:text-style-name="P10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21" draw:text-style-name="P11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22" draw:text-style-name="P11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7"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23" draw:text-style-name="P11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124" draw:text-style-name="P11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25" draw:text-style-name="P11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26" draw:text-style-name="P11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27" draw:text-style-name="P11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28" draw:text-style-name="P11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29" draw:text-style-name="P11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30" draw:text-style-name="P11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31" draw:text-style-name="P12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107" draw:style-name="gr132" draw:text-style-name="P121" draw:layer="layout" svg:width="12.37cm" svg:height="4.45cm" svg:x="12.738cm" svg:y="13.978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54"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33"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34"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Em_20_branco">
        <office:forms form:automatic-focus="false" form:apply-design-mode="false"/>
        <draw:custom-shape draw:name="Retângulo 39" draw:style-name="gr102"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135" draw:text-style-name="P122"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36" draw:text-style-name="P123"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37" draw:text-style-name="P124"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38" draw:text-style-name="P125"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7"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39" draw:text-style-name="P126"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140" draw:text-style-name="P127"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41" draw:text-style-name="P128"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42" draw:text-style-name="P129"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43" draw:text-style-name="P130"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44" draw:text-style-name="P131"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45" draw:text-style-name="P132"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46" draw:text-style-name="P133"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47" draw:text-style-name="P134"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CaixaDeTexto 93" draw:style-name="gr149" draw:text-style-name="P135"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106" draw:style-name="gr150" draw:text-style-name="P136" draw:layer="layout" svg:width="12.37cm" svg:height="4.359cm" svg:x="12.738cm" svg:y="13.978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51"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52"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Em_20_branco">
        <office:forms form:automatic-focus="false" form:apply-design-mode="false"/>
        <draw:custom-shape draw:name="Retângulo 39" draw:style-name="gr102"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153" draw:text-style-name="P137"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54" draw:text-style-name="P138"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55" draw:text-style-name="P139"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56" draw:text-style-name="P140"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7"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57" draw:text-style-name="P141"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158" draw:text-style-name="P142"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59" draw:text-style-name="P143"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60" draw:text-style-name="P144"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61" draw:text-style-name="P145"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62" draw:text-style-name="P146"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63" draw:text-style-name="P147"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64" draw:text-style-name="P148"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65" draw:text-style-name="P149"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88"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166" draw:text-style-name="P150"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167" draw:text-style-name="P151"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Retângulo 97" draw:style-name="gr168" draw:text-style-name="P152" draw:layer="layout" svg:width="13.969cm" svg:height="3.874cm" svg:x="11.166cm" svg:y="13.9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69"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70"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Em_20_branco">
        <office:forms form:automatic-focus="false" form:apply-design-mode="false"/>
        <draw:custom-shape draw:name="Retângulo 39" draw:style-name="gr102"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171" draw:text-style-name="P153"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72" draw:text-style-name="P154"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73" draw:text-style-name="P155"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74" draw:text-style-name="P156"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7"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75" draw:text-style-name="P157"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176" draw:text-style-name="P158"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77" draw:text-style-name="P159"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78" draw:text-style-name="P160"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79" draw:text-style-name="P161"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80" draw:text-style-name="P162"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81" draw:text-style-name="P163"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82" draw:text-style-name="P164"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83" draw:text-style-name="P165"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88"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184" draw:text-style-name="P166"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185" draw:text-style-name="P167"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Retângulo 96" draw:style-name="gr186" draw:text-style-name="P168" draw:layer="layout" svg:width="15.366cm" svg:height="3.846cm" svg:x="10.1cm" svg:y="14.12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87"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88"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190" draw:text-style-name="P169"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92" draw:text-style-name="P170"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93" draw:text-style-name="P171"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94" draw:text-style-name="P172"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96" draw:text-style-name="P173"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02" draw:text-style-name="P174"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03" draw:text-style-name="P175"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04" draw:text-style-name="P176"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05" draw:text-style-name="P177"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06" draw:text-style-name="P178"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07" draw:text-style-name="P179"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08" draw:text-style-name="P180"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09" draw:text-style-name="P181"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12" draw:text-style-name="P182"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213" draw:text-style-name="P183"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80" draw:style-name="gr2" draw:text-style-name="P11" draw:layer="layout" svg:width="14.642cm" svg:height="3.806cm" svg:x="5.36cm" svg:y="13.325cm">
          <text:p text:style-name="P6"><text:span text:style-name="T10">Este é o </text:span><text:span text:style-name="T14">Sistema geocêntrico de coordenadas geodésicas </text:span><text:span text:style-name="T10">ou</text:span></text:p>
          <text:p text:style-name="P6"><text:span text:style-name="T14">Sistema geodés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7"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10" draw:layer="layout" svg:width="8.349cm" svg:height="2.027cm" svg:x="0.099cm" svg:y="16.926cm">
          <text:p text:style-name="P9"><text:span text:style-name="T5">Rapp (1993)</text:span></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15"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16"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0" presentation:class="page"/>
          <draw:frame presentation:style-name="pr4" draw:text-style-name="P184" draw:layer="layout" svg:width="16.799cm" svg:height="13.364cm" svg:x="2.1cm" svg:y="14.107cm" presentation:class="notes" presentation:placeholder="true">
            <draw:text-box/>
          </draw:frame>
        </presentation:notes>
      </draw:page>
      <draw:page draw:name="page31" draw:style-name="dp1" draw:master-page-name="Em_20_branco">
        <office:forms form:automatic-focus="false" form:apply-design-mode="false"/>
        <draw:custom-shape draw:name="Retângulo 39" draw:style-name="gr217"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218" draw:text-style-name="P185"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19" draw:text-style-name="P186"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CaixaDeTexto 42" draw:style-name="gr220" draw:text-style-name="P187"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221" draw:text-style-name="P188"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22" draw:text-style-name="P189"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23" draw:text-style-name="P190"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24" draw:text-style-name="P191"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25" draw:text-style-name="P192"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26" draw:text-style-name="P193"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27" draw:text-style-name="P194"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28" draw:text-style-name="P195"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29" draw:text-style-name="P196"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Arco 57" draw:style-name="gr88"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30" draw:text-style-name="P197"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7"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7" draw:layer="layout" svg:width="8.349cm" svg:height="2.027cm" svg:x="0.099cm" svg:y="16.926cm">
          <text:p text:style-name="P9"><text:span text:style-name="T5"/></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31"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32"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3" draw:text-style-name="P199" draw:layer="layout" svg:width="10.6cm" svg:height="2.384cm" svg:x="7.4cm" svg:y="0.8cm">
          <draw:text-box>
            <text:p text:style-name="P198">Considere agora que a latitude é definida pelo <text:span text:style-name="T15">â</text:span><text:span text:style-name="T15">n</text:span><text:span text:style-name="T15">g</text:span><text:span text:style-name="T15">u</text:span><text:span text:style-name="T15">l</text:span><text:span text:style-name="T15">o</text:span><text:span text:style-name="T15"> </text:span><text:span text:style-name="T16">ϕ</text:span> entre o plano equatorial e a <text:span text:style-name="T15">l</text:span><text:span text:style-name="T15">i</text:span><text:span text:style-name="T15">n</text:span><text:span text:style-name="T15">h</text:span><text:span text:style-name="T15">a</text:span> <text:span text:style-name="T17">O</text:span><text:span text:style-name="T17">P</text:span> </text:p>
          </draw:text-box>
        </draw:frame>
        <draw:line draw:style-name="gr234" draw:text-style-name="P200" draw:layer="layout" svg:x1="18.55cm" svg:y1="9.538cm" svg:x2="22.414cm" svg:y2="4.987cm">
          <text:p/>
        </draw:lin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57" draw:style-name="gr235" draw:text-style-name="P7" draw:layer="layout" svg:width="1.799cm" svg:height="1.799cm" draw:transform="rotate (-0.185353966561798) translate (18.53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style-name="gr236" draw:text-style-name="P201" draw:layer="layout" svg:width="0.849cm" svg:height="1.356cm" svg:x="18.902cm" svg:y="8.5cm">
          <draw:text-box>
            <text:p><text:span text:style-name="T18">ϕ</text:span></text:p>
          </draw:text-box>
        </draw:frame>
        <presentation:notes draw:style-name="dp2">
          <draw:page-thumbnail draw:style-name="gr1"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92" draw:text-style-name="P170"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93" draw:text-style-name="P171"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CaixaDeTexto 42" draw:style-name="gr194" draw:text-style-name="P172"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96" draw:text-style-name="P173"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02" draw:text-style-name="P174"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03" draw:text-style-name="P175"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04" draw:text-style-name="P176"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05" draw:text-style-name="P177"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06" draw:text-style-name="P178"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07" draw:text-style-name="P179"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08" draw:text-style-name="P180"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09" draw:text-style-name="P181"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12" draw:text-style-name="P182"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7"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10" draw:layer="layout" svg:width="8.349cm" svg:height="2.027cm" svg:x="0.099cm" svg:y="16.926cm">
          <text:p text:style-name="P9"><text:span text:style-name="T5"/></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37"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38"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3" draw:text-style-name="P199" draw:layer="layout" svg:width="10.6cm" svg:height="2.384cm" svg:x="7.4cm" svg:y="0.8cm">
          <draw:text-box>
            <text:p text:style-name="P198">Considere agora que a latitude é definida pelo <text:span text:style-name="T15">â</text:span><text:span text:style-name="T15">n</text:span><text:span text:style-name="T15">g</text:span><text:span text:style-name="T15">u</text:span><text:span text:style-name="T15">l</text:span><text:span text:style-name="T15">o</text:span><text:span text:style-name="T15"> </text:span><text:span text:style-name="T16">ϕ</text:span> entre o plano equatorial e a <text:span text:style-name="T15">l</text:span><text:span text:style-name="T15">i</text:span><text:span text:style-name="T15">n</text:span><text:span text:style-name="T15">h</text:span><text:span text:style-name="T15">a</text:span> <text:span text:style-name="T17">O</text:span><text:span text:style-name="T17">P</text:span> </text:p>
          </draw:text-box>
        </draw:frame>
        <draw:line draw:style-name="gr234" draw:text-style-name="P200" draw:layer="layout" svg:x1="18.55cm" svg:y1="9.538cm" svg:x2="22.414cm" svg:y2="4.987cm">
          <text:p/>
        </draw:lin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57" draw:style-name="gr239" draw:text-style-name="P7" draw:layer="layout" svg:width="1.799cm" svg:height="1.799cm" draw:transform="rotate (-0.185353966561798) translate (18.53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style-name="gr240" draw:text-style-name="P202" draw:layer="layout" svg:width="5.993cm" svg:height="1.673cm" svg:x="9.704cm" svg:y="4cm">
          <draw:text-box>
            <text:p text:style-name="P198"><text:span text:style-name="T19">ϕ</text:span><text:span text:style-name="T20"> </text:span><text:span text:style-name="T20">é</text:span><text:span text:style-name="T20"> </text:span><text:span text:style-name="T20">d</text:span><text:span text:style-name="T20">e</text:span><text:span text:style-name="T20">n</text:span><text:span text:style-name="T20">o</text:span><text:span text:style-name="T20">m</text:span><text:span text:style-name="T20">i</text:span><text:span text:style-name="T20">n</text:span><text:span text:style-name="T20">a</text:span><text:span text:style-name="T20">d</text:span><text:span text:style-name="T20">o</text:span></text:p>
            <text:p text:style-name="P198"><text:span text:style-name="T20">l</text:span><text:span text:style-name="T20">a</text:span><text:span text:style-name="T20">t</text:span><text:span text:style-name="T20">i</text:span><text:span text:style-name="T20">t</text:span><text:span text:style-name="T20">u</text:span><text:span text:style-name="T20">d</text:span><text:span text:style-name="T20">e</text:span><text:span text:style-name="T20"> </text:span><text:span text:style-name="T20">g</text:span><text:span text:style-name="T20">e</text:span><text:span text:style-name="T20">o</text:span><text:span text:style-name="T20">c</text:span><text:span text:style-name="T20">ê</text:span><text:span text:style-name="T20">n</text:span><text:span text:style-name="T20">t</text:span><text:span text:style-name="T20">r</text:span><text:span text:style-name="T20">i</text:span><text:span text:style-name="T20">c</text:span><text:span text:style-name="T20">a</text:span></text:p>
          </draw:text-box>
        </draw:frame>
        <draw:frame draw:style-name="gr236" draw:text-style-name="P201" draw:layer="layout" svg:width="0.849cm" svg:height="1.356cm" svg:x="18.901cm" svg:y="8.5cm">
          <draw:text-box>
            <text:p><text:span text:style-name="T18">ϕ</text:span></text:p>
          </draw:text-box>
        </draw:frame>
        <presentation:notes draw:style-name="dp2">
          <draw:page-thumbnail draw:style-name="gr1" draw:layer="layout" svg:width="14.848cm" svg:height="11.136cm" svg:x="3.075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92" draw:text-style-name="P170"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93" draw:text-style-name="P171"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CaixaDeTexto 42" draw:style-name="gr194" draw:text-style-name="P172"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96" draw:text-style-name="P173"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02" draw:text-style-name="P174"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03" draw:text-style-name="P175"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04" draw:text-style-name="P176"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05" draw:text-style-name="P177"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06" draw:text-style-name="P178"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07" draw:text-style-name="P179"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08" draw:text-style-name="P180"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09" draw:text-style-name="P181"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12" draw:text-style-name="P182"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7"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10" draw:layer="layout" svg:width="8.349cm" svg:height="2.027cm" svg:x="0.099cm" svg:y="16.926cm">
          <text:p text:style-name="P9"><text:span text:style-name="T5"/></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41"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42"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3" draw:text-style-name="P199" draw:layer="layout" svg:width="10.6cm" svg:height="2.384cm" svg:x="7.4cm" svg:y="0.8cm">
          <draw:text-box>
            <text:p text:style-name="P198">Dessa forma, a posição do ponto P pode ser definida pelo parâmetros</text:p>
            <text:p text:style-name="P198">(<text:span text:style-name="T21">r</text:span><text:span text:style-name="T21">,</text:span><text:span text:style-name="T21"> </text:span><text:span text:style-name="T19">ϕ</text:span><text:span text:style-name="T22">,</text:span><text:span text:style-name="T22"> </text:span><text:span text:style-name="T19">λ</text:span>)</text:p>
          </draw:text-box>
        </draw:frame>
        <draw:line draw:style-name="gr243" draw:text-style-name="P200" draw:layer="layout" svg:x1="18.55cm" svg:y1="9.538cm" svg:x2="22.414cm" svg:y2="4.987cm">
          <text:p/>
        </draw:lin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57" draw:style-name="gr244" draw:text-style-name="P7" draw:layer="layout" svg:width="1.799cm" svg:height="1.799cm" draw:transform="rotate (-0.185353966561798) translate (18.53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style-name="gr236" draw:text-style-name="P203" draw:layer="layout" svg:width="0.849cm" svg:height="1.356cm" svg:x="18.902cm" svg:y="8.5cm">
          <draw:text-box>
            <text:p><text:span text:style-name="T23">ϕ</text:span></text:p>
          </draw:text-box>
        </draw:frame>
        <presentation:notes draw:style-name="dp2">
          <draw:page-thumbnail draw:style-name="gr1" draw:layer="layout" svg:width="14.848cm" svg:height="11.136cm" svg:x="3.075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92" draw:text-style-name="P170"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93" draw:text-style-name="P171"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CaixaDeTexto 42" draw:style-name="gr194" draw:text-style-name="P172"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96" draw:text-style-name="P173"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02" draw:text-style-name="P174"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03" draw:text-style-name="P175"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04" draw:text-style-name="P176"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05" draw:text-style-name="P177"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06" draw:text-style-name="P178"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07" draw:text-style-name="P179"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08" draw:text-style-name="P180"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09" draw:text-style-name="P181"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12" draw:text-style-name="P182"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7"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10" draw:layer="layout" svg:width="8.349cm" svg:height="2.027cm" svg:x="0.099cm" svg:y="16.926cm">
          <text:p text:style-name="P9"><text:span text:style-name="T5"/></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45"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46"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3" draw:text-style-name="P199" draw:layer="layout" svg:width="10.6cm" svg:height="2.384cm" svg:x="7.4cm" svg:y="0.8cm">
          <draw:text-box>
            <text:p text:style-name="P198">Dessa forma, a posição do ponto P pode ser definida pelo parâmetros</text:p>
            <text:p text:style-name="P198">(<text:span text:style-name="T21">r</text:span><text:span text:style-name="T21">,</text:span><text:span text:style-name="T21"> </text:span><text:span text:style-name="T19">ϕ</text:span><text:span text:style-name="T22">,</text:span><text:span text:style-name="T22"> </text:span><text:span text:style-name="T19">λ</text:span>)</text:p>
          </draw:text-box>
        </draw:frame>
        <draw:line draw:style-name="gr247" draw:text-style-name="P200" draw:layer="layout" svg:x1="18.55cm" svg:y1="9.538cm" svg:x2="22.414cm" svg:y2="4.987cm">
          <text:p/>
        </draw:lin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57" draw:style-name="gr244" draw:text-style-name="P7" draw:layer="layout" svg:width="1.799cm" svg:height="1.799cm" draw:transform="rotate (-0.185353966561798) translate (18.53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style-name="gr248" draw:text-style-name="P202" draw:layer="layout" svg:width="10.044cm" svg:height="1.673cm" svg:x="7.696cm" svg:y="3.733cm">
          <draw:text-box>
            <text:p text:style-name="P198"><text:span text:style-name="T20">e</text:span><text:span text:style-name="T20">m</text:span><text:span text:style-name="T20"> </text:span><text:span text:style-name="T20">q</text:span><text:span text:style-name="T20">u</text:span><text:span text:style-name="T20">e</text:span><text:span text:style-name="T20"> </text:span><text:span text:style-name="T24">r</text:span><text:span text:style-name="T22"> </text:span><text:span text:style-name="T25">é</text:span><text:span text:style-name="T25"> </text:span><text:span text:style-name="T25">a</text:span><text:span text:style-name="T25"> </text:span><text:span text:style-name="T25">d</text:span><text:span text:style-name="T25">i</text:span><text:span text:style-name="T25">s</text:span><text:span text:style-name="T25">t</text:span><text:span text:style-name="T25">â</text:span><text:span text:style-name="T25">n</text:span><text:span text:style-name="T25">c</text:span><text:span text:style-name="T25">i</text:span><text:span text:style-name="T25">a</text:span><text:span text:style-name="T25"> </text:span><text:span text:style-name="T25">E</text:span><text:span text:style-name="T25">u</text:span><text:span text:style-name="T25">c</text:span><text:span text:style-name="T25">l</text:span><text:span text:style-name="T25">i</text:span><text:span text:style-name="T25">d</text:span><text:span text:style-name="T25">i</text:span><text:span text:style-name="T25">a</text:span><text:span text:style-name="T25">n</text:span><text:span text:style-name="T25">a</text:span><text:span text:style-name="T25"> </text:span></text:p>
            <text:p text:style-name="P198"><text:span text:style-name="T25">d</text:span><text:span text:style-name="T25">a</text:span><text:span text:style-name="T25"> </text:span><text:span text:style-name="T25">o</text:span><text:span text:style-name="T25">r</text:span><text:span text:style-name="T25">i</text:span><text:span text:style-name="T25">g</text:span><text:span text:style-name="T25">e</text:span><text:span text:style-name="T25">m</text:span><text:span text:style-name="T25"> </text:span><text:span text:style-name="T22">O</text:span><text:span text:style-name="T25"> </text:span><text:span text:style-name="T25">a</text:span><text:span text:style-name="T25">t</text:span><text:span text:style-name="T25">é</text:span><text:span text:style-name="T25"> </text:span><text:span text:style-name="T25">o</text:span><text:span text:style-name="T25"> </text:span><text:span text:style-name="T25">p</text:span><text:span text:style-name="T25">o</text:span><text:span text:style-name="T25">n</text:span><text:span text:style-name="T25">t</text:span><text:span text:style-name="T25">o</text:span><text:span text:style-name="T25"> </text:span><text:span text:style-name="T22">P</text:span></text:p>
          </draw:text-box>
        </draw:frame>
        <draw:frame draw:style-name="gr236" draw:text-style-name="P204" draw:layer="layout" svg:width="0.849cm" svg:height="1.356cm" svg:x="18.902cm" svg:y="8.5cm">
          <draw:text-box>
            <text:p><text:span text:style-name="T26">ϕ</text:span></text:p>
          </draw:text-box>
        </draw:frame>
        <draw:frame draw:style-name="gr249" draw:text-style-name="P205" draw:layer="layout" svg:width="0.76cm" svg:height="1.119cm" svg:x="19.705cm" svg:y="6.201cm">
          <draw:text-box>
            <text:p><text:span text:style-name="T27">r</text:span></text:p>
          </draw:text-box>
        </draw:frame>
        <presentation:notes draw:style-name="dp2">
          <draw:page-thumbnail draw:style-name="gr1"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192" draw:text-style-name="P170"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93" draw:text-style-name="P171"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CaixaDeTexto 42" draw:style-name="gr194" draw:text-style-name="P172"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96" draw:text-style-name="P173"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02" draw:text-style-name="P174"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03" draw:text-style-name="P175"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04" draw:text-style-name="P176"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05" draw:text-style-name="P177"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06" draw:text-style-name="P178"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07" draw:text-style-name="P179"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08" draw:text-style-name="P180"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09" draw:text-style-name="P181"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12" draw:text-style-name="P182"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7"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10" draw:layer="layout" svg:width="8.349cm" svg:height="2.027cm" svg:x="0.099cm" svg:y="16.926cm">
          <text:p text:style-name="P9"><text:span text:style-name="T5"/></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50"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51"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3" draw:text-style-name="P199" draw:layer="layout" svg:width="10.6cm" svg:height="2.384cm" svg:x="7.4cm" svg:y="0.8cm">
          <draw:text-box>
            <text:p text:style-name="P198">Dessa forma, a posição do ponto P pode ser definida pelo parâmetros</text:p>
            <text:p text:style-name="P198">(<text:span text:style-name="T21">r</text:span><text:span text:style-name="T21">,</text:span><text:span text:style-name="T21"> </text:span><text:span text:style-name="T19">ϕ</text:span><text:span text:style-name="T22">,</text:span><text:span text:style-name="T22"> </text:span><text:span text:style-name="T19">λ</text:span>)</text:p>
          </draw:text-box>
        </draw:frame>
        <draw:line draw:style-name="gr247" draw:text-style-name="P200" draw:layer="layout" svg:x1="18.55cm" svg:y1="9.538cm" svg:x2="22.414cm" svg:y2="4.987cm">
          <text:p/>
        </draw:lin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57" draw:style-name="gr244" draw:text-style-name="P7" draw:layer="layout" svg:width="1.799cm" svg:height="1.799cm" draw:transform="rotate (-0.185353966561798) translate (18.53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frame draw:style-name="gr248" draw:text-style-name="P202" draw:layer="layout" svg:width="10.044cm" svg:height="1.673cm" svg:x="7.696cm" svg:y="3.733cm">
          <draw:text-box>
            <text:p text:style-name="P198"><text:span text:style-name="T20">e</text:span><text:span text:style-name="T20">m</text:span><text:span text:style-name="T20"> </text:span><text:span text:style-name="T20">q</text:span><text:span text:style-name="T20">u</text:span><text:span text:style-name="T20">e</text:span><text:span text:style-name="T20"> </text:span><text:span text:style-name="T24">r</text:span><text:span text:style-name="T22"> </text:span><text:span text:style-name="T25">é</text:span><text:span text:style-name="T25"> </text:span><text:span text:style-name="T25">a</text:span><text:span text:style-name="T25"> </text:span><text:span text:style-name="T25">d</text:span><text:span text:style-name="T25">i</text:span><text:span text:style-name="T25">s</text:span><text:span text:style-name="T25">t</text:span><text:span text:style-name="T25">â</text:span><text:span text:style-name="T25">n</text:span><text:span text:style-name="T25">c</text:span><text:span text:style-name="T25">i</text:span><text:span text:style-name="T25">a</text:span><text:span text:style-name="T25"> </text:span><text:span text:style-name="T25">E</text:span><text:span text:style-name="T25">u</text:span><text:span text:style-name="T25">c</text:span><text:span text:style-name="T25">l</text:span><text:span text:style-name="T25">i</text:span><text:span text:style-name="T25">d</text:span><text:span text:style-name="T25">i</text:span><text:span text:style-name="T25">a</text:span><text:span text:style-name="T25">n</text:span><text:span text:style-name="T25">a</text:span><text:span text:style-name="T25"> </text:span></text:p>
            <text:p text:style-name="P198"><text:span text:style-name="T25">d</text:span><text:span text:style-name="T25">a</text:span><text:span text:style-name="T25"> </text:span><text:span text:style-name="T25">o</text:span><text:span text:style-name="T25">r</text:span><text:span text:style-name="T25">i</text:span><text:span text:style-name="T25">g</text:span><text:span text:style-name="T25">e</text:span><text:span text:style-name="T25">m</text:span><text:span text:style-name="T25"> </text:span><text:span text:style-name="T22">O</text:span><text:span text:style-name="T25"> </text:span><text:span text:style-name="T25">a</text:span><text:span text:style-name="T25">t</text:span><text:span text:style-name="T25">é</text:span><text:span text:style-name="T25"> </text:span><text:span text:style-name="T25">o</text:span><text:span text:style-name="T25"> </text:span><text:span text:style-name="T25">p</text:span><text:span text:style-name="T25">o</text:span><text:span text:style-name="T25">n</text:span><text:span text:style-name="T25">t</text:span><text:span text:style-name="T25">o</text:span><text:span text:style-name="T25"> </text:span><text:span text:style-name="T22">P</text:span></text:p>
          </draw:text-box>
        </draw:frame>
        <draw:frame draw:style-name="gr236" draw:text-style-name="P204" draw:layer="layout" svg:width="0.849cm" svg:height="1.356cm" svg:x="18.902cm" svg:y="8.5cm">
          <draw:text-box>
            <text:p><text:span text:style-name="T26">ϕ</text:span></text:p>
          </draw:text-box>
        </draw:frame>
        <draw:frame draw:style-name="gr249" draw:text-style-name="P205" draw:layer="layout" svg:width="0.76cm" svg:height="1.119cm" svg:x="19.705cm" svg:y="6.201cm">
          <draw:text-box>
            <text:p><text:span text:style-name="T27">r</text:span></text:p>
          </draw:text-box>
        </draw:frame>
        <draw:custom-shape draw:name="CaixaDeTexto 80" draw:style-name="gr2" draw:text-style-name="P11" draw:layer="layout" svg:width="14.642cm" svg:height="2.621cm" svg:x="5.36cm" svg:y="13.325cm">
          <text:p text:style-name="P6"><text:span text:style-name="T10">Este é o </text:span><text:span text:style-name="T14">Sistema geocêntrico de coordenadas esfér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Em_20_branco">
        <office:forms form:automatic-focus="false" form:apply-design-mode="false"/>
        <draw:custom-shape draw:name="Retângulo 39" draw:style-name="gr102"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252" draw:text-style-name="P206"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0"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253" draw:text-style-name="P207"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54" draw:text-style-name="P208"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255" draw:text-style-name="P209"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7"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7"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256" draw:text-style-name="P210"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0"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0"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1"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0"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31"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4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57" draw:text-style-name="P211"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58" draw:text-style-name="P212"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59" draw:text-style-name="P213"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60" draw:text-style-name="P214"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61" draw:text-style-name="P215"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62" draw:text-style-name="P216"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63" draw:text-style-name="P217"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64" draw:text-style-name="P218"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8"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88"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65" draw:text-style-name="P219"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266" draw:text-style-name="P220"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69"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70"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271"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272"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273"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274"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275"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276"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102"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95" draw:style-name="gr277" draw:text-style-name="P227" draw:layer="layout" svg:width="13.31cm" svg:height="3.846cm" svg:x="6.016cm" svg:y="14.051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103"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278"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79"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6" presentation:class="page"/>
          <draw:frame presentation:style-name="pr4" draw:text-style-name="P5" draw:layer="layout" svg:width="16.799cm" svg:height="13.364cm" svg:x="2.1cm" svg:y="14.107cm" presentation:class="notes" presentation:placeholder="true">
            <draw:text-box/>
          </draw:frame>
        </presentation:notes>
      </draw:page>
      <draw:page draw:name="page37"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280"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281"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82"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283"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284"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285"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86"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87"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88"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89"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90"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91"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92"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93"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294"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70"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296"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297"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298"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299"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00"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01"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95" draw:style-name="gr302" draw:text-style-name="P243" draw:layer="layout" svg:width="13.31cm" svg:height="3.846cm" svg:x="6.016cm" svg:y="14.051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303"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04"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0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306"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307"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08"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09"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10"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311"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12"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13"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14"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15"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16"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17"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18"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19"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20"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321"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22"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23"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24"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25"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26"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27"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CaixaDeTexto 95" draw:style-name="gr328" draw:text-style-name="P243" draw:layer="layout" svg:width="13.31cm" svg:height="3.846cm" svg:x="6.016cm" svg:y="14.051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329"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30"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0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draw:custom-shape draw:name="Conector de seta reta 87" draw:style-name="gr331" draw:text-style-name="P12" draw:layer="layout" svg:width="0.919cm" svg:height="0.504cm" svg:x="20.503cm" svg:y="6.071cm">
          <text:p/>
          <draw:enhanced-geometry draw:mirror-horizontal="true" draw:mirror-vertical="true" svg:viewBox="0 0 21600 21600" draw:type="mso-spt32" draw:enhanced-path="M 0 0 L 21600 21600 N"/>
        </draw:custom-shape>
        <presentation:notes draw:style-name="dp2">
          <draw:page-thumbnail draw:style-name="gr1" draw:layer="layout" svg:width="14.848cm" svg:height="11.136cm" svg:x="3.075cm" svg:y="2.257cm" draw:page-number="38" presentation:class="page"/>
          <draw:frame presentation:style-name="pr4" draw:text-style-name="P5" draw:layer="layout" svg:width="16.799cm" svg:height="13.364cm" svg:x="2.1cm" svg:y="14.107cm" presentation:class="notes" presentation:placeholder="true">
            <draw:text-box/>
          </draw:frame>
        </presentation:notes>
      </draw:page>
      <draw:page draw:name="page39"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332"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333"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34"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35"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36"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337"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38"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39"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40"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41"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42"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43"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44"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45"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46"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321"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47"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48"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49"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50"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51"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52"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353"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54"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5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draw:custom-shape draw:name="Conector de seta reta 87" draw:style-name="gr356" draw:text-style-name="P12" draw:layer="layout" svg:width="0.919cm" svg:height="0.504cm" svg:x="20.503cm" svg:y="6.071cm">
          <text:p/>
          <draw:enhanced-geometry draw:mirror-horizontal="true" draw:mirror-vertical="true" svg:viewBox="0 0 21600 21600" draw:type="mso-spt32" draw:enhanced-path="M 0 0 L 21600 21600 N"/>
        </draw:custom-shape>
        <draw:custom-shape draw:name="CaixaDeTexto 91" draw:style-name="gr357" draw:text-style-name="P244" draw:layer="layout" svg:width="16.106cm" svg:height="3.846cm" svg:x="4.618cm" svg:y="14.051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9" presentation:class="page"/>
          <draw:frame presentation:style-name="pr4" draw:text-style-name="P5" draw:layer="layout" svg:width="16.799cm" svg:height="13.364cm" svg:x="2.1cm" svg:y="14.107cm" presentation:class="notes" presentation:placeholder="true">
            <draw:text-box/>
          </draw:frame>
        </presentation:notes>
      </draw:page>
      <draw:page draw:name="page40"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358"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359"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60"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61"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62"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363"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64"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65"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66"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67"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68"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69"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70"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71"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72"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321"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73"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74"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75"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76"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77"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78"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379"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80"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5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draw:custom-shape draw:name="Conector de seta reta 87" draw:style-name="gr356" draw:text-style-name="P12" draw:layer="layout" svg:width="0.919cm" svg:height="0.504cm" svg:x="20.503cm" svg:y="6.071cm">
          <text:p/>
          <draw:enhanced-geometry draw:mirror-horizontal="true" draw:mirror-vertical="true" svg:viewBox="0 0 21600 21600" draw:type="mso-spt32" draw:enhanced-path="M 0 0 L 21600 21600 N"/>
        </draw:custom-shape>
        <draw:custom-shape draw:name="CaixaDeTexto 91" draw:style-name="gr381" draw:text-style-name="P245" draw:layer="layout" svg:width="16.106cm" svg:height="3.846cm" svg:x="4.618cm" svg:y="14.051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0" presentation:class="page"/>
          <draw:frame presentation:style-name="pr4" draw:text-style-name="P5" draw:layer="layout" svg:width="16.799cm" svg:height="13.364cm" svg:x="2.1cm" svg:y="14.107cm" presentation:class="notes" presentation:placeholder="true">
            <draw:text-box/>
          </draw:frame>
        </presentation:notes>
      </draw:page>
      <draw:page draw:name="page41"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382"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383"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84"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85"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86"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387"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88"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89"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90"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91"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92"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93"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94"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95"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96"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321"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97"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98"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99"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400"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401"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402"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403"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404"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5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draw:custom-shape draw:name="Conector de seta reta 87" draw:style-name="gr356" draw:text-style-name="P12" draw:layer="layout" svg:width="0.919cm" svg:height="0.504cm" svg:x="20.503cm" svg:y="6.071cm">
          <text:p/>
          <draw:enhanced-geometry draw:mirror-horizontal="true" draw:mirror-vertical="true" svg:viewBox="0 0 21600 21600" draw:type="mso-spt32" draw:enhanced-path="M 0 0 L 21600 21600 N"/>
        </draw:custom-shape>
        <draw:custom-shape draw:name="CaixaDeTexto 87" draw:style-name="gr405" draw:text-style-name="P246" draw:layer="layout" svg:width="16.106cm" svg:height="2.649cm" svg:x="4.618cm" svg:y="14.051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1" presentation:class="page"/>
          <draw:frame presentation:style-name="pr4" draw:text-style-name="P5" draw:layer="layout" svg:width="16.799cm" svg:height="13.364cm" svg:x="2.1cm" svg:y="14.107cm" presentation:class="notes" presentation:placeholder="true">
            <draw:text-box/>
          </draw:frame>
        </presentation:notes>
      </draw:page>
      <draw:page draw:name="page42"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406"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407"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408"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409"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410"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411"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412"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413"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414"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415"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416"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417"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418"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419"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420"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321"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421"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422"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423"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424"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425"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426"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427"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428"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5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draw:custom-shape draw:name="Conector de seta reta 87" draw:style-name="gr356" draw:text-style-name="P12" draw:layer="layout" svg:width="0.919cm" svg:height="0.504cm" svg:x="20.503cm" svg:y="6.071cm">
          <text:p/>
          <draw:enhanced-geometry draw:mirror-horizontal="true" draw:mirror-vertical="true" svg:viewBox="0 0 21600 21600" draw:type="mso-spt32" draw:enhanced-path="M 0 0 L 21600 21600 N"/>
        </draw:custom-shape>
        <draw:custom-shape draw:name="CaixaDeTexto 90" draw:style-name="gr429" draw:text-style-name="P11" draw:layer="layout" svg:width="16.106cm" svg:height="3.806cm" svg:x="8.794cm" svg:y="13.725cm">
          <text:p text:style-name="P6"><text:span text:style-name="T10">Este é o </text:span><text:span text:style-name="T14">Sistema topocêntrico de coordenadas Cartesianas </text:span><text:span text:style-name="T10">ou</text:span></text:p>
          <text:p text:style-name="P6"><text:span text:style-name="T14">Sistema local NED (North-East-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1" draw:style-name="gr430" draw:text-style-name="P10" draw:layer="layout" svg:width="4.525cm" svg:height="1.013cm" svg:x="20.544cm" svg:y="17.764cm">
          <text:p text:style-name="P9"><text:span text:style-name="T4">Cai et al.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2" presentation:class="page"/>
          <draw:frame presentation:style-name="pr4" draw:text-style-name="P5" draw:layer="layout" svg:width="16.799cm" svg:height="13.364cm" svg:x="2.1cm" svg:y="14.107cm" presentation:class="notes" presentation:placeholder="true">
            <draw:text-box/>
          </draw:frame>
        </presentation:notes>
      </draw:page>
      <draw:page draw:name="page43" draw:style-name="dp1" draw:master-page-name="Em_20_branco">
        <office:forms form:automatic-focus="false" form:apply-design-mode="false"/>
        <draw:custom-shape draw:name="Retângulo 39" draw:style-name="gr189" draw:text-style-name="P82" draw:layer="layout" svg:width="3.809cm" svg:height="4.499cm" svg:x="18.605cm" svg:y="5.0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7" draw:text-style-name="P12" draw:layer="layout" svg:x1="22.329cm" svg:y1="5.052cm" svg:x2="19.705cm" svg:y2="9.499cm">
          <text:p/>
        </draw:line>
        <draw:custom-shape draw:name="CaixaDeTexto 45" draw:style-name="gr431" draw:text-style-name="P228" draw:layer="layout" svg:width="1.307cm" svg:height="1.281cm" svg:x="20.158cm" svg:y="6.18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191" draw:text-style-name="P7" draw:layer="layout" svg:width="9.699cm" svg:height="7.299cm" svg:x="13.7cm" svg:y="5.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40" draw:text-style-name="P12" draw:layer="layout" svg:x1="18.546cm" svg:y1="9.53cm" svg:x2="24.546cm" svg:y2="9.5cm">
          <text:p/>
        </draw:line>
        <draw:line draw:name="Conector reto 31" draw:style-name="gr40" draw:text-style-name="P12" draw:layer="layout" svg:x1="18.546cm" svg:y1="9.538cm" svg:x2="18.55cm" svg:y2="4.038cm">
          <text:p/>
        </draw:line>
        <draw:custom-shape draw:name="CaixaDeTexto 33" draw:style-name="gr432" draw:text-style-name="P229" draw:layer="layout" svg:width="1.053cm" svg:height="1.025cm" svg:x="17.447cm" svg:y="3.5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433" draw:text-style-name="P230" draw:layer="layout" svg:width="1.254cm" svg:height="1.281cm" svg:x="22.301cm" svg:y="4.2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7" draw:text-style-name="P12" draw:layer="layout" svg:x1="22.39cm" svg:y1="4.987cm" svg:x2="22.391cm" svg:y2="9.487cm">
          <text:p/>
        </draw:line>
        <draw:custom-shape draw:name="Elipse 35" draw:style-name="gr13" draw:text-style-name="P13" draw:layer="layout" svg:width="0.199cm" svg:height="0.199cm" svg:x="22.3cm" svg:y="4.8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434" draw:text-style-name="P231" draw:layer="layout" svg:width="1.512cm" svg:height="1.281cm" svg:x="21.788cm" svg:y="9.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13" draw:text-style-name="P13" draw:layer="layout" svg:width="0.199cm" svg:height="0.199cm" svg:x="22.308cm" svg:y="9.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13" draw:text-style-name="P13" draw:layer="layout" svg:width="0.199cm" svg:height="0.199cm" svg:x="21.335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95" draw:text-style-name="P7" draw:layer="layout" svg:width="0.399cm" svg:height="0.396cm" svg:x="22.387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13" draw:text-style-name="P13" draw:layer="layout" svg:width="0.099cm" svg:height="0.099cm" svg:x="22.537cm" svg:y="9.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95" draw:text-style-name="P7" draw:layer="layout" svg:width="0.399cm" svg:height="0.396cm" draw:transform="rotate (-0.513301333011533) translate (21.294cm 6.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13" draw:text-style-name="P13" draw:layer="layout" svg:width="0.099cm" svg:height="0.099cm" draw:transform="rotate (-0.513301333011533) translate (21.352cm 6.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435" draw:text-style-name="P232" draw:layer="layout" svg:width="1.303cm" svg:height="1.281cm" svg:x="17.301cm" svg:y="9.0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13" draw:text-style-name="P13" draw:layer="layout" svg:width="0.299cm" svg:height="0.299cm" svg:x="18.42cm" svg:y="9.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191" draw:text-style-name="P7" draw:layer="layout" svg:width="9.699cm" svg:height="7.299cm" svg:x="1.046cm" svg:y="5.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197" draw:text-style-name="P7" draw:layer="layout" svg:width="4.499cm" svg:height="7.281cm" svg:x="3.619cm" svg:y="5.888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198" draw:text-style-name="P7" draw:layer="layout" svg:width="4.299cm" svg:height="9.692cm" draw:transform="rotate (1.5707963267949) translate (1.007cm 11.649cm)">
          <text:p/>
          <draw:enhanced-geometry draw:mirror-horizontal="true" draw:mirror-vertical="fals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199" draw:text-style-name="P7" draw:layer="layout" svg:width="4.299cm" svg:height="9.692cm" draw:transform="rotate (1.5707963267949) translate (1.046cm 11.643cm)">
          <text:p/>
          <draw:enhanced-geometry draw:mirror-horizontal="true" draw:mirror-vertical="true" svg:viewBox="0 0 0 0" draw:text-areas="?f36 ?f42 ?f24 ?f3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40" draw:text-style-name="P12" draw:layer="layout" svg:x1="5.892cm" svg:y1="9.529cm" svg:x2="11.892cm" svg:y2="9.499cm">
          <text:p/>
        </draw:line>
        <draw:line draw:name="Conector reto 66" draw:style-name="gr40" draw:text-style-name="P12" draw:layer="layout" svg:x1="5.903cm" svg:y1="9.499cm" svg:x2="2.617cm" svg:y2="12.884cm">
          <text:p/>
        </draw:line>
        <draw:custom-shape draw:name="Elipse 67" draw:style-name="gr200" draw:text-style-name="P7" draw:layer="layout" svg:width="1.399cm" svg:height="0.599cm" svg:x="5.181cm" svg:y="4.7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01" draw:text-style-name="P8" draw:layer="layout" svg:width="0.552cm" svg:height="0.499cm" svg:x="5.628cm" svg:y="4.5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12" draw:text-style-name="P12" draw:layer="layout" svg:x1="6.18cm" svg:y1="4.772cm" svg:x2="6.453cm" svg:y2="4.735cm">
          <text:p/>
        </draw:line>
        <draw:line draw:name="Conector reto 70" draw:style-name="gr12" draw:text-style-name="P12" draw:layer="layout" svg:x1="6.285cm" svg:y1="4.975cm" svg:x2="6.203cm" svg:y2="4.756cm">
          <text:p/>
        </draw:line>
        <draw:custom-shape draw:name="CaixaDeTexto 71" draw:style-name="gr436" draw:text-style-name="P233" draw:layer="layout" svg:width="1.053cm" svg:height="1.025cm" svg:x="4.574cm" svg:y="3.52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437" draw:text-style-name="P234" draw:layer="layout" svg:width="1.089cm" svg:height="1.025cm" svg:x="1.527cm" svg:y="12.457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438" draw:text-style-name="P235" draw:layer="layout" svg:width="1.062cm" svg:height="1.025cm" svg:x="11.17cm" svg:y="9.67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439" draw:text-style-name="P236" draw:layer="layout" svg:width="1.106cm" svg:height="1.025cm" svg:x="4.767cm" svg:y="8.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440" draw:text-style-name="P237" draw:layer="layout" svg:width="1.254cm" svg:height="1.281cm" svg:x="7.224cm" svg:y="6.1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441" draw:text-style-name="P238" draw:layer="layout" svg:width="1.031cm" svg:height="1.025cm" svg:x="4.067cm" svg:y="9.6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442" draw:text-style-name="P239" draw:layer="layout" svg:width="1.02cm" svg:height="1.025cm" svg:x="5.03cm" svg:y="6.89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443" draw:text-style-name="P240" draw:layer="layout" svg:width="1.159cm" svg:height="1.281cm" svg:x="5.339cm" svg:y="10.21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10" draw:text-style-name="P7" draw:layer="layout" svg:width="1.695cm" svg:height="2cm" draw:transform="rotate (0.73251468706202) translate (4.521cm 9.107cm)">
          <text:p/>
          <draw:enhanced-geometry draw:mirror-horizontal="true" draw:mirror-vertical="true" svg:viewBox="0 0 0 0" draw:text-areas="?f36 ?f42 ?f24 ?f3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7" draw:text-style-name="P12" draw:layer="layout" svg:x1="22.37cm" svg:y1="4.987cm" svg:x2="18.57cm" svg:y2="4.988cm">
          <text:p/>
        </draw:line>
        <draw:line draw:name="Conector reto 54" draw:style-name="gr148" draw:text-style-name="P12" draw:layer="layout" svg:x1="20.957cm" svg:y1="6.235cm" svg:x2="21.868cm" svg:y2="4.705cm">
          <text:p/>
        </draw:line>
        <draw:custom-shape draw:name="Arco 57" draw:style-name="gr211" draw:text-style-name="P7" draw:layer="layout" svg:width="1.799cm" svg:height="1.799cm" draw:transform="rotate (-0.185353966561798) translate (19.449cm 8.308cm)">
          <text:p/>
          <draw:enhanced-geometry draw:mirror-horizontal="false" draw:mirror-vertical="false" svg:viewBox="0 0 0 0" draw:text-areas="?f36 ?f42 ?f24 ?f3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444" draw:text-style-name="P241" draw:layer="layout" svg:width="1.301cm" svg:height="1.281cm" svg:x="20.667cm" svg:y="7.719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445" draw:text-style-name="P242" draw:layer="layout" svg:width="1.194cm" svg:height="1.281cm" svg:x="20.395cm" svg:y="4.7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67" draw:text-style-name="P12"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68" draw:text-style-name="P82" draw:layer="layout" svg:width="2.799cm" svg:height="8.148cm" svg:x="10.697cm" svg:y="0.176cm">
          <text:p/>
          <draw:enhanced-geometry draw:mirror-horizontal="false" draw:mirror-vertical="false" svg:viewBox="0 0 0 0" drawooo:sub-view-size="510540 1485900" draw:text-areas="0 0 ?f10 ?f11"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95" draw:text-style-name="P12" draw:layer="layout" svg:width="0.994cm" svg:height="1.999cm" draw:transform="rotate (-0.0698131700797735) translate (11.709cm 3.71cm)">
          <text:p/>
          <draw:enhanced-geometry draw:mirror-horizontal="true" draw:mirror-vertical="false" svg:viewBox="0 0 21600 21600" draw:type="mso-spt32" draw:enhanced-path="M 0 0 L 21600 21600 N"/>
        </draw:custom-shape>
        <draw:line draw:name="Conector reto 15" draw:style-name="gr57" draw:text-style-name="P12" draw:layer="layout" svg:x1="13.496cm" svg:y1="1.491cm" svg:x2="11.142cm" svg:y2="7.124cm">
          <text:p/>
        </draw:line>
        <draw:custom-shape draw:name="Elipse 98" draw:style-name="gr13" draw:text-style-name="P13" draw:layer="layout" svg:width="0.199cm" svg:height="0.199cm" svg:x="13.397cm" svg:y="1.4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13" draw:text-style-name="P13" draw:layer="layout" svg:width="0.199cm" svg:height="0.199cm" svg:x="12.467cm" svg:y="3.6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321" draw:text-style-name="P12"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446" draw:text-style-name="P221" draw:layer="layout" svg:width="1.307cm" svg:height="1.41cm" svg:x="11.3cm" svg:y="3.1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447" draw:text-style-name="P222" draw:layer="layout" svg:width="1.254cm" svg:height="1.281cm" svg:x="12.758cm" svg:y="0.236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448" draw:text-style-name="P223" draw:layer="layout" svg:width="1.194cm" svg:height="1.281cm" svg:x="14.1cm" svg:y="2.4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449" draw:text-style-name="P224" draw:layer="layout" svg:width="1.183cm" svg:height="1.281cm" svg:x="9.897cm" svg:y="1.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450" draw:text-style-name="P225" draw:layer="layout" svg:width="1.132cm" svg:height="1.281cm" svg:x="10.697cm" svg:y="4.642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451" draw:text-style-name="P226" draw:layer="layout" svg:width="1.194cm" svg:height="1.281cm" svg:x="12.1cm" svg:y="1.324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0" draw:text-style-name="P82" draw:layer="layout" svg:width="1.444cm" svg:height="5.561cm" svg:x="5.875cm" svg:y="5.347cm">
          <text:p/>
          <draw:enhanced-geometry draw:mirror-horizontal="false" draw:mirror-vertical="false" svg:viewBox="0 0 0 0" drawooo:sub-view-size="520038 2002146" draw:text-areas="0 0 ?f8 ?f9"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13" draw:text-style-name="P13" draw:layer="layout" svg:width="0.199cm" svg:height="0.199cm" svg:x="7.195cm" svg:y="10.7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7" draw:text-style-name="P12" draw:layer="layout" svg:x1="7.295cm" svg:y1="10.773cm" svg:x2="7.299cm" svg:y2="6.797cm">
          <text:p/>
        </draw:line>
        <draw:custom-shape draw:name="Elipse 81" draw:style-name="gr13" draw:text-style-name="P13" draw:layer="layout" svg:width="0.199cm" svg:height="0.199cm" svg:x="7.195cm" svg:y="6.6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13" draw:text-style-name="P13" draw:layer="layout" svg:width="0.299cm" svg:height="0.299cm" svg:x="5.746cm" svg:y="9.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40" draw:text-style-name="P12" draw:layer="layout" svg:x1="5.892cm" svg:y1="9.537cm" svg:x2="5.895cm" svg:y2="4.037cm">
          <text:p/>
        </draw:line>
        <draw:line draw:name="Conector reto 92" draw:style-name="gr57" draw:text-style-name="P12" draw:layer="layout" svg:x1="5.899cm" svg:y1="9.524cm" svg:x2="7.244cm" svg:y2="10.852cm">
          <text:p/>
        </draw:line>
        <draw:line draw:name="Conector reto 89" draw:style-name="gr57" draw:text-style-name="P12" draw:layer="layout" svg:x1="5.939cm" svg:y1="5.406cm" svg:x2="7.284cm" svg:y2="6.735cm">
          <text:p/>
        </draw:line>
        <draw:custom-shape draw:name="Forma livre 80" draw:style-name="gr214" draw:text-style-name="P7" draw:layer="layout" svg:width="2.275cm" svg:height="2.275cm" svg:x="21.326cm" svg:y="4.122cm">
          <text:p/>
          <draw:enhanced-geometry draw:mirror-horizontal="false" draw:mirror-vertical="false" svg:viewBox="0 0 0 0" drawooo:sub-view-size="819510 819510" draw:text-areas="0 0 ?f54 ?f55"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452" draw:text-style-name="P106" draw:layer="layout" svg:width="1.512cm" svg:height="1.281cm" svg:x="7.186cm" svg:y="9.843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453" draw:text-style-name="P107" draw:layer="layout" svg:width="1.031cm" svg:height="1.025cm" svg:x="7.516cm" svg:y="8.525cm">
          <text:p text:style-name="P9"><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55" draw:text-style-name="P12" draw:layer="layout" svg:width="0.458cm" svg:height="0.88cm" draw:transform="rotate (0.0523598775598299) translate (20.91cm 6.591cm)">
          <text:p/>
          <draw:enhanced-geometry draw:mirror-horizontal="true" draw:mirror-vertical="false" svg:viewBox="0 0 21600 21600" draw:type="mso-spt32" draw:enhanced-path="M 0 0 L 21600 21600 N"/>
        </draw:custom-shape>
        <draw:custom-shape draw:name="Conector de seta reta 87" draw:style-name="gr356" draw:text-style-name="P12" draw:layer="layout" svg:width="0.919cm" svg:height="0.504cm" svg:x="20.503cm" svg:y="6.071cm">
          <text:p/>
          <draw:enhanced-geometry draw:mirror-horizontal="true" draw:mirror-vertical="true" svg:viewBox="0 0 21600 21600" draw:type="mso-spt32" draw:enhanced-path="M 0 0 L 21600 21600 N"/>
        </draw:custom-shape>
        <draw:custom-shape draw:name="CaixaDeTexto 90" draw:style-name="gr454" draw:text-style-name="P11" draw:layer="layout" svg:width="16.106cm" svg:height="3.806cm" svg:x="8.794cm" svg:y="13.725cm">
          <text:p text:style-name="P6"><text:span text:style-name="T10">Este é o </text:span><text:span text:style-name="T14">Sistema topocêntrico de coordenadas Cartesianas </text:span><text:span text:style-name="T10">ou</text:span></text:p>
          <text:p text:style-name="P6"><text:span text:style-name="T14">Sistema local NED (North-East-Dow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1" draw:style-name="gr455" draw:text-style-name="P10" draw:layer="layout" svg:width="4.525cm" svg:height="1.013cm" svg:x="20.544cm" svg:y="17.764cm">
          <text:p text:style-name="P9"><text:span text:style-name="T4">Cai et al. (20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456" draw:text-style-name="P10" draw:layer="layout" svg:width="9.597cm" svg:height="4.395cm" svg:x="0.143cm" svg:y="14.28cm">
          <text:p text:style-name="P9"><text:span text:style-name="T5">É importante ressaltar que este sistema é </text:span><text:span text:style-name="T28">diferente dos sistemas geodésico local e astronômico local</text:span><text:span text:style-name="T5">, que são comumente usados em geodesia (Krakiwsky e Wells, 1971; Rapp, 1993;</text:span></text:p>
          <text:p text:style-name="P9"><text:span text:style-name="T5">Hofmann-Wellenhof e Moritz, 2005;</text:span></text:p>
          <text:p text:style-name="P9"><text:span text:style-name="T5">Jekeli, 20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3" presentation:class="page"/>
          <draw:frame presentation:style-name="pr4" draw:text-style-name="P5" draw:layer="layout" svg:width="16.799cm" svg:height="13.364cm" svg:x="2.1cm" svg:y="14.107cm" presentation:class="notes" presentation:placeholder="true">
            <draw:text-box/>
          </draw:frame>
        </presentation:notes>
      </draw:page>
      <draw:page draw:name="Referências" draw:style-name="dp1" draw:master-page-name="Título_20_e_20_conteúdo" presentation:presentation-page-layout-name="AL2T11">
        <office:forms form:automatic-focus="false" form:apply-design-mode="false"/>
        <draw:frame draw:name="Título 1" presentation:style-name="pr5" draw:text-style-name="P2" draw:layer="layout" svg:width="22.859cm" svg:height="3.174cm" svg:x="1.27cm" svg:y="0.763cm" presentation:class="title" presentation:user-transformed="true">
          <draw:text-box>
            <text:p text:style-name="P1"><text:span text:style-name="T3">R</text:span><text:span text:style-name="T3">e</text:span><text:span text:style-name="T3">f</text:span><text:span text:style-name="T3">e</text:span><text:span text:style-name="T3">r</text:span><text:span text:style-name="T3">ê</text:span><text:span text:style-name="T3">n</text:span><text:span text:style-name="T3">c</text:span><text:span text:style-name="T3">i</text:span><text:span text:style-name="T3">a</text:span><text:span text:style-name="T3">s</text:span></text:p>
          </draw:text-box>
        </draw:frame>
        <draw:frame draw:name="Espaço Reservado para Conteúdo 2" presentation:style-name="pr6" draw:text-style-name="P248" draw:layer="layout" svg:width="22.859cm" svg:height="12.571cm" svg:x="1.27cm" svg:y="4.445cm" presentation:class="outline" presentation:user-transformed="true">
          <draw:text-box>
            <text:list text:style-name="L2">
              <text:list-item>
                <text:p text:style-name="P247"><text:span text:style-name="T4">Cai, G., Chen, B. M., e Lee, T. H. 2011. Coordinate Systems and Transformations, </text:span><text:span text:style-name="T29">in</text:span><text:span text:style-name="T4"> Unmanned Rotorcraft Systems, Springer London, London, p. 23-34, ISBN 978-0-85729-635-1, doi: 10.1007/978-0-85729-635-1_2</text:span></text:p>
              </text:list-item>
              <text:list-item>
                <text:p text:style-name="P247"><text:span text:style-name="T4">Hofmann-Wellenhof, B. e H. Moritz, 2005, Physical Geodesy. Springer.</text:span></text:p>
              </text:list-item>
              <text:list-item>
                <text:p text:style-name="P247"><text:span text:style-name="T4">Jekeli, C., 2012, Geometric Reference Systems in Geodesy. Ohio State University, Division of Geodetic Science, School of Earth Sciences, url: </text:span><text:span text:style-name="T30"><text:a xlink:href="http://hdl.handle.net/1811/51274" xlink:type="simple">http://</text:a></text:span><text:span text:style-name="T30"><text:a xlink:href="http://hdl.handle.net/1811/51274" xlink:type="simple">hdl.handle.net/1811/51274</text:a></text:span></text:p>
              </text:list-item>
              <text:list-item>
                <text:p text:style-name="P247"><text:span text:style-name="T4">Krakiwsky, E. J. e Wells, D. E. 1971. Coordinate systems in geodesy, Lecture Notes n. 16, Geodesy and Geomatics Engineering, University of New Brunswick, Fredericton, Canada. url: </text:span><text:span text:style-name="T30"><text:a xlink:href="http://www2.unb.ca/gge/Pubs/LectureNotes.html" xlink:type="simple">http</text:a></text:span><text:span text:style-name="T30"><text:a xlink:href="http://www2.unb.ca/gge/Pubs/LectureNotes.html" xlink:type="simple">://</text:a></text:span><text:span text:style-name="T30"><text:a xlink:href="http://www2.unb.ca/gge/Pubs/LectureNotes.html" xlink:type="simple">www2.unb.ca/gge/Pubs/LectureNotes.html</text:a></text:span></text:p>
              </text:list-item>
              <text:list-item>
                <text:p text:style-name="P247"><text:span text:style-name="T4">Rapp, R. H., 1993, Geometric Geodesy - Part II. Ohio State University Department of Geodetic Science and Surveying, url:</text:span><text:span text:style-name="T30"><text:a xlink:href="http://hdl.handle.net/1811/24409" xlink:type="simple">http://</text:a></text:span><text:span text:style-name="T30"><text:a xlink:href="http://hdl.handle.net/1811/24409" xlink:type="simple">hdl.handle.net/1811/24409</text:a></text:span></text:p>
              </text:list-item>
            </text:list>
          </draw:text-box>
        </draw:frame>
        <presentation:notes draw:style-name="dp2">
          <draw:page-thumbnail draw:style-name="gr1" draw:layer="layout" svg:width="14.848cm" svg:height="11.136cm" svg:x="3.075cm" svg:y="2.257cm" draw:page-number="44"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msFillBitmap_20_1" draw:display-name="msFillBitmap 1" xlink:href="Pictures/10000201000000410000003D20DC6442E2B63F28.png" xlink:type="simple" xlink:show="embed" xlink:actuate="onLoad"/>
    <draw:fill-image draw:name="msFillBitmap_20_10" draw:display-name="msFillBitmap 10" xlink:href="Pictures/100002010000003D0000003D63F0769676173F45.png" xlink:type="simple" xlink:show="embed" xlink:actuate="onLoad"/>
    <draw:fill-image draw:name="msFillBitmap_20_100" draw:display-name="msFillBitmap 100" xlink:href="Pictures/10000201000000410000003D20DC6442E2B63F28.png" xlink:type="simple" xlink:show="embed" xlink:actuate="onLoad"/>
    <draw:fill-image draw:name="msFillBitmap_20_101" draw:display-name="msFillBitmap 101" xlink:href="Pictures/100002010000004A0000004BD20435B98C78BBDF.png" xlink:type="simple" xlink:show="embed" xlink:actuate="onLoad"/>
    <draw:fill-image draw:name="msFillBitmap_20_102" draw:display-name="msFillBitmap 102" xlink:href="Pictures/100002010000003D0000003C36230F6983F41276.png" xlink:type="simple" xlink:show="embed" xlink:actuate="onLoad"/>
    <draw:fill-image draw:name="msFillBitmap_20_103" draw:display-name="msFillBitmap 103" xlink:href="Pictures/100002010000003C0000003DE642E15FF62CD328.png" xlink:type="simple" xlink:show="embed" xlink:actuate="onLoad"/>
    <draw:fill-image draw:name="msFillBitmap_20_105" draw:display-name="msFillBitmap 105" xlink:href="Pictures/10000201000000450000004C1FC74337F0A2351C.png" xlink:type="simple" xlink:show="embed" xlink:actuate="onLoad"/>
    <draw:fill-image draw:name="msFillBitmap_20_107" draw:display-name="msFillBitmap 107" xlink:href="Pictures/10000201000002F60000011EDD0887F7580B11DE.png" xlink:type="simple" xlink:show="embed" xlink:actuate="onLoad"/>
    <draw:fill-image draw:name="msFillBitmap_20_108" draw:display-name="msFillBitmap 108" xlink:href="Pictures/100002010000004E000000557BB92650AF051695.png" xlink:type="simple" xlink:show="embed" xlink:actuate="onLoad"/>
    <draw:fill-image draw:name="msFillBitmap_20_109" draw:display-name="msFillBitmap 109" xlink:href="Pictures/100002010000003F0000003DE3565D3892E4A988.png" xlink:type="simple" xlink:show="embed" xlink:actuate="onLoad"/>
    <draw:fill-image draw:name="msFillBitmap_20_11" draw:display-name="msFillBitmap 11" xlink:href="Pictures/100002010000003D0000003C36230F6983F41276.png" xlink:type="simple" xlink:show="embed" xlink:actuate="onLoad"/>
    <draw:fill-image draw:name="msFillBitmap_20_110" draw:display-name="msFillBitmap 110" xlink:href="Pictures/100002010000004A0000004B9DAF82F6876BFDD7.png" xlink:type="simple" xlink:show="embed" xlink:actuate="onLoad"/>
    <draw:fill-image draw:name="msFillBitmap_20_111" draw:display-name="msFillBitmap 111" xlink:href="Pictures/10000201000000590000004BBF3C0EB088408330.png" xlink:type="simple" xlink:show="embed" xlink:actuate="onLoad"/>
    <draw:fill-image draw:name="msFillBitmap_20_112" draw:display-name="msFillBitmap 112" xlink:href="Pictures/100002010000004D0000004C1575CA115B32A18B.png" xlink:type="simple" xlink:show="embed" xlink:actuate="onLoad"/>
    <draw:fill-image draw:name="msFillBitmap_20_113" draw:display-name="msFillBitmap 113" xlink:href="Pictures/100002010000003E0000003DF2AD2EE9F3BE6461.png" xlink:type="simple" xlink:show="embed" xlink:actuate="onLoad"/>
    <draw:fill-image draw:name="msFillBitmap_20_114" draw:display-name="msFillBitmap 114" xlink:href="Pictures/10000201000000410000003C5287E679C26C51D9.png" xlink:type="simple" xlink:show="embed" xlink:actuate="onLoad"/>
    <draw:fill-image draw:name="msFillBitmap_20_115" draw:display-name="msFillBitmap 115" xlink:href="Pictures/100002010000003E0000003C1E01294A266E5004.png" xlink:type="simple" xlink:show="embed" xlink:actuate="onLoad"/>
    <draw:fill-image draw:name="msFillBitmap_20_116" draw:display-name="msFillBitmap 116" xlink:href="Pictures/10000201000000410000003D20DC6442E2B63F28.png" xlink:type="simple" xlink:show="embed" xlink:actuate="onLoad"/>
    <draw:fill-image draw:name="msFillBitmap_20_117" draw:display-name="msFillBitmap 117" xlink:href="Pictures/100002010000004A0000004BD20435B98C78BBDF.png" xlink:type="simple" xlink:show="embed" xlink:actuate="onLoad"/>
    <draw:fill-image draw:name="msFillBitmap_20_118" draw:display-name="msFillBitmap 118" xlink:href="Pictures/100002010000003D0000003C36230F6983F41276.png" xlink:type="simple" xlink:show="embed" xlink:actuate="onLoad"/>
    <draw:fill-image draw:name="msFillBitmap_20_119" draw:display-name="msFillBitmap 119" xlink:href="Pictures/100002010000003C0000003DE642E15FF62CD328.png" xlink:type="simple" xlink:show="embed" xlink:actuate="onLoad"/>
    <draw:fill-image draw:name="msFillBitmap_20_12" draw:display-name="msFillBitmap 12" xlink:href="Pictures/100002010000003C0000003DE642E15FF62CD328.png" xlink:type="simple" xlink:show="embed" xlink:actuate="onLoad"/>
    <draw:fill-image draw:name="msFillBitmap_20_121" draw:display-name="msFillBitmap 121" xlink:href="Pictures/10000201000000450000004C1FC74337F0A2351C.png" xlink:type="simple" xlink:show="embed" xlink:actuate="onLoad"/>
    <draw:fill-image draw:name="msFillBitmap_20_123" draw:display-name="msFillBitmap 123" xlink:href="Pictures/10000201000000470000004CB32750D417F77604.png" xlink:type="simple" xlink:show="embed" xlink:actuate="onLoad"/>
    <draw:fill-image draw:name="msFillBitmap_20_124" draw:display-name="msFillBitmap 124" xlink:href="Pictures/10000201000002E40000011E8287D8B4959904FF.png" xlink:type="simple" xlink:show="embed" xlink:actuate="onLoad"/>
    <draw:fill-image draw:name="msFillBitmap_20_125" draw:display-name="msFillBitmap 125" xlink:href="Pictures/100002010000004E000000557BB92650AF051695.png" xlink:type="simple" xlink:show="embed" xlink:actuate="onLoad"/>
    <draw:fill-image draw:name="msFillBitmap_20_126" draw:display-name="msFillBitmap 126" xlink:href="Pictures/100002010000003F0000003DE3565D3892E4A988.png" xlink:type="simple" xlink:show="embed" xlink:actuate="onLoad"/>
    <draw:fill-image draw:name="msFillBitmap_20_127" draw:display-name="msFillBitmap 127" xlink:href="Pictures/100002010000004A0000004B9DAF82F6876BFDD7.png" xlink:type="simple" xlink:show="embed" xlink:actuate="onLoad"/>
    <draw:fill-image draw:name="msFillBitmap_20_128" draw:display-name="msFillBitmap 128" xlink:href="Pictures/10000201000000590000004BBF3C0EB088408330.png" xlink:type="simple" xlink:show="embed" xlink:actuate="onLoad"/>
    <draw:fill-image draw:name="msFillBitmap_20_129" draw:display-name="msFillBitmap 129" xlink:href="Pictures/100002010000004D0000004C1575CA115B32A18B.png" xlink:type="simple" xlink:show="embed" xlink:actuate="onLoad"/>
    <draw:fill-image draw:name="msFillBitmap_20_13" draw:display-name="msFillBitmap 13" xlink:href="Pictures/10000201000000410000003D20DC6442E2B63F28.png" xlink:type="simple" xlink:show="embed" xlink:actuate="onLoad"/>
    <draw:fill-image draw:name="msFillBitmap_20_130" draw:display-name="msFillBitmap 130" xlink:href="Pictures/100002010000003E0000003DF2AD2EE9F3BE6461.png" xlink:type="simple" xlink:show="embed" xlink:actuate="onLoad"/>
    <draw:fill-image draw:name="msFillBitmap_20_131" draw:display-name="msFillBitmap 131" xlink:href="Pictures/10000201000000410000003C5287E679C26C51D9.png" xlink:type="simple" xlink:show="embed" xlink:actuate="onLoad"/>
    <draw:fill-image draw:name="msFillBitmap_20_132" draw:display-name="msFillBitmap 132" xlink:href="Pictures/100002010000003E0000003C1E01294A266E5004.png" xlink:type="simple" xlink:show="embed" xlink:actuate="onLoad"/>
    <draw:fill-image draw:name="msFillBitmap_20_133" draw:display-name="msFillBitmap 133" xlink:href="Pictures/10000201000000410000003D20DC6442E2B63F28.png" xlink:type="simple" xlink:show="embed" xlink:actuate="onLoad"/>
    <draw:fill-image draw:name="msFillBitmap_20_134" draw:display-name="msFillBitmap 134" xlink:href="Pictures/100002010000004A0000004BD20435B98C78BBDF.png" xlink:type="simple" xlink:show="embed" xlink:actuate="onLoad"/>
    <draw:fill-image draw:name="msFillBitmap_20_135" draw:display-name="msFillBitmap 135" xlink:href="Pictures/100002010000003D0000003C36230F6983F41276.png" xlink:type="simple" xlink:show="embed" xlink:actuate="onLoad"/>
    <draw:fill-image draw:name="msFillBitmap_20_136" draw:display-name="msFillBitmap 136" xlink:href="Pictures/100002010000003C0000003DE642E15FF62CD328.png" xlink:type="simple" xlink:show="embed" xlink:actuate="onLoad"/>
    <draw:fill-image draw:name="msFillBitmap_20_138" draw:display-name="msFillBitmap 138" xlink:href="Pictures/10000201000000450000004C1FC74337F0A2351C.png" xlink:type="simple" xlink:show="embed" xlink:actuate="onLoad"/>
    <draw:fill-image draw:name="msFillBitmap_20_14" draw:display-name="msFillBitmap 14" xlink:href="Pictures/100002010000003D0000003D63F0769676173F45.png" xlink:type="simple" xlink:show="embed" xlink:actuate="onLoad"/>
    <draw:fill-image draw:name="msFillBitmap_20_140" draw:display-name="msFillBitmap 140" xlink:href="Pictures/100002010000004D000000533647B25BD7496906.png" xlink:type="simple" xlink:show="embed" xlink:actuate="onLoad"/>
    <draw:fill-image draw:name="msFillBitmap_20_141" draw:display-name="msFillBitmap 141" xlink:href="Pictures/10000201000000470000004CB32750D417F77604.png" xlink:type="simple" xlink:show="embed" xlink:actuate="onLoad"/>
    <draw:fill-image draw:name="msFillBitmap_20_142" draw:display-name="msFillBitmap 142" xlink:href="Pictures/10000201000003400000010781F1A4B2C4ADBC24.png" xlink:type="simple" xlink:show="embed" xlink:actuate="onLoad"/>
    <draw:fill-image draw:name="msFillBitmap_20_143" draw:display-name="msFillBitmap 143" xlink:href="Pictures/100002010000004E000000557BB92650AF051695.png" xlink:type="simple" xlink:show="embed" xlink:actuate="onLoad"/>
    <draw:fill-image draw:name="msFillBitmap_20_144" draw:display-name="msFillBitmap 144" xlink:href="Pictures/100002010000003F0000003DE3565D3892E4A988.png" xlink:type="simple" xlink:show="embed" xlink:actuate="onLoad"/>
    <draw:fill-image draw:name="msFillBitmap_20_145" draw:display-name="msFillBitmap 145" xlink:href="Pictures/100002010000004A0000004B9DAF82F6876BFDD7.png" xlink:type="simple" xlink:show="embed" xlink:actuate="onLoad"/>
    <draw:fill-image draw:name="msFillBitmap_20_146" draw:display-name="msFillBitmap 146" xlink:href="Pictures/10000201000000590000004BBF3C0EB088408330.png" xlink:type="simple" xlink:show="embed" xlink:actuate="onLoad"/>
    <draw:fill-image draw:name="msFillBitmap_20_147" draw:display-name="msFillBitmap 147" xlink:href="Pictures/100002010000004D0000004C1575CA115B32A18B.png" xlink:type="simple" xlink:show="embed" xlink:actuate="onLoad"/>
    <draw:fill-image draw:name="msFillBitmap_20_148" draw:display-name="msFillBitmap 148" xlink:href="Pictures/100002010000003E0000003DF2AD2EE9F3BE6461.png" xlink:type="simple" xlink:show="embed" xlink:actuate="onLoad"/>
    <draw:fill-image draw:name="msFillBitmap_20_149" draw:display-name="msFillBitmap 149" xlink:href="Pictures/10000201000000410000003C5287E679C26C51D9.png" xlink:type="simple" xlink:show="embed" xlink:actuate="onLoad"/>
    <draw:fill-image draw:name="msFillBitmap_20_15" draw:display-name="msFillBitmap 15" xlink:href="Pictures/100002010000003D0000003C36230F6983F41276.png" xlink:type="simple" xlink:show="embed" xlink:actuate="onLoad"/>
    <draw:fill-image draw:name="msFillBitmap_20_150" draw:display-name="msFillBitmap 150" xlink:href="Pictures/100002010000003E0000003C1E01294A266E5004.png" xlink:type="simple" xlink:show="embed" xlink:actuate="onLoad"/>
    <draw:fill-image draw:name="msFillBitmap_20_151" draw:display-name="msFillBitmap 151" xlink:href="Pictures/10000201000000410000003D20DC6442E2B63F28.png" xlink:type="simple" xlink:show="embed" xlink:actuate="onLoad"/>
    <draw:fill-image draw:name="msFillBitmap_20_152" draw:display-name="msFillBitmap 152" xlink:href="Pictures/100002010000004A0000004BD20435B98C78BBDF.png" xlink:type="simple" xlink:show="embed" xlink:actuate="onLoad"/>
    <draw:fill-image draw:name="msFillBitmap_20_153" draw:display-name="msFillBitmap 153" xlink:href="Pictures/100002010000003D0000003C36230F6983F41276.png" xlink:type="simple" xlink:show="embed" xlink:actuate="onLoad"/>
    <draw:fill-image draw:name="msFillBitmap_20_154" draw:display-name="msFillBitmap 154" xlink:href="Pictures/100002010000003C0000003DE642E15FF62CD328.png" xlink:type="simple" xlink:show="embed" xlink:actuate="onLoad"/>
    <draw:fill-image draw:name="msFillBitmap_20_156" draw:display-name="msFillBitmap 156" xlink:href="Pictures/10000201000000450000004C1FC74337F0A2351C.png" xlink:type="simple" xlink:show="embed" xlink:actuate="onLoad"/>
    <draw:fill-image draw:name="msFillBitmap_20_158" draw:display-name="msFillBitmap 158" xlink:href="Pictures/100002010000004D000000533647B25BD7496906.png" xlink:type="simple" xlink:show="embed" xlink:actuate="onLoad"/>
    <draw:fill-image draw:name="msFillBitmap_20_159" draw:display-name="msFillBitmap 159" xlink:href="Pictures/10000201000000470000004CB32750D417F77604.png" xlink:type="simple" xlink:show="embed" xlink:actuate="onLoad"/>
    <draw:fill-image draw:name="msFillBitmap_20_16" draw:display-name="msFillBitmap 16" xlink:href="Pictures/100002010000003C0000003DE642E15FF62CD328.png" xlink:type="simple" xlink:show="embed" xlink:actuate="onLoad"/>
    <draw:fill-image draw:name="msFillBitmap_20_160" draw:display-name="msFillBitmap 160" xlink:href="Pictures/10000201000003B5000001074FD4AE8D060C6592.png" xlink:type="simple" xlink:show="embed" xlink:actuate="onLoad"/>
    <draw:fill-image draw:name="msFillBitmap_20_161" draw:display-name="msFillBitmap 161" xlink:href="Pictures/100002010000004E000000557BB92650AF051695.png" xlink:type="simple" xlink:show="embed" xlink:actuate="onLoad"/>
    <draw:fill-image draw:name="msFillBitmap_20_162" draw:display-name="msFillBitmap 162" xlink:href="Pictures/100002010000003F0000003DE3565D3892E4A988.png" xlink:type="simple" xlink:show="embed" xlink:actuate="onLoad"/>
    <draw:fill-image draw:name="msFillBitmap_20_163" draw:display-name="msFillBitmap 163" xlink:href="Pictures/100002010000004A0000004B9DAF82F6876BFDD7.png" xlink:type="simple" xlink:show="embed" xlink:actuate="onLoad"/>
    <draw:fill-image draw:name="msFillBitmap_20_164" draw:display-name="msFillBitmap 164" xlink:href="Pictures/10000201000000590000004BBF3C0EB088408330.png" xlink:type="simple" xlink:show="embed" xlink:actuate="onLoad"/>
    <draw:fill-image draw:name="msFillBitmap_20_165" draw:display-name="msFillBitmap 165" xlink:href="Pictures/100002010000004D0000004C1575CA115B32A18B.png" xlink:type="simple" xlink:show="embed" xlink:actuate="onLoad"/>
    <draw:fill-image draw:name="msFillBitmap_20_166" draw:display-name="msFillBitmap 166" xlink:href="Pictures/100002010000003E0000003DF2AD2EE9F3BE6461.png" xlink:type="simple" xlink:show="embed" xlink:actuate="onLoad"/>
    <draw:fill-image draw:name="msFillBitmap_20_167" draw:display-name="msFillBitmap 167" xlink:href="Pictures/10000201000000410000003C5287E679C26C51D9.png" xlink:type="simple" xlink:show="embed" xlink:actuate="onLoad"/>
    <draw:fill-image draw:name="msFillBitmap_20_168" draw:display-name="msFillBitmap 168" xlink:href="Pictures/100002010000003E0000003C1E01294A266E5004.png" xlink:type="simple" xlink:show="embed" xlink:actuate="onLoad"/>
    <draw:fill-image draw:name="msFillBitmap_20_169" draw:display-name="msFillBitmap 169" xlink:href="Pictures/10000201000000410000003D20DC6442E2B63F28.png" xlink:type="simple" xlink:show="embed" xlink:actuate="onLoad"/>
    <draw:fill-image draw:name="msFillBitmap_20_17" draw:display-name="msFillBitmap 17" xlink:href="Pictures/10000201000000410000003D20DC6442E2B63F28.png" xlink:type="simple" xlink:show="embed" xlink:actuate="onLoad"/>
    <draw:fill-image draw:name="msFillBitmap_20_170" draw:display-name="msFillBitmap 170" xlink:href="Pictures/100002010000004A0000004BD20435B98C78BBDF.png" xlink:type="simple" xlink:show="embed" xlink:actuate="onLoad"/>
    <draw:fill-image draw:name="msFillBitmap_20_171" draw:display-name="msFillBitmap 171" xlink:href="Pictures/100002010000003D0000003C36230F6983F41276.png" xlink:type="simple" xlink:show="embed" xlink:actuate="onLoad"/>
    <draw:fill-image draw:name="msFillBitmap_20_172" draw:display-name="msFillBitmap 172" xlink:href="Pictures/100002010000003C0000003DE642E15FF62CD328.png" xlink:type="simple" xlink:show="embed" xlink:actuate="onLoad"/>
    <draw:fill-image draw:name="msFillBitmap_20_174" draw:display-name="msFillBitmap 174" xlink:href="Pictures/10000201000000450000004C1FC74337F0A2351C.png" xlink:type="simple" xlink:show="embed" xlink:actuate="onLoad"/>
    <draw:fill-image draw:name="msFillBitmap_20_176" draw:display-name="msFillBitmap 176" xlink:href="Pictures/100002010000004D000000533647B25BD7496906.png" xlink:type="simple" xlink:show="embed" xlink:actuate="onLoad"/>
    <draw:fill-image draw:name="msFillBitmap_20_177" draw:display-name="msFillBitmap 177" xlink:href="Pictures/10000201000000470000004CB32750D417F77604.png" xlink:type="simple" xlink:show="embed" xlink:actuate="onLoad"/>
    <draw:fill-image draw:name="msFillBitmap_20_178" draw:display-name="msFillBitmap 178" xlink:href="Pictures/100002010000004E000000557BB92650AF051695.png" xlink:type="simple" xlink:show="embed" xlink:actuate="onLoad"/>
    <draw:fill-image draw:name="msFillBitmap_20_179" draw:display-name="msFillBitmap 179" xlink:href="Pictures/100002010000003F0000003DE3565D3892E4A988.png" xlink:type="simple" xlink:show="embed" xlink:actuate="onLoad"/>
    <draw:fill-image draw:name="msFillBitmap_20_18" draw:display-name="msFillBitmap 18" xlink:href="Pictures/100002010000003D0000003D63F0769676173F45.png" xlink:type="simple" xlink:show="embed" xlink:actuate="onLoad"/>
    <draw:fill-image draw:name="msFillBitmap_20_180" draw:display-name="msFillBitmap 180" xlink:href="Pictures/100002010000004A0000004B9DAF82F6876BFDD7.png" xlink:type="simple" xlink:show="embed" xlink:actuate="onLoad"/>
    <draw:fill-image draw:name="msFillBitmap_20_181" draw:display-name="msFillBitmap 181" xlink:href="Pictures/10000201000000590000004BBF3C0EB088408330.png" xlink:type="simple" xlink:show="embed" xlink:actuate="onLoad"/>
    <draw:fill-image draw:name="msFillBitmap_20_182" draw:display-name="msFillBitmap 182" xlink:href="Pictures/100002010000004D0000004C1575CA115B32A18B.png" xlink:type="simple" xlink:show="embed" xlink:actuate="onLoad"/>
    <draw:fill-image draw:name="msFillBitmap_20_183" draw:display-name="msFillBitmap 183" xlink:href="Pictures/100002010000003E0000003DF2AD2EE9F3BE6461.png" xlink:type="simple" xlink:show="embed" xlink:actuate="onLoad"/>
    <draw:fill-image draw:name="msFillBitmap_20_184" draw:display-name="msFillBitmap 184" xlink:href="Pictures/10000201000000410000003C5287E679C26C51D9.png" xlink:type="simple" xlink:show="embed" xlink:actuate="onLoad"/>
    <draw:fill-image draw:name="msFillBitmap_20_185" draw:display-name="msFillBitmap 185" xlink:href="Pictures/100002010000003E0000003C1E01294A266E5004.png" xlink:type="simple" xlink:show="embed" xlink:actuate="onLoad"/>
    <draw:fill-image draw:name="msFillBitmap_20_186" draw:display-name="msFillBitmap 186" xlink:href="Pictures/10000201000000410000003D20DC6442E2B63F28.png" xlink:type="simple" xlink:show="embed" xlink:actuate="onLoad"/>
    <draw:fill-image draw:name="msFillBitmap_20_187" draw:display-name="msFillBitmap 187" xlink:href="Pictures/100002010000004A0000004BD20435B98C78BBDF.png" xlink:type="simple" xlink:show="embed" xlink:actuate="onLoad"/>
    <draw:fill-image draw:name="msFillBitmap_20_188" draw:display-name="msFillBitmap 188" xlink:href="Pictures/100002010000003D0000003C36230F6983F41276.png" xlink:type="simple" xlink:show="embed" xlink:actuate="onLoad"/>
    <draw:fill-image draw:name="msFillBitmap_20_189" draw:display-name="msFillBitmap 189" xlink:href="Pictures/100002010000003C0000003DE642E15FF62CD328.png" xlink:type="simple" xlink:show="embed" xlink:actuate="onLoad"/>
    <draw:fill-image draw:name="msFillBitmap_20_19" draw:display-name="msFillBitmap 19" xlink:href="Pictures/100002010000003D0000003C36230F6983F41276.png" xlink:type="simple" xlink:show="embed" xlink:actuate="onLoad"/>
    <draw:fill-image draw:name="msFillBitmap_20_191" draw:display-name="msFillBitmap 191" xlink:href="Pictures/10000201000000450000004C1FC74337F0A2351C.png" xlink:type="simple" xlink:show="embed" xlink:actuate="onLoad"/>
    <draw:fill-image draw:name="msFillBitmap_20_193" draw:display-name="msFillBitmap 193" xlink:href="Pictures/100002010000004D000000533647B25BD7496906.png" xlink:type="simple" xlink:show="embed" xlink:actuate="onLoad"/>
    <draw:fill-image draw:name="msFillBitmap_20_194" draw:display-name="msFillBitmap 194" xlink:href="Pictures/10000201000000470000004CB32750D417F77604.png" xlink:type="simple" xlink:show="embed" xlink:actuate="onLoad"/>
    <draw:fill-image draw:name="msFillBitmap_20_195" draw:display-name="msFillBitmap 195" xlink:href="Pictures/100002010000004E00000055CFD7E104214E0B57.png" xlink:type="simple" xlink:show="embed" xlink:actuate="onLoad"/>
    <draw:fill-image draw:name="msFillBitmap_20_196" draw:display-name="msFillBitmap 196" xlink:href="Pictures/100002010000004B0000004CA84ED324537E51FE.png" xlink:type="simple" xlink:show="embed" xlink:actuate="onLoad"/>
    <draw:fill-image draw:name="msFillBitmap_20_197" draw:display-name="msFillBitmap 197" xlink:href="Pictures/1000020100000046000000538E5A15957FBD9A98.png" xlink:type="simple" xlink:show="embed" xlink:actuate="onLoad"/>
    <draw:fill-image draw:name="msFillBitmap_20_198" draw:display-name="msFillBitmap 198" xlink:href="Pictures/10000201000000460000004C00C52E9F875DDACE.png" xlink:type="simple" xlink:show="embed" xlink:actuate="onLoad"/>
    <draw:fill-image draw:name="msFillBitmap_20_199" draw:display-name="msFillBitmap 199" xlink:href="Pictures/10000201000000430000004CF448505BE91567F2.png" xlink:type="simple" xlink:show="embed" xlink:actuate="onLoad"/>
    <draw:fill-image draw:name="msFillBitmap_20_2" draw:display-name="msFillBitmap 2" xlink:href="Pictures/100002010000003D0000003D63F0769676173F45.png" xlink:type="simple" xlink:show="embed" xlink:actuate="onLoad"/>
    <draw:fill-image draw:name="msFillBitmap_20_20" draw:display-name="msFillBitmap 20" xlink:href="Pictures/100002010000003C0000003DE642E15FF62CD328.png" xlink:type="simple" xlink:show="embed" xlink:actuate="onLoad"/>
    <draw:fill-image draw:name="msFillBitmap_20_200" draw:display-name="msFillBitmap 200" xlink:href="Pictures/10000201000000460000004C1CC9AD972F27F4AA.png" xlink:type="simple" xlink:show="embed" xlink:actuate="onLoad"/>
    <draw:fill-image draw:name="msFillBitmap_20_201" draw:display-name="msFillBitmap 201" xlink:href="Pictures/1000020100000338000001078EB5E99B248BB252.png" xlink:type="simple" xlink:show="embed" xlink:actuate="onLoad"/>
    <draw:fill-image draw:name="msFillBitmap_20_202" draw:display-name="msFillBitmap 202" xlink:href="Pictures/1000020100000065000000570D9CC79ED50572F8.png" xlink:type="simple" xlink:show="embed" xlink:actuate="onLoad"/>
    <draw:fill-image draw:name="msFillBitmap_20_21" draw:display-name="msFillBitmap 21" xlink:href="Pictures/100002010000003E0000003DF2AD2EE9F3BE6461.png" xlink:type="simple" xlink:show="embed" xlink:actuate="onLoad"/>
    <draw:fill-image draw:name="msFillBitmap_20_22" draw:display-name="msFillBitmap 22" xlink:href="Pictures/10000201000000410000003C5287E679C26C51D9.png" xlink:type="simple" xlink:show="embed" xlink:actuate="onLoad"/>
    <draw:fill-image draw:name="msFillBitmap_20_23" draw:display-name="msFillBitmap 23" xlink:href="Pictures/100002010000003E0000003C1E01294A266E5004.png" xlink:type="simple" xlink:show="embed" xlink:actuate="onLoad"/>
    <draw:fill-image draw:name="msFillBitmap_20_24" draw:display-name="msFillBitmap 24" xlink:href="Pictures/10000201000000410000003D20DC6442E2B63F28.png" xlink:type="simple" xlink:show="embed" xlink:actuate="onLoad"/>
    <draw:fill-image draw:name="msFillBitmap_20_25" draw:display-name="msFillBitmap 25" xlink:href="Pictures/100002010000003D0000003D63F0769676173F45.png" xlink:type="simple" xlink:show="embed" xlink:actuate="onLoad"/>
    <draw:fill-image draw:name="msFillBitmap_20_26" draw:display-name="msFillBitmap 26" xlink:href="Pictures/100002010000003D0000003C36230F6983F41276.png" xlink:type="simple" xlink:show="embed" xlink:actuate="onLoad"/>
    <draw:fill-image draw:name="msFillBitmap_20_27" draw:display-name="msFillBitmap 27" xlink:href="Pictures/100002010000003C0000003DE642E15FF62CD328.png" xlink:type="simple" xlink:show="embed" xlink:actuate="onLoad"/>
    <draw:fill-image draw:name="msFillBitmap_20_270" draw:display-name="msFillBitmap 270" xlink:href="Pictures/10000201000003BF0000010713FEDA97C6DAAFB7.png" xlink:type="simple" xlink:show="embed" xlink:actuate="onLoad"/>
    <draw:fill-image draw:name="msFillBitmap_20_28" draw:display-name="msFillBitmap 28" xlink:href="Pictures/100002010000003E0000003DF2AD2EE9F3BE6461.png" xlink:type="simple" xlink:show="embed" xlink:actuate="onLoad"/>
    <draw:fill-image draw:name="msFillBitmap_20_29" draw:display-name="msFillBitmap 29" xlink:href="Pictures/10000201000000410000003C5287E679C26C51D9.png" xlink:type="simple" xlink:show="embed" xlink:actuate="onLoad"/>
    <draw:fill-image draw:name="msFillBitmap_20_295" draw:display-name="msFillBitmap 295" xlink:href="Pictures/10000201000003CB0000010743B49EB7BE1B6E90.png" xlink:type="simple" xlink:show="embed" xlink:actuate="onLoad"/>
    <draw:fill-image draw:name="msFillBitmap_20_3" draw:display-name="msFillBitmap 3" xlink:href="Pictures/100002010000003D0000003C36230F6983F41276.png" xlink:type="simple" xlink:show="embed" xlink:actuate="onLoad"/>
    <draw:fill-image draw:name="msFillBitmap_20_30" draw:display-name="msFillBitmap 30" xlink:href="Pictures/100002010000003E0000003C1E01294A266E5004.png" xlink:type="simple" xlink:show="embed" xlink:actuate="onLoad"/>
    <draw:fill-image draw:name="msFillBitmap_20_31" draw:display-name="msFillBitmap 31" xlink:href="Pictures/10000201000000410000003D20DC6442E2B63F28.png" xlink:type="simple" xlink:show="embed" xlink:actuate="onLoad"/>
    <draw:fill-image draw:name="msFillBitmap_20_32" draw:display-name="msFillBitmap 32" xlink:href="Pictures/100002010000004A0000004BD20435B98C78BBDF.png" xlink:type="simple" xlink:show="embed" xlink:actuate="onLoad"/>
    <draw:fill-image draw:name="msFillBitmap_20_320" draw:display-name="msFillBitmap 320" xlink:href="Pictures/10000201000003B7000000C12B920E6C03F605AD.png" xlink:type="simple" xlink:show="embed" xlink:actuate="onLoad"/>
    <draw:fill-image draw:name="msFillBitmap_20_33" draw:display-name="msFillBitmap 33" xlink:href="Pictures/100002010000003D0000003C36230F6983F41276.png" xlink:type="simple" xlink:show="embed" xlink:actuate="onLoad"/>
    <draw:fill-image draw:name="msFillBitmap_20_34" draw:display-name="msFillBitmap 34" xlink:href="Pictures/100002010000003C0000003DE642E15FF62CD328.png" xlink:type="simple" xlink:show="embed" xlink:actuate="onLoad"/>
    <draw:fill-image draw:name="msFillBitmap_20_35" draw:display-name="msFillBitmap 35" xlink:href="Pictures/100002010000003D0000003D63F0769676173F45.png" xlink:type="simple" xlink:show="embed" xlink:actuate="onLoad"/>
    <draw:fill-image draw:name="msFillBitmap_20_36" draw:display-name="msFillBitmap 36" xlink:href="Pictures/10000201000000F9000000561B03451003EA1819.png" xlink:type="simple" xlink:show="embed" xlink:actuate="onLoad"/>
    <draw:fill-image draw:name="msFillBitmap_20_37" draw:display-name="msFillBitmap 37" xlink:href="Pictures/100002010000003E0000003DF2AD2EE9F3BE6461.png" xlink:type="simple" xlink:show="embed" xlink:actuate="onLoad"/>
    <draw:fill-image draw:name="msFillBitmap_20_38" draw:display-name="msFillBitmap 38" xlink:href="Pictures/10000201000000410000003C5287E679C26C51D9.png" xlink:type="simple" xlink:show="embed" xlink:actuate="onLoad"/>
    <draw:fill-image draw:name="msFillBitmap_20_39" draw:display-name="msFillBitmap 39" xlink:href="Pictures/100002010000003E0000003C1E01294A266E5004.png" xlink:type="simple" xlink:show="embed" xlink:actuate="onLoad"/>
    <draw:fill-image draw:name="msFillBitmap_20_4" draw:display-name="msFillBitmap 4" xlink:href="Pictures/100002010000003C0000003DE642E15FF62CD328.png" xlink:type="simple" xlink:show="embed" xlink:actuate="onLoad"/>
    <draw:fill-image draw:name="msFillBitmap_20_40" draw:display-name="msFillBitmap 40" xlink:href="Pictures/10000201000000410000003D20DC6442E2B63F28.png" xlink:type="simple" xlink:show="embed" xlink:actuate="onLoad"/>
    <draw:fill-image draw:name="msFillBitmap_20_41" draw:display-name="msFillBitmap 41" xlink:href="Pictures/100002010000004A0000004BD20435B98C78BBDF.png" xlink:type="simple" xlink:show="embed" xlink:actuate="onLoad"/>
    <draw:fill-image draw:name="msFillBitmap_20_42" draw:display-name="msFillBitmap 42" xlink:href="Pictures/100002010000003D0000003C36230F6983F41276.png" xlink:type="simple" xlink:show="embed" xlink:actuate="onLoad"/>
    <draw:fill-image draw:name="msFillBitmap_20_43" draw:display-name="msFillBitmap 43" xlink:href="Pictures/100002010000003C0000003DE642E15FF62CD328.png" xlink:type="simple" xlink:show="embed" xlink:actuate="onLoad"/>
    <draw:fill-image draw:name="msFillBitmap_20_44" draw:display-name="msFillBitmap 44" xlink:href="Pictures/100002010000003D0000003D63F0769676173F45.png" xlink:type="simple" xlink:show="embed" xlink:actuate="onLoad"/>
    <draw:fill-image draw:name="msFillBitmap_20_45" draw:display-name="msFillBitmap 45" xlink:href="Pictures/10000201000002610000014D87E2994653248013.png" xlink:type="simple" xlink:show="embed" xlink:actuate="onLoad"/>
    <draw:fill-image draw:name="msFillBitmap_20_46" draw:display-name="msFillBitmap 46" xlink:href="Pictures/100002010000003E0000003DF2AD2EE9F3BE6461.png" xlink:type="simple" xlink:show="embed" xlink:actuate="onLoad"/>
    <draw:fill-image draw:name="msFillBitmap_20_47" draw:display-name="msFillBitmap 47" xlink:href="Pictures/10000201000000410000003C5287E679C26C51D9.png" xlink:type="simple" xlink:show="embed" xlink:actuate="onLoad"/>
    <draw:fill-image draw:name="msFillBitmap_20_48" draw:display-name="msFillBitmap 48" xlink:href="Pictures/100002010000003E0000003C1E01294A266E5004.png" xlink:type="simple" xlink:show="embed" xlink:actuate="onLoad"/>
    <draw:fill-image draw:name="msFillBitmap_20_49" draw:display-name="msFillBitmap 49" xlink:href="Pictures/10000201000000410000003D20DC6442E2B63F28.png" xlink:type="simple" xlink:show="embed" xlink:actuate="onLoad"/>
    <draw:fill-image draw:name="msFillBitmap_20_5" draw:display-name="msFillBitmap 5" xlink:href="Pictures/10000201000000410000003DEE41805BA7A1A1E7.png" xlink:type="simple" xlink:show="embed" xlink:actuate="onLoad"/>
    <draw:fill-image draw:name="msFillBitmap_20_50" draw:display-name="msFillBitmap 50" xlink:href="Pictures/100002010000004A0000004BD20435B98C78BBDF.png" xlink:type="simple" xlink:show="embed" xlink:actuate="onLoad"/>
    <draw:fill-image draw:name="msFillBitmap_20_51" draw:display-name="msFillBitmap 51" xlink:href="Pictures/100002010000003D0000003C36230F6983F41276.png" xlink:type="simple" xlink:show="embed" xlink:actuate="onLoad"/>
    <draw:fill-image draw:name="msFillBitmap_20_52" draw:display-name="msFillBitmap 52" xlink:href="Pictures/100002010000003C0000003DE642E15FF62CD328.png" xlink:type="simple" xlink:show="embed" xlink:actuate="onLoad"/>
    <draw:fill-image draw:name="msFillBitmap_20_53" draw:display-name="msFillBitmap 53" xlink:href="Pictures/100002010000005A0000004C3502D3CAC2AC8FEC.png" xlink:type="simple" xlink:show="embed" xlink:actuate="onLoad"/>
    <draw:fill-image draw:name="msFillBitmap_20_54" draw:display-name="msFillBitmap 54" xlink:href="Pictures/100002010000003D0000003D63F0769676173F45.png" xlink:type="simple" xlink:show="embed" xlink:actuate="onLoad"/>
    <draw:fill-image draw:name="msFillBitmap_20_55" draw:display-name="msFillBitmap 55" xlink:href="Pictures/10000201000002610000014D87E2994653248013.png" xlink:type="simple" xlink:show="embed" xlink:actuate="onLoad"/>
    <draw:fill-image draw:name="msFillBitmap_20_56" draw:display-name="msFillBitmap 56" xlink:href="Pictures/10000201000002AF00000193DE7882F2F2102C90.png" xlink:type="simple" xlink:show="embed" xlink:actuate="onLoad"/>
    <draw:fill-image draw:name="msFillBitmap_20_57" draw:display-name="msFillBitmap 57" xlink:href="Pictures/100002010000003E0000003DF2AD2EE9F3BE6461.png" xlink:type="simple" xlink:show="embed" xlink:actuate="onLoad"/>
    <draw:fill-image draw:name="msFillBitmap_20_58" draw:display-name="msFillBitmap 58" xlink:href="Pictures/10000201000000410000003C5287E679C26C51D9.png" xlink:type="simple" xlink:show="embed" xlink:actuate="onLoad"/>
    <draw:fill-image draw:name="msFillBitmap_20_59" draw:display-name="msFillBitmap 59" xlink:href="Pictures/100002010000003E0000003C1E01294A266E5004.png" xlink:type="simple" xlink:show="embed" xlink:actuate="onLoad"/>
    <draw:fill-image draw:name="msFillBitmap_20_6" draw:display-name="msFillBitmap 6" xlink:href="Pictures/100002010000003D0000003D63F0769676173F45.png" xlink:type="simple" xlink:show="embed" xlink:actuate="onLoad"/>
    <draw:fill-image draw:name="msFillBitmap_20_60" draw:display-name="msFillBitmap 60" xlink:href="Pictures/10000201000000410000003D20DC6442E2B63F28.png" xlink:type="simple" xlink:show="embed" xlink:actuate="onLoad"/>
    <draw:fill-image draw:name="msFillBitmap_20_61" draw:display-name="msFillBitmap 61" xlink:href="Pictures/100002010000004A0000004BD20435B98C78BBDF.png" xlink:type="simple" xlink:show="embed" xlink:actuate="onLoad"/>
    <draw:fill-image draw:name="msFillBitmap_20_62" draw:display-name="msFillBitmap 62" xlink:href="Pictures/100002010000003D0000003C36230F6983F41276.png" xlink:type="simple" xlink:show="embed" xlink:actuate="onLoad"/>
    <draw:fill-image draw:name="msFillBitmap_20_63" draw:display-name="msFillBitmap 63" xlink:href="Pictures/100002010000003C0000003DE642E15FF62CD328.png" xlink:type="simple" xlink:show="embed" xlink:actuate="onLoad"/>
    <draw:fill-image draw:name="msFillBitmap_20_64" draw:display-name="msFillBitmap 64" xlink:href="Pictures/100002010000005A0000004C3502D3CAC2AC8FEC.png" xlink:type="simple" xlink:show="embed" xlink:actuate="onLoad"/>
    <draw:fill-image draw:name="msFillBitmap_20_65" draw:display-name="msFillBitmap 65" xlink:href="Pictures/10000201000000450000004C1FC74337F0A2351C.png" xlink:type="simple" xlink:show="embed" xlink:actuate="onLoad"/>
    <draw:fill-image draw:name="msFillBitmap_20_66" draw:display-name="msFillBitmap 66" xlink:href="Pictures/100002010000003D0000003D63F0769676173F45.png" xlink:type="simple" xlink:show="embed" xlink:actuate="onLoad"/>
    <draw:fill-image draw:name="msFillBitmap_20_67" draw:display-name="msFillBitmap 67" xlink:href="Pictures/100002010000026F00000107701D3F731DD44DBD.png" xlink:type="simple" xlink:show="embed" xlink:actuate="onLoad"/>
    <draw:fill-image draw:name="msFillBitmap_20_68" draw:display-name="msFillBitmap 68" xlink:href="Pictures/100002010000003E0000003DF2AD2EE9F3BE6461.png" xlink:type="simple" xlink:show="embed" xlink:actuate="onLoad"/>
    <draw:fill-image draw:name="msFillBitmap_20_69" draw:display-name="msFillBitmap 69" xlink:href="Pictures/10000201000000410000003C5287E679C26C51D9.png" xlink:type="simple" xlink:show="embed" xlink:actuate="onLoad"/>
    <draw:fill-image draw:name="msFillBitmap_20_7" draw:display-name="msFillBitmap 7" xlink:href="Pictures/100002010000003D0000003C36230F6983F41276.png" xlink:type="simple" xlink:show="embed" xlink:actuate="onLoad"/>
    <draw:fill-image draw:name="msFillBitmap_20_70" draw:display-name="msFillBitmap 70" xlink:href="Pictures/100002010000003E0000003C1E01294A266E5004.png" xlink:type="simple" xlink:show="embed" xlink:actuate="onLoad"/>
    <draw:fill-image draw:name="msFillBitmap_20_71" draw:display-name="msFillBitmap 71" xlink:href="Pictures/10000201000000410000003D20DC6442E2B63F28.png" xlink:type="simple" xlink:show="embed" xlink:actuate="onLoad"/>
    <draw:fill-image draw:name="msFillBitmap_20_72" draw:display-name="msFillBitmap 72" xlink:href="Pictures/100002010000004A0000004BD20435B98C78BBDF.png" xlink:type="simple" xlink:show="embed" xlink:actuate="onLoad"/>
    <draw:fill-image draw:name="msFillBitmap_20_73" draw:display-name="msFillBitmap 73" xlink:href="Pictures/100002010000003D0000003C36230F6983F41276.png" xlink:type="simple" xlink:show="embed" xlink:actuate="onLoad"/>
    <draw:fill-image draw:name="msFillBitmap_20_74" draw:display-name="msFillBitmap 74" xlink:href="Pictures/100002010000003C0000003DE642E15FF62CD328.png" xlink:type="simple" xlink:show="embed" xlink:actuate="onLoad"/>
    <draw:fill-image draw:name="msFillBitmap_20_75" draw:display-name="msFillBitmap 75" xlink:href="Pictures/100002010000005A0000004C3502D3CAC2AC8FEC.png" xlink:type="simple" xlink:show="embed" xlink:actuate="onLoad"/>
    <draw:fill-image draw:name="msFillBitmap_20_76" draw:display-name="msFillBitmap 76" xlink:href="Pictures/10000201000000450000004C1FC74337F0A2351C.png" xlink:type="simple" xlink:show="embed" xlink:actuate="onLoad"/>
    <draw:fill-image draw:name="msFillBitmap_20_77" draw:display-name="msFillBitmap 77" xlink:href="Pictures/100002010000003D0000003D63F0769676173F45.png" xlink:type="simple" xlink:show="embed" xlink:actuate="onLoad"/>
    <draw:fill-image draw:name="msFillBitmap_20_78" draw:display-name="msFillBitmap 78" xlink:href="Pictures/100002010000003F0000003DE3565D3892E4A988.png" xlink:type="simple" xlink:show="embed" xlink:actuate="onLoad"/>
    <draw:fill-image draw:name="msFillBitmap_20_79" draw:display-name="msFillBitmap 79" xlink:href="Pictures/100002010000004A0000004B9DAF82F6876BFDD7.png" xlink:type="simple" xlink:show="embed" xlink:actuate="onLoad"/>
    <draw:fill-image draw:name="msFillBitmap_20_8" draw:display-name="msFillBitmap 8" xlink:href="Pictures/100002010000003C0000003DE642E15FF62CD328.png" xlink:type="simple" xlink:show="embed" xlink:actuate="onLoad"/>
    <draw:fill-image draw:name="msFillBitmap_20_80" draw:display-name="msFillBitmap 80" xlink:href="Pictures/10000201000000590000004BBF3C0EB088408330.png" xlink:type="simple" xlink:show="embed" xlink:actuate="onLoad"/>
    <draw:fill-image draw:name="msFillBitmap_20_81" draw:display-name="msFillBitmap 81" xlink:href="Pictures/100002010000004D0000004C1575CA115B32A18B.png" xlink:type="simple" xlink:show="embed" xlink:actuate="onLoad"/>
    <draw:fill-image draw:name="msFillBitmap_20_82" draw:display-name="msFillBitmap 82" xlink:href="Pictures/100002010000003E0000003DF2AD2EE9F3BE6461.png" xlink:type="simple" xlink:show="embed" xlink:actuate="onLoad"/>
    <draw:fill-image draw:name="msFillBitmap_20_83" draw:display-name="msFillBitmap 83" xlink:href="Pictures/10000201000000410000003C5287E679C26C51D9.png" xlink:type="simple" xlink:show="embed" xlink:actuate="onLoad"/>
    <draw:fill-image draw:name="msFillBitmap_20_84" draw:display-name="msFillBitmap 84" xlink:href="Pictures/100002010000003E0000003C1E01294A266E5004.png" xlink:type="simple" xlink:show="embed" xlink:actuate="onLoad"/>
    <draw:fill-image draw:name="msFillBitmap_20_85" draw:display-name="msFillBitmap 85" xlink:href="Pictures/10000201000000410000003D20DC6442E2B63F28.png" xlink:type="simple" xlink:show="embed" xlink:actuate="onLoad"/>
    <draw:fill-image draw:name="msFillBitmap_20_86" draw:display-name="msFillBitmap 86" xlink:href="Pictures/100002010000004A0000004BD20435B98C78BBDF.png" xlink:type="simple" xlink:show="embed" xlink:actuate="onLoad"/>
    <draw:fill-image draw:name="msFillBitmap_20_87" draw:display-name="msFillBitmap 87" xlink:href="Pictures/100002010000003D0000003C36230F6983F41276.png" xlink:type="simple" xlink:show="embed" xlink:actuate="onLoad"/>
    <draw:fill-image draw:name="msFillBitmap_20_88" draw:display-name="msFillBitmap 88" xlink:href="Pictures/100002010000003C0000003DE642E15FF62CD328.png" xlink:type="simple" xlink:show="embed" xlink:actuate="onLoad"/>
    <draw:fill-image draw:name="msFillBitmap_20_9" draw:display-name="msFillBitmap 9" xlink:href="Pictures/10000201000000410000003D20DC6442E2B63F28.png" xlink:type="simple" xlink:show="embed" xlink:actuate="onLoad"/>
    <draw:fill-image draw:name="msFillBitmap_20_90" draw:display-name="msFillBitmap 90" xlink:href="Pictures/10000201000000450000004C1FC74337F0A2351C.png" xlink:type="simple" xlink:show="embed" xlink:actuate="onLoad"/>
    <draw:fill-image draw:name="msFillBitmap_20_92" draw:display-name="msFillBitmap 92" xlink:href="Pictures/100002010000004E000000557BB92650AF051695.png" xlink:type="simple" xlink:show="embed" xlink:actuate="onLoad"/>
    <draw:fill-image draw:name="msFillBitmap_20_93" draw:display-name="msFillBitmap 93" xlink:href="Pictures/100002010000003F0000003DE3565D3892E4A988.png" xlink:type="simple" xlink:show="embed" xlink:actuate="onLoad"/>
    <draw:fill-image draw:name="msFillBitmap_20_94" draw:display-name="msFillBitmap 94" xlink:href="Pictures/100002010000004A0000004B9DAF82F6876BFDD7.png" xlink:type="simple" xlink:show="embed" xlink:actuate="onLoad"/>
    <draw:fill-image draw:name="msFillBitmap_20_95" draw:display-name="msFillBitmap 95" xlink:href="Pictures/10000201000000590000004BBF3C0EB088408330.png" xlink:type="simple" xlink:show="embed" xlink:actuate="onLoad"/>
    <draw:fill-image draw:name="msFillBitmap_20_96" draw:display-name="msFillBitmap 96" xlink:href="Pictures/100002010000004D0000004C1575CA115B32A18B.png" xlink:type="simple" xlink:show="embed" xlink:actuate="onLoad"/>
    <draw:fill-image draw:name="msFillBitmap_20_97" draw:display-name="msFillBitmap 97" xlink:href="Pictures/100002010000003E0000003DF2AD2EE9F3BE6461.png" xlink:type="simple" xlink:show="embed" xlink:actuate="onLoad"/>
    <draw:fill-image draw:name="msFillBitmap_20_98" draw:display-name="msFillBitmap 98" xlink:href="Pictures/10000201000000410000003C5287E679C26C51D9.png" xlink:type="simple" xlink:show="embed" xlink:actuate="onLoad"/>
    <draw:fill-image draw:name="msFillBitmap_20_99" draw:display-name="msFillBitmap 99" xlink:href="Pictures/100002010000003E0000003C1E01294A266E5004.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msArrowEnd_20_5" draw:display-name="msArrowEnd 5" svg:viewBox="0 0 300 300" svg:d="M150 0l150 300h-300z"/>
    <draw:marker draw:name="msArrowOpenEnd_20_5_20_26" draw:display-name="msArrowOpenEnd 5 26" svg:viewBox="0 0 350 350" svg:d="M175 0l175 322-28 28-129-248v248h-37v-248l-129 248-27-28z"/>
    <draw:marker draw:name="msArrowOpenEnd_20_5_20_35" draw:display-name="msArrowOpenEnd 5 35" svg:viewBox="0 0 350 350" svg:d="M175 0l175 312-38 38-112-213v213h-50v-213l-113 213-37-38z"/>
    <draw:marker draw:name="msArrowOpenEnd_20_5_20_79" draw:display-name="msArrowOpenEnd 5 79" svg:viewBox="0 0 350 350" svg:d="M175 0l175 274-76 76-49-75v75h-101v-75l-49 75-75-76z"/>
    <draw:stroke-dash draw:name="Dashed_20__28_var_29_" draw:display-name="Dashed (var)" draw:style="rect" draw:dots1="1" draw:dots1-length="197%" draw:distance="127%"/>
    <draw:stroke-dash draw:name="Dashed_20__28_var_29__20_4" draw:display-name="Dashed (var) 4" draw:style="rect" draw:dots2="1" draw:dots2-length="0.316cm" draw:distance="0.237cm"/>
    <draw:stroke-dash draw:name="Dashed_20__28_var_29__20_5" draw:display-name="Dashed (var) 5" draw:style="rect" draw:dots2="1" draw:dots2-length="0.105cm" draw:distance="0.035cm"/>
    <draw:stroke-dash draw:name="Dashed_20__28_var_29__20_6" draw:display-name="Dashed (var) 6" draw:style="rect" draw:dots1="1" draw:dots1-length="0.053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shrink-to-fit"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Em_20_branco-outline3" style:display-name="Em branco-outline3" style:family="presentation" style:parent-style-name="Em_20_branc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4" style:display-name="Em branco-outline4" style:family="presentation" style:parent-style-name="Em_20_branc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Em_20_br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Em_20_branco-backgroundobjects">
      <style:graphic-properties draw:stroke="none" draw:fill="none" draw:fill-color="#ffffff" draw:auto-grow-height="false" fo:min-height="1.485cm"/>
    </style:style>
    <style:style style:name="Mpr7" style:family="presentation" style:parent-style-name="Em_20_branco-backgroundobjects">
      <style:graphic-properties draw:stroke="none" draw:fill="none" draw:fill-color="#ffffff" draw:textarea-vertical-align="bottom" draw:auto-grow-height="false" fo:min-height="1.485cm"/>
    </style:style>
    <style:style style:name="Mpr8"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ítulo_20_e_20_conteúdo-backgroundobjects">
      <style:graphic-properties draw:stroke="none" draw:fill="none" draw:fill-color="#ffffff" draw:auto-grow-height="false" fo:min-height="1.485cm"/>
    </style:style>
    <style:style style:name="Mpr12"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0-09-28">28/09/20</text:date></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draw:frame draw:name="Espaço Reservado para Data 1" presentation:style-name="Mpr5" draw:text-style-name="MP8" draw:layer="backgroundobjects" svg:width="5.926cm" svg:height="1.013cm" svg:x="1.27cm" svg:y="17.657cm" presentation:class="date-time" presentation:user-transformed="true">
        <draw:text-box>
          <text:p text:style-name="MP7"><text:span text:style-name="MT3"><text:date style:data-style-name="D1" text:date-value="2020-09-28">28/09/20</text:date></text:span></text:p>
        </draw:text-box>
      </draw:frame>
      <draw:frame draw:name="Espaço Reservado para Rodapé 2" presentation:style-name="Mpr5" draw:text-style-name="MP8" draw:layer="backgroundobjects" svg:width="8.042cm" svg:height="1.013cm" svg:x="8.678cm" svg:y="17.657cm" presentation:class="footer" presentation:user-transformed="true">
        <draw:text-box>
          <text:p/>
        </draw:text-box>
      </draw:frame>
      <draw:frame draw:name="Espaço Reservado para Número de Slide 3" presentation:style-name="Mpr5"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Em_20_branco-title" draw:layer="backgroundobjects" svg:width="22.859cm" svg:height="3.18cm" svg:x="1.27cm" svg:y="0.76cm" presentation:class="title" presentation:placeholder="true">
        <draw:text-box/>
      </draw:frame>
      <draw:frame presentation:style-name="Em_20_branco-outline1" draw:layer="backgroundobjects" svg:width="22.859cm" svg:height="11.048cm" svg:x="1.27cm" svg:y="4.457cm" presentation:class="outline" presentation:placeholder="true">
        <draw:text-box/>
      </draw:frame>
      <presentation:notes style:page-layout-name="PM0">
        <draw:page-thumbnail presentation:style-name="Em_20_branco-title" draw:layer="backgroundobjects" svg:width="14.848cm" svg:height="11.136cm" svg:x="3.075cm" svg:y="2.257cm" presentation:class="page"/>
        <draw:frame presentation:style-name="Em_20_branc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draw:frame draw:name="Título 1" presentation:style-name="Mpr8" draw:text-style-name="MP6" draw:layer="backgroundobjects" svg:width="22.859cm" svg:height="3.174cm" svg:x="1.27cm" svg:y="0.763cm" presentation:class="title" presentation:user-transformed="true">
        <draw:text-box>
          <text:p text:style-name="MP5"><text:span text:style-name="MT2">C</text:span><text:span text:style-name="MT2">l</text:span><text:span text:style-name="MT2">i</text:span><text:span text:style-name="MT2">q</text:span><text:span text:style-name="MT2">u</text:span><text:span text:style-name="MT2">e</text:span><text:span text:style-name="MT2"> </text:span><text:span text:style-name="MT2">p</text:span><text:span text:style-name="MT2">a</text:span><text:span text:style-name="MT2">r</text:span><text:span text:style-name="MT2">a</text:span><text:span text:style-name="MT2"> </text:span><text:span text:style-name="MT2">e</text:span><text:span text:style-name="MT2">d</text:span><text:span text:style-name="MT2">i</text:span><text:span text:style-name="MT2">t</text:span><text:span text:style-name="MT2">a</text:span><text:span text:style-name="MT2">r</text:span><text:span text:style-name="MT2"> </text:span><text:span text:style-name="MT2">o</text:span><text:span text:style-name="MT2"> </text:span><text:span text:style-name="MT2">t</text:span><text:span text:style-name="MT2">í</text:span><text:span text:style-name="MT2">t</text:span><text:span text:style-name="MT2">u</text:span><text:span text:style-name="MT2">l</text:span><text:span text:style-name="MT2">o</text:span><text:span text:style-name="MT2"> </text:span><text:span text:style-name="MT2">m</text:span><text:span text:style-name="MT2">e</text:span><text:span text:style-name="MT2">s</text:span><text:span text:style-name="MT2">t</text:span><text:span text:style-name="MT2">r</text:span><text:span text:style-name="MT2">e</text:span></text:p>
        </draw:text-box>
      </draw:frame>
      <draw:frame draw:name="Espaço Reservado para Conteúdo 2" presentation:style-name="Mpr9" draw:text-style-name="MP14" draw:layer="backgroundobjects" svg:width="22.859cm" svg:height="12.571cm" svg:x="1.27cm" svg:y="4.445cm" presentation:class="outline" presentation:user-transformed="true">
        <draw:text-box>
          <text:list text:style-name="ML3">
            <text:list-item>
              <text:p text:style-name="MP10"><text:span text:style-name="MT4">Clique para editar o texto mestre</text:span></text:p>
              <text:list>
                <text:list-item>
                  <text:p text:style-name="MP11"><text:span text:style-name="MT5">Segundo nível</text:span></text:p>
                  <text:list>
                    <text:list-item>
                      <text:p text:style-name="MP12"><text:span text:style-name="MT6">Terceiro nível</text:span></text:p>
                      <text:list>
                        <text:list-item>
                          <text:p text:style-name="MP13"><text:span text:style-name="MT7">Quarto nível</text:span></text:p>
                          <text:list>
                            <text:list-item>
                              <text:p text:style-name="MP13"><text:span text:style-name="MT7">Quinto nível</text:span></text:p>
                            </text:list-item>
                          </text:list>
                        </text:list-item>
                      </text:list>
                    </text:list-item>
                  </text:list>
                </text:list-item>
              </text:list>
            </text:list-item>
          </text:list>
        </draw:text-box>
      </draw:frame>
      <draw:frame draw:name="Espaço Reservado para Data 3" presentation:style-name="Mpr10" draw:text-style-name="MP8" draw:layer="backgroundobjects" svg:width="5.926cm" svg:height="1.013cm" svg:x="1.27cm" svg:y="17.657cm" presentation:class="date-time" presentation:user-transformed="true">
        <draw:text-box>
          <text:p text:style-name="MP7"><text:span text:style-name="MT3"><text:date style:data-style-name="D1" text:date-value="2020-09-28">28/09/20</text:date></text:span></text:p>
        </draw:text-box>
      </draw:frame>
      <draw:frame draw:name="Espaço Reservado para Rodapé 4" presentation:style-name="Mpr10"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10"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amada equivalente aplicada ao processamento e interpretação de dados de campos potenciais</dc:title>
    <meta:initial-creator>Vanderlei</meta:initial-creator>
    <meta:editing-cycles>77</meta:editing-cycles>
    <meta:creation-date>2016-10-05T21:25:32</meta:creation-date>
    <dc:date>2020-09-28T16:31:18.773730458</dc:date>
    <meta:editing-duration>PT15H48M9S</meta:editing-duration>
    <meta:generator>LibreOffice/6.0.7.3$Linux_X86_64 LibreOffice_project/00m0$Build-3</meta:generator>
    <meta:document-statistic meta:object-count="1590"/>
    <meta:user-defined meta:name="AppVersion">14.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39</meta:user-defined>
  </office:meta>
</office:document-meta>
</file>